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56" manifest:media-type=""/>
  <manifest:file-entry manifest:full-path="ObjectReplacements/Object 4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"/>
  <manifest:file-entry manifest:full-path="ObjectReplacements/Object 5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8" manifest:media-type=""/>
  <manifest:file-entry manifest:full-path="ObjectReplacements/Object 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50" manifest:media-type="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"/>
  <manifest:file-entry manifest:full-path="ObjectReplacements/Object 204" manifest:media-type=""/>
  <manifest:file-entry manifest:full-path="ObjectReplacements/Object 205" manifest:media-type="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"/>
  <manifest:file-entry manifest:full-path="ObjectReplacements/Object 209" manifest:media-type="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"/>
  <manifest:file-entry manifest:full-path="ObjectReplacements/Object 108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media-type="application/vnd.oasis.opendocument.formula"/>
  <manifest:file-entry manifest:full-path="Pictures/1000000000000462000000589ACB62EABBDEC345.png" manifest:media-type="image/png"/>
  <manifest:file-entry manifest:full-path="Object 201/settings.xml" manifest:media-type="text/xml"/>
  <manifest:file-entry manifest:full-path="Object 201/content.xml" manifest:media-type="text/xml"/>
  <manifest:file-entry manifest:full-path="Object 201/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oman" style:font-pitch="variable" style:font-charset="x-symbol"/>
    <style:font-face style:name="Tahoma2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 Mono1" svg:font-family="'Bitstream Vera Sans Mono'" style:font-family-generic="modern" style:font-pitch="variable"/>
    <style:font-face style:name="Times New Roman3" svg:font-family="'Times New Roman'" style:font-family-generic="moder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1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officeooo:paragraph-rsid="004b55d7"/>
    </style:style>
    <style:style style:name="P1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19fee0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size="15pt" officeooo:rsid="0013441a" officeooo:paragraph-rsid="00107067" style:font-size-asian="15pt" style:font-size-complex="15pt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officeooo:paragraph-rsid="00242a7d"/>
    </style:style>
    <style:style style:name="P27" style:family="paragraph" style:parent-style-name="Standard">
      <style:paragraph-properties fo:margin-top="0cm" fo:margin-bottom="0cm" style:contextual-spacing="false"/>
      <style:text-properties officeooo:paragraph-rsid="00370a18"/>
    </style:style>
    <style:style style:name="P28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fa96a"/>
    </style:style>
    <style:style style:name="P29" style:family="paragraph" style:parent-style-name="_5f_Paragraphe_20_livret_20_">
      <style:paragraph-properties fo:text-align="center" style:justify-single-word="false"/>
    </style:style>
    <style:style style:name="P30" style:family="paragraph" style:parent-style-name="_5f_Paragraphe_20_livret_20_">
      <style:text-properties officeooo:paragraph-rsid="004a2a8f"/>
    </style:style>
    <style:style style:name="P31" style:family="paragraph" style:parent-style-name="_5f_Paragraphe_20_livret_20_">
      <style:text-properties fo:color="#008000" loext:opacity="100%" officeooo:paragraph-rsid="00473783"/>
    </style:style>
    <style:style style:name="P32" style:family="paragraph" style:parent-style-name="_5f_Paragraphe_20_livret_20_">
      <style:text-properties fo:color="#008000" loext:opacity="100%" officeooo:paragraph-rsid="004e886d"/>
    </style:style>
    <style:style style:name="P33" style:family="paragraph" style:parent-style-name="_5f_Paragraphe_20_livret_20_">
      <loext:graphic-properties draw:fill-gradient-name="gradient" draw:fill-hatch-name="hatch"/>
      <style:paragraph-properties style:line-height-at-least="0.951cm">
        <style:tab-stops>
          <style:tab-stop style:position="0.349cm"/>
        </style:tab-stops>
      </style:paragraph-properties>
      <style:text-properties officeooo:paragraph-rsid="00424376"/>
    </style:style>
    <style:style style:name="P34" style:family="paragraph" style:parent-style-name="Standard">
      <style:paragraph-properties fo:margin-top="0cm" fo:margin-bottom="0.199cm" style:contextual-spacing="false" fo:text-align="justify" style:justify-single-word="false"/>
      <style:text-properties officeooo:paragraph-rsid="00370a18"/>
    </style:style>
    <style:style style:name="P35" style:family="paragraph" style:parent-style-name="Standard">
      <style:paragraph-properties fo:margin-top="0cm" fo:margin-bottom="0.199cm" style:contextual-spacing="false"/>
      <style:text-properties style:font-name="Bitstream Vera Serif" fo:font-size="10pt" fo:font-style="normal" officeooo:paragraph-rsid="00370a18" style:font-size-asian="10pt" style:font-style-asian="normal" style:font-size-complex="10pt" style:font-style-complex="normal"/>
    </style:style>
    <style:style style:name="P36" style:family="paragraph" style:parent-style-name="_5f_Paragraphe_20_livret_20_réponse_20_élève">
      <style:paragraph-properties fo:margin-top="0.499cm" fo:margin-bottom="0.499cm" style:contextual-spacing="false" fo:line-height="100%"/>
      <style:text-properties officeooo:paragraph-rsid="004b2a48"/>
    </style:style>
    <style:style style:name="P37" style:family="paragraph" style:parent-style-name="_5f_Paragraphe_20_livret_20_réponse_20_élève">
      <style:paragraph-properties fo:margin-top="0.199cm" fo:margin-bottom="0.101cm" style:contextual-spacing="false" fo:line-height="100%"/>
      <style:text-properties officeooo:paragraph-rsid="003fa96a"/>
    </style:style>
    <style:style style:name="P38" style:family="paragraph" style:parent-style-name="_5f_Paragraphe_20_livret_20_">
      <loext:graphic-properties draw:fill-gradient-name="gradient" draw:fill-hatch-name="hatch"/>
      <style:paragraph-properties fo:margin-top="0.7cm" fo:margin-bottom="0.101cm" style:contextual-spacing="false" fo:line-height="100%">
        <style:tab-stops/>
      </style:paragraph-properties>
      <style:text-properties officeooo:paragraph-rsid="00424376"/>
    </style:style>
    <style:style style:name="P39" style:family="paragraph" style:parent-style-name="_5f_Paragraphe_20_livret_20_">
      <loext:graphic-properties draw:fill-gradient-name="gradient" draw:fill-hatch-name="hatch"/>
      <style:paragraph-properties fo:margin-top="0.7cm" fo:margin-bottom="0.101cm" style:contextual-spacing="false" fo:line-height="100%">
        <style:tab-stops>
          <style:tab-stop style:position="0.349cm"/>
        </style:tab-stops>
      </style:paragraph-properties>
      <style:text-properties officeooo:paragraph-rsid="00424376"/>
    </style:style>
    <style:style style:name="P40" style:family="paragraph" style:parent-style-name="_5f_Paragraphe_20_livret_20_">
      <loext:graphic-properties draw:fill-gradient-name="gradient" draw:fill-hatch-name="hatch"/>
      <style:paragraph-properties fo:margin-top="0.7cm" fo:margin-bottom="0.101cm" style:contextual-spacing="false">
        <style:tab-stops>
          <style:tab-stop style:position="0.349cm"/>
        </style:tab-stops>
      </style:paragraph-properties>
      <style:text-properties officeooo:paragraph-rsid="0045b01b"/>
    </style:style>
    <style:style style:name="P41" style:family="paragraph" style:parent-style-name="_5f_Paragraphe_20_livret_20_">
      <loext:graphic-properties draw:fill-gradient-name="gradient" draw:fill-hatch-name="hatch"/>
      <style:paragraph-properties fo:margin-top="0.7cm" fo:margin-bottom="0.101cm" style:contextual-spacing="false">
        <style:tab-stops>
          <style:tab-stop style:position="0.349cm"/>
        </style:tab-stops>
      </style:paragraph-properties>
      <style:text-properties officeooo:paragraph-rsid="0049b083"/>
    </style:style>
    <style:style style:name="P42" style:family="paragraph" style:parent-style-name="_5f_Paragraphe_20_livret_20_réponse_20_élève">
      <loext:graphic-properties draw:fill-gradient-name="gradient" draw:fill-hatch-name="hatch"/>
      <style:paragraph-properties fo:margin-top="0.7cm" fo:margin-bottom="0.101cm" style:contextual-spacing="false" fo:line-height="100%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officeooo:paragraph-rsid="00424376"/>
    </style:style>
    <style:style style:name="P43" style:family="paragraph" style:parent-style-name="_5f_Paragraphe_20_livret_20_">
      <loext:graphic-properties draw:fill-gradient-name="gradient" draw:fill-hatch-name="hatch"/>
      <style:paragraph-properties fo:margin-top="0.101cm" fo:margin-bottom="0.101cm" style:contextual-spacing="false" style:line-height-at-least="0.951cm">
        <style:tab-stops>
          <style:tab-stop style:position="0.349cm"/>
        </style:tab-stops>
      </style:paragraph-properties>
      <style:text-properties officeooo:paragraph-rsid="00424376"/>
    </style:style>
    <style:style style:name="P44" style:family="paragraph" style:parent-style-name="_5f_Paragraphe_20_livret_20_">
      <loext:graphic-properties draw:fill-gradient-name="gradient" draw:fill-hatch-name="hatch"/>
      <style:paragraph-properties fo:margin-top="0.101cm" fo:margin-bottom="0.101cm" style:contextual-spacing="false" style:line-height-at-least="0.951cm">
        <style:tab-stops>
          <style:tab-stop style:position="0.37cm"/>
          <style:tab-stop style:position="6.001cm" style:type="right" style:leader-style="dotted" style:leader-text="."/>
        </style:tab-stops>
      </style:paragraph-properties>
      <style:text-properties officeooo:paragraph-rsid="0045b01b"/>
    </style:style>
    <style:style style:name="P45" style:family="paragraph" style:parent-style-name="_5f_Paragraphe_20_livret_20_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399cm"/>
          <style:tab-stop style:position="8.999cm" style:type="right" style:leader-style="dotted" style:leader-text="."/>
        </style:tab-stops>
      </style:paragraph-properties>
      <style:text-properties officeooo:paragraph-rsid="0049b083"/>
    </style:style>
    <style:style style:name="P46" style:family="paragraph" style:parent-style-name="_5f_Paragraphe_20_livret_20_">
      <loext:graphic-properties draw:fill-gradient-name="gradient" draw:fill-hatch-name="hatch"/>
      <style:paragraph-properties fo:margin-top="0.101cm" fo:margin-bottom="0.101cm" style:contextual-spacing="false" style:line-height-at-least="0.951cm" fo:keep-together="always" fo:keep-with-next="always">
        <style:tab-stops>
          <style:tab-stop style:position="0.37cm"/>
          <style:tab-stop style:position="6.001cm" style:type="right" style:leader-style="dotted" style:leader-text="."/>
        </style:tab-stops>
      </style:paragraph-properties>
      <style:text-properties officeooo:paragraph-rsid="0045b01b"/>
    </style:style>
    <style:style style:name="P47" style:family="paragraph" style:parent-style-name="_5f_Paragraphe_20_livret_20_réponse_20_élève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3cm" style:type="right" style:leader-style="dotted" style:leader-text="."/>
        </style:tab-stops>
      </style:paragraph-properties>
      <style:text-properties officeooo:paragraph-rsid="00424376"/>
    </style:style>
    <style:style style:name="P48" style:family="paragraph" style:parent-style-name="_5f_Paragraphe_20_livret_20_réponse_20_élève">
      <loext:graphic-properties draw:fill-gradient-name="gradient" draw:fill-hatch-name="hatch"/>
      <style:paragraph-properties fo:margin-top="0.101cm" fo:margin-bottom="0.101cm" style:contextual-spacing="false" style:line-height-at-least="0.951cm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officeooo:paragraph-rsid="00424376"/>
    </style:style>
    <style:style style:name="P49" style:family="paragraph" style:parent-style-name="_5f_Paragraphe_20_livret_20_réponse_20_élève">
      <loext:graphic-properties draw:fill-gradient-name="gradient" draw:fill-hatch-name="hatch"/>
      <style:paragraph-properties fo:margin-top="0.101cm" fo:margin-bottom="0.101cm" style:contextual-spacing="false" style:line-height-at-least="0.951cm">
        <style:tab-stops>
          <style:tab-stop style:position="0.37cm"/>
          <style:tab-stop style:position="4.38cm" style:type="right" style:leader-style="dotted" style:leader-text="."/>
        </style:tab-stops>
      </style:paragraph-properties>
      <style:text-properties officeooo:paragraph-rsid="00405ee3"/>
    </style:style>
    <style:style style:name="P50" style:family="paragraph" style:parent-style-name="_5f_Paragraphe_20_livret_20_réponse_20_élève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05ee3"/>
    </style:style>
    <style:style style:name="P51" style:family="paragraph" style:parent-style-name="_5f_pointillés_20_fraction">
      <loext:graphic-properties draw:fill-gradient-name="gradient" draw:fill-hatch-name="hatch"/>
      <style:paragraph-properties fo:margin-top="0.101cm" fo:margin-bottom="0.101cm" style:contextual-spacing="false"/>
      <style:text-properties officeooo:paragraph-rsid="0049b083"/>
    </style:style>
    <style:style style:name="P52" style:family="paragraph" style:parent-style-name="_5f_pointillés_20_fraction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0.349cm"/>
        </style:tab-stops>
      </style:paragraph-properties>
      <style:text-properties officeooo:paragraph-rsid="0049b083"/>
    </style:style>
    <style:style style:name="P53" style:family="paragraph" style:parent-style-name="_5f_pointillés_20_fraction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8cm" style:type="right" style:leader-style="dotted" style:leader-text="."/>
        </style:tab-stops>
      </style:paragraph-properties>
      <style:text-properties officeooo:paragraph-rsid="0049b083"/>
    </style:style>
    <style:style style:name="P54" style:family="paragraph" style:parent-style-name="_5f_Paragraphe_20_livret_20_" style:master-page-name="">
      <loext:graphic-properties draw:fill-gradient-name="gradient" draw:fill-hatch-name="hatch"/>
      <style:paragraph-properties fo:margin-top="0.4cm" fo:margin-bottom="0.101cm" style:contextual-spacing="false" style:page-number="auto">
        <style:tab-stops>
          <style:tab-stop style:position="0.349cm"/>
        </style:tab-stops>
      </style:paragraph-properties>
      <style:text-properties officeooo:paragraph-rsid="0049b083"/>
    </style:style>
    <style:style style:name="P55" style:family="paragraph" style:parent-style-name="_5f_Paragraphe_20_livret_20_" style:master-page-name="">
      <loext:graphic-properties draw:fill-gradient-name="gradient" draw:fill-hatch-name="hatch"/>
      <style:paragraph-properties fo:margin-top="0.4cm" fo:margin-bottom="0.101cm" style:contextual-spacing="false" fo:keep-together="always" style:page-number="auto" fo:keep-with-next="always">
        <style:tab-stops>
          <style:tab-stop style:position="0.349cm"/>
        </style:tab-stops>
      </style:paragraph-properties>
      <style:text-properties officeooo:paragraph-rsid="0045b01b"/>
    </style:style>
    <style:style style:name="P56" style:family="paragraph" style:parent-style-name="_5f_Paragraphe_20_livret_20_réponse_20_élève" style:master-page-name="">
      <loext:graphic-properties draw:fill-gradient-name="gradient" draw:fill-hatch-name="hatch"/>
      <style:paragraph-properties fo:margin-top="0.4cm" fo:margin-bottom="0.101cm" style:contextual-spacing="false" fo:keep-together="always" style:page-number="auto" fo:keep-with-next="always">
        <style:tab-stops>
          <style:tab-stop style:position="4.8cm" style:type="right" style:leader-style="dotted" style:leader-text="."/>
        </style:tab-stops>
      </style:paragraph-properties>
    </style:style>
    <style:style style:name="P57" style:family="paragraph" style:parent-style-name="_5f_Paragraphe_20_livret_20_réponse_20_élève" style:master-page-name="">
      <loext:graphic-properties draw:fill-gradient-name="gradient" draw:fill-hatch-name="hatch"/>
      <style:paragraph-properties fo:margin-top="0.4cm" fo:margin-bottom="0.101cm" style:contextual-spacing="false" style:page-number="auto">
        <style:tab-stops>
          <style:tab-stop style:position="4.8cm" style:type="right" style:leader-style="dotted" style:leader-text="."/>
        </style:tab-stops>
      </style:paragraph-properties>
    </style:style>
    <style:style style:name="P58" style:family="paragraph" style:parent-style-name="_5f_Paragraphe_20_livret_20_réponse_20_élève">
      <loext:graphic-properties draw:fill-gradient-name="gradient" draw:fill-hatch-name="hatch"/>
      <style:paragraph-properties fo:margin-top="0.4cm" fo:margin-bottom="0.101cm" style:contextual-spacing="false">
        <style:tab-stops>
          <style:tab-stop style:position="4.3cm" style:type="right" style:leader-style="dotted" style:leader-text="."/>
        </style:tab-stops>
      </style:paragraph-properties>
      <style:text-properties officeooo:paragraph-rsid="00424376"/>
    </style:style>
    <style:style style:name="P59" style:family="paragraph" style:parent-style-name="_5f_Paragraphe_20_livret_20_réponse_20_élève">
      <loext:graphic-properties draw:fill-gradient-name="gradient" draw:fill-hatch-name="hatch"/>
      <style:paragraph-properties fo:margin-top="0.4cm" fo:margin-bottom="0.101cm" style:contextual-spacing="false" fo:line-height="100%">
        <style:tab-stops>
          <style:tab-stop style:position="0.37cm"/>
          <style:tab-stop style:position="4.38cm" style:type="right" style:leader-style="dotted" style:leader-text="."/>
        </style:tab-stops>
      </style:paragraph-properties>
      <style:text-properties officeooo:paragraph-rsid="00405ee3"/>
    </style:style>
    <style:style style:name="P60" style:family="paragraph" style:parent-style-name="_5f_Paragraphe_20_livret_20_réponse_20_élève">
      <loext:graphic-properties draw:fill-gradient-name="gradient" draw:fill-hatch-name="hatch"/>
      <style:paragraph-properties fo:margin-top="0.4cm" fo:margin-bottom="0.101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405ee3"/>
    </style:style>
    <style:style style:name="P61" style:family="paragraph" style:parent-style-name="_5f_Paragraphe_20_livret_20_">
      <loext:graphic-properties draw:fill-gradient-name="gradient" draw:fill-hatch-name="hatch"/>
      <style:paragraph-properties fo:margin-top="0.6cm" fo:margin-bottom="0cm" style:contextual-spacing="false" fo:line-height="150%"/>
      <style:text-properties officeooo:paragraph-rsid="00506463"/>
    </style:style>
    <style:style style:name="P62" style:family="paragraph" style:parent-style-name="Exo_5f_Num">
      <style:text-properties officeooo:paragraph-rsid="00370a18"/>
    </style:style>
    <style:style style:name="P63" style:family="paragraph" style:parent-style-name="Exo_5f_Num">
      <style:paragraph-properties fo:margin-top="0cm" fo:margin-bottom="0cm" style:contextual-spacing="false"/>
    </style:style>
    <style:style style:name="P64" style:family="paragraph" style:parent-style-name="Exo_5f_Num">
      <style:paragraph-properties fo:margin-top="0.249cm" fo:margin-bottom="0cm" style:contextual-spacing="false"/>
    </style:style>
    <style:style style:name="P65" style:family="paragraph" style:parent-style-name="Exo_5f_Num">
      <style:paragraph-properties fo:margin-top="1.199cm" fo:margin-bottom="0.101cm" style:contextual-spacing="false"/>
    </style:style>
    <style:style style:name="P66" style:family="paragraph" style:parent-style-name="Exo_5f_Num">
      <style:paragraph-properties fo:margin-top="0.6cm" fo:margin-bottom="0.101cm" style:contextual-spacing="false"/>
    </style:style>
    <style:style style:name="P67" style:family="paragraph" style:parent-style-name="Exo_5f_Num">
      <style:paragraph-properties fo:break-before="page"/>
      <style:text-properties officeooo:paragraph-rsid="00370a18"/>
    </style:style>
    <style:style style:name="P68" style:family="paragraph" style:parent-style-name="Exo_5f_Num" style:master-page-name="">
      <loext:graphic-properties draw:fill-gradient-name="gradient" draw:fill-hatch-name="hatch"/>
      <style:paragraph-properties fo:keep-together="always" style:page-number="auto" fo:keep-with-next="always"/>
      <style:text-properties fo:letter-spacing="-0.014cm" fo:font-style="normal" fo:font-weight="normal" officeooo:paragraph-rsid="004e0ed5" style:font-style-asian="normal" style:font-weight-asian="normal" style:font-style-complex="normal" style:font-weight-complex="normal"/>
    </style:style>
    <style:style style:name="P69" style:family="paragraph" style:parent-style-name="Exo_5f_Num">
      <style:paragraph-properties fo:margin-top="0.57cm" fo:margin-bottom="0.101cm" style:contextual-spacing="false"/>
      <style:text-properties fo:font-weight="normal" officeooo:paragraph-rsid="0039ba41" style:font-weight-asian="normal" style:font-weight-complex="normal"/>
    </style:style>
    <style:style style:name="P70" style:family="paragraph" style:parent-style-name="Exo_5f_Num">
      <style:paragraph-properties fo:margin-top="0.499cm" fo:margin-bottom="0.25cm" style:contextual-spacing="false" fo:break-before="page"/>
      <style:text-properties fo:font-weight="normal" style:font-weight-asian="normal" style:font-weight-complex="normal"/>
    </style:style>
    <style:style style:name="P71" style:family="paragraph" style:parent-style-name="Exo_5f_Num" style:list-style-name="" style:master-page-name="">
      <loext:graphic-properties draw:fill-gradient-name="gradient" draw:fill-hatch-name="hatch"/>
      <style:paragraph-properties fo:margin-top="0.499cm" fo:margin-bottom="0.3cm" style:contextual-spacing="false" fo:keep-together="always" style:page-number="auto" fo:keep-with-next="always"/>
    </style:style>
    <style:style style:name="P72" style:family="paragraph" style:parent-style-name="Exo_5f_Num">
      <style:paragraph-properties fo:margin-top="0.499cm" fo:margin-bottom="0.3cm" style:contextual-spacing="false"/>
      <style:text-properties officeooo:paragraph-rsid="004a2a8f"/>
    </style:style>
    <style:style style:name="P73" style:family="paragraph" style:parent-style-name="Exo_5f_Num">
      <loext:graphic-properties draw:fill-gradient-name="gradient" draw:fill-hatch-name="hatch"/>
      <style:paragraph-properties fo:margin-top="0.499cm" fo:margin-bottom="0.3cm" style:contextual-spacing="false" fo:break-before="column"/>
    </style:style>
    <style:style style:name="P74" style:family="paragraph" style:parent-style-name="Exo_5f_Num" style:master-page-name="">
      <loext:graphic-properties draw:fill-gradient-name="gradient" draw:fill-hatch-name="hatch"/>
      <style:paragraph-properties fo:margin-top="0.7cm" fo:margin-bottom="0.499cm" style:contextual-spacing="false" style:page-number="auto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/>
      <style:text-properties officeooo:paragraph-rsid="004b2a48"/>
    </style:style>
    <style:style style:name="P76" style:family="paragraph" style:parent-style-name="Standard">
      <style:paragraph-properties fo:margin-top="0.199cm" fo:margin-bottom="0cm" style:contextual-spacing="false" fo:line-height="100%"/>
      <style:text-properties officeooo:paragraph-rsid="004b2a48"/>
    </style:style>
    <style:style style:name="P77" style:family="paragraph" style:parent-style-name="_5f_Paragraphe_20_livret_20_" style:list-style-name="liste_5f_abc">
      <style:text-properties officeooo:paragraph-rsid="003fa96a"/>
    </style:style>
    <style:style style:name="P78" style:family="paragraph" style:parent-style-name="_5f_Paragraphe_20_livret_20_" style:list-style-name="liste_5f_abc">
      <style:text-properties officeooo:paragraph-rsid="004e2ae9"/>
    </style:style>
    <style:style style:name="P79" style:family="paragraph" style:parent-style-name="_5f_Paragraphe_20_livret_20_" style:list-style-name="_5f_numérotation">
      <loext:graphic-properties draw:fill-gradient-name="gradient" draw:fill-hatch-name="hatch"/>
      <style:paragraph-properties fo:margin-top="0.7cm" fo:margin-bottom="0.101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  <style:text-properties officeooo:paragraph-rsid="0049b083"/>
    </style:style>
    <style:style style:name="P80" style:family="paragraph" style:parent-style-name="_5f_Paragraphe_20_livret_20_" style:list-style-name="liste_5f_abc" style:master-page-name="">
      <loext:graphic-properties draw:fill="none"/>
      <style:paragraph-properties fo:margin-left="0cm" fo:margin-right="-0.4cm" fo:margin-top="0.101cm" fo:margin-bottom="0.101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4cdb27"/>
    </style:style>
    <style:style style:name="P81" style:family="paragraph" style:parent-style-name="_5f_Paragraphe_20_livret_20_" style:list-style-name="liste_5f_abc" style:master-page-name="">
      <loext:graphic-properties draw:fill="none"/>
      <style:paragraph-properties fo:margin-left="0cm" fo:margin-right="-0.801cm" fo:margin-top="0.101cm" fo:margin-bottom="0.101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4e2ae9"/>
    </style:style>
    <style:style style:name="P82" style:family="paragraph" style:parent-style-name="_5f_Paragraphe_20_livret_20_">
      <style:paragraph-properties fo:margin-top="0.199cm" fo:margin-bottom="0cm" style:contextual-spacing="false" fo:line-height="100%" fo:text-align="justify" style:justify-single-word="false"/>
      <style:text-properties officeooo:paragraph-rsid="004b2a48" fo:background-color="#ffff00"/>
    </style:style>
    <style:style style:name="P83" style:family="paragraph" style:parent-style-name="_5f_Paragraphe_20_livret_20_réponse_20_élève" style:list-style-name="liste_5f_abc">
      <style:paragraph-properties fo:margin-top="0.199cm" fo:margin-bottom="0cm" style:contextual-spacing="false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officeooo:paragraph-rsid="003c79a9"/>
    </style:style>
    <style:style style:name="P84" style:family="paragraph" style:parent-style-name="_5f_Paragraphe_20_livret_20_réponse_20_élève">
      <style:paragraph-properties fo:margin-top="0.199cm" fo:margin-bottom="0cm" style:contextual-spacing="false" fo:line-height="100%" fo:text-align="justify" style:justify-single-word="false"/>
      <style:text-properties officeooo:paragraph-rsid="004b55d7" fo:background-color="#ffff00"/>
    </style:style>
    <style:style style:name="P85" style:family="paragraph" style:parent-style-name="_5f_Paragraphe_20_livret_20_réponse_20_élève" style:list-style-name="liste_5f_abc">
      <style:paragraph-properties fo:margin-top="0.349cm" fo:margin-bottom="0cm" style:contextual-spacing="false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officeooo:paragraph-rsid="003c79a9"/>
    </style:style>
    <style:style style:name="P86" style:family="paragraph" style:parent-style-name="_5f_Paragraphe_20_livret_20_réponse_20_élève" style:list-style-name="liste_5f_abc">
      <style:paragraph-properties fo:margin-top="0.349cm" fo:margin-bottom="0cm" style:contextual-spacing="false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officeooo:paragraph-rsid="003cb468"/>
    </style:style>
    <style:style style:name="P87" style:family="paragraph" style:parent-style-name="_5f_Paragraphe_20_livret_20_réponse_20_élève" style:list-style-name="liste_5f_abc">
      <style:paragraph-properties fo:margin-top="0.199cm" fo:margin-bottom="0.199cm" style:contextual-spacing="false" style:line-height-at-least="0cm"/>
      <style:text-properties officeooo:paragraph-rsid="003da7d4"/>
    </style:style>
    <style:style style:name="P88" style:family="paragraph" style:parent-style-name="_5f_Paragraphe_20_livret_20_réponse_20_élève" style:list-style-name="liste_5f_abc">
      <style:paragraph-properties fo:margin-top="0.349cm" fo:margin-bottom="0.199cm" style:contextual-spacing="false" style:line-height-at-least="0cm"/>
      <style:text-properties officeooo:paragraph-rsid="003da7d4"/>
    </style:style>
    <style:style style:name="P89" style:family="paragraph" style:parent-style-name="_5f_Pied_20_de_20_page" style:list-style-name="">
      <style:paragraph-properties fo:text-align="end" style:justify-single-word="false"/>
    </style:style>
    <style:style style:name="P90" style:family="paragraph" style:parent-style-name="_5f_Pied_20_de_20_page">
      <style:paragraph-properties fo:text-align="end" style:justify-single-word="false"/>
    </style:style>
    <style:style style:name="P91" style:family="paragraph" style:parent-style-name="_5f_Pied_20_de_20_page" style:list-style-name=""/>
    <style:style style:name="P9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3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30" fo:break-before="auto" fo:break-after="auto" style:shadow="none"/>
      <style:text-properties officeooo:paragraph-rsid="00107067"/>
    </style:style>
    <style:style style:name="P95" style:family="paragraph" style:parent-style-name="_5f_num_5f_abcd" style:list-style-name="liste_5f_abc"/>
    <style:style style:name="P96" style:family="paragraph" style:parent-style-name="_5f_num_5f_abcd" style:list-style-name="liste_5f_abc">
      <style:paragraph-properties fo:margin-top="0.499cm" fo:margin-bottom="0.101cm" style:contextual-spacing="false"/>
    </style:style>
    <style:style style:name="P97" style:family="paragraph" style:parent-style-name="_5f_paragraphre_20_fiche_20__20_livret" style:list-style-name="liste_5f_abc">
      <style:paragraph-properties fo:margin-top="0.101cm" fo:margin-bottom="0.199cm" style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e8253"/>
    </style:style>
    <style:style style:name="P98" style:family="paragraph" style:parent-style-name="_5f_paragraphre_20_fiche_20__20_livret" style:list-style-name="liste_5f_abc">
      <style:paragraph-properties fo:margin-top="0.3cm" fo:margin-bottom="0.199cm" style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e8253"/>
    </style:style>
    <style:style style:name="P99" style:family="paragraph" style:parent-style-name="_5f_paragraphre_20_fiche_20__20_livret" style:list-style-name="liste_5f_abc">
      <style:paragraph-properties fo:margin-top="0.199cm" fo:margin-bottom="0.199cm" style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3e8253"/>
    </style:style>
    <style:style style:name="P100" style:family="paragraph" style:parent-style-name="_5f_pointillés_20_fraction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8cm" style:type="right" style:leader-style="dotted" style:leader-text="."/>
        </style:tab-stops>
      </style:paragraph-properties>
      <style:text-properties officeooo:paragraph-rsid="0049b083"/>
    </style:style>
    <style:style style:name="P101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11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12" style:family="paragraph">
      <style:paragraph-properties fo:text-align="center"/>
    </style:style>
    <style:style style:name="P1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19fee0"/>
    </style:style>
    <style:style style:name="T6" style:family="text">
      <style:text-properties style:font-name="Bitstream Vera Sans2" fo:font-size="10pt" style:font-size-asian="10pt" style:font-size-complex="10pt"/>
    </style:style>
    <style:style style:name="T7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Bitstream Vera Sans2" fo:font-weight="normal" style:font-weight-asian="normal" style:font-weight-complex="normal"/>
    </style:style>
    <style:style style:name="T10" style:family="text">
      <style:text-properties style:font-name="Bitstream Vera Sans2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OpenSymbol3"/>
    </style:style>
    <style:style style:name="T12" style:family="text">
      <style:text-properties style:font-name="OpenSymbol3" fo:font-size="10pt" style:font-size-asian="10pt" style:font-size-complex="10pt"/>
    </style:style>
    <style:style style:name="T13" style:family="text">
      <style:text-properties style:font-name="OpenSymbol3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OpenSymbol3" fo:font-size="10pt" fo:font-style="normal" fo:font-weight="normal" officeooo:rsid="0018baf9" style:font-name-asian="OpenSymbol3" style:font-weight-asian="normal" style:font-name-complex="OpenSymbol3" style:font-weight-complex="normal" style:text-scale="100%"/>
    </style:style>
    <style:style style:name="T15" style:family="text">
      <style:text-properties style:font-name="OpenSymbol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OpenSymbol3" fo:font-size="10pt" fo:font-weight="normal" fo:background-color="transparent" loext:char-shading-value="0" style:font-name-asian="OpenSymbol3" style:font-weight-asian="normal" style:font-name-complex="OpenSymbol3" style:font-weight-complex="normal"/>
    </style:style>
    <style:style style:name="T17" style:family="text">
      <style:text-properties style:font-name="OpenSymbol3" fo:font-size="10pt" fo:font-weight="normal" officeooo:rsid="0018baf9" fo:background-color="transparent" loext:char-shading-value="0" style:font-name-asian="OpenSymbol3" style:font-weight-asian="normal" style:font-name-complex="OpenSymbol3" style:font-weight-complex="normal"/>
    </style:style>
    <style:style style:name="T18" style:family="text">
      <style:text-properties style:font-name="OpenSymbol3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OpenSymbol3" fo:font-size="10pt" fo:letter-spacing="-0.018cm" fo:font-weight="normal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0" style:family="text">
      <style:text-properties style:font-name="OpenSymbol3" fo:font-size="10pt" fo:letter-spacing="-0.018cm" fo:font-weight="normal" officeooo:rsid="0018baf9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1" style:family="text">
      <style:text-properties style:font-name="OpenSymbol3" fo:font-size="10pt" fo:letter-spacing="-0.018cm" fo:font-style="normal" fo:font-weight="normal" officeooo:rsid="0018baf9" style:font-name-asian="OpenSymbol3" style:font-size-asian="12pt" style:font-style-asian="normal" style:font-weight-asian="normal" style:font-name-complex="OpenSymbol3" style:font-size-complex="12pt" style:font-style-complex="normal" style:font-weight-complex="normal" style:text-scale="100%"/>
    </style:style>
    <style:style style:name="T22" style:family="text">
      <style:text-properties style:use-window-font-color="true" loext:opacity="0%" style:font-name="OpenSymbol3" fo:font-style="normal" style:font-style-asian="normal" style:font-style-complex="normal"/>
    </style:style>
    <style:style style:name="T23" style:family="text">
      <style:text-properties style:use-window-font-color="true" loext:opacity="0%" fo:font-style="normal" style:font-style-asian="normal" style:font-style-complex="normal"/>
    </style:style>
    <style:style style:name="T24" style:family="text">
      <style:text-properties style:use-window-font-color="true" loext:opacity="0%" style:font-name="Bitstream Vera Sans4" fo:font-size="10pt" fo:letter-spacing="-0.007cm" fo:font-style="normal" style:text-underline-style="none" fo:font-weight="normal" officeooo:rsid="002e5022" style:font-size-asian="10pt" style:font-style-asian="normal" style:font-size-complex="10pt" style:font-style-complex="normal"/>
    </style:style>
    <style:style style:name="T25" style:family="text">
      <style:text-properties style:use-window-font-color="true" loext:opacity="0%" style:font-name="Bitstream Vera Sans4" fo:font-size="10pt" fo:letter-spacing="-0.007cm" fo:font-style="normal" style:text-underline-style="none" fo:font-weight="normal" officeooo:rsid="00370a18" style:font-size-asian="10pt" style:font-style-asian="normal" style:font-size-complex="10pt" style:font-style-complex="normal"/>
    </style:style>
    <style:style style:name="T26" style:family="text">
      <style:text-properties style:use-window-font-color="true" loext:opacity="0%" style:font-name="Bitstream Vera Sans" fo:font-size="10pt" officeooo:rsid="00385e44" style:font-size-asian="10.5pt"/>
    </style:style>
    <style:style style:name="T27" style:family="text">
      <style:text-properties style:use-window-font-color="true" loext:opacity="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Bitstream Vera Sans4" fo:font-size="10pt" fo:font-style="normal" style:font-name-asian="Bitstream Vera Sans4" style:font-size-asian="10pt" style:font-style-asian="normal" style:font-name-complex="Bitstream Vera Sans4" style:font-size-complex="10pt" style:font-style-complex="normal"/>
    </style:style>
    <style:style style:name="T29" style:family="text">
      <style:text-properties fo:color="#000000" loext:opacity="100%" style:font-name="OpenSymbol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OpenSymbol3" fo:font-weight="normal" style:font-weight-asian="normal" style:font-weight-complex="normal"/>
    </style:style>
    <style:style style:name="T31" style:family="text">
      <style:text-properties fo:color="#000000" loext:opacity="100%" style:font-name="Bitstream Vera Sans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2" style:family="text">
      <style:text-properties fo:color="#000000" loext:opacity="100%" style:font-name="Bitstream Vera Sans2" fo:font-weight="normal" style:font-weight-asian="normal" style:font-weight-complex="normal"/>
    </style:style>
    <style:style style:name="T33" style:family="text">
      <style:text-properties fo:color="#000000" loext:opacity="100%" style:font-name="OpenSymbol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4" style:family="text">
      <style:text-properties fo:color="#000000" loext:opacity="100%" style:font-name="OpenSymbol" fo:font-size="10pt" fo:font-weight="normal" style:font-name-asian="OpenSymbol" style:font-size-asian="10pt" style:font-weight-asian="normal" style:font-name-complex="OpenSymbol" style:font-size-complex="10pt" style:font-weight-complex="normal"/>
    </style:style>
    <style:style style:name="T35" style:family="text">
      <style:text-properties fo:color="#000000" loext:opacity="100%" style:font-name="OpenSymbol1" fo:font-size="10pt" fo:font-style="normal" fo:font-weight="normal" fo:background-color="transparent" loext:char-shading-value="0" style:font-name-asian="OpenSymbol3" style:font-weight-asian="normal" style:font-name-complex="OpenSymbol3" style:font-weight-complex="normal"/>
    </style:style>
    <style:style style:name="T36" style:family="text">
      <style:text-properties fo:color="#000000" loext:opacity="100%" style:font-name="OpenSymbol1" fo:font-size="10pt" fo:letter-spacing="-0.018cm" fo:font-style="normal" fo:font-weight="normal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7" style:family="text">
      <style:text-properties fo:color="#000000" loext:opacity="100%" fo:font-weight="normal" style:font-weight-asian="normal" style:font-weight-complex="normal"/>
    </style:style>
    <style:style style:name="T38" style:family="text">
      <style:text-properties fo:color="#000000" loext:opacity="10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fo:font-weight="normal" officeooo:rsid="004e886d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4" fo:font-size="10pt" fo:font-style="normal" fo:font-weight="bold" officeooo:rsid="0039ba41"/>
    </style:style>
    <style:style style:name="T41" style:family="text">
      <style:text-properties fo:color="#000000" loext:opacity="100%" style:font-name="Bitstream Vera Sans4" fo:font-size="10pt" fo:font-style="normal" fo:font-weight="normal" officeooo:rsid="00473783" fo:background-color="#ffff00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4" fo:font-size="10pt" fo:font-style="normal" fo:font-weight="normal" officeooo:rsid="004e886d" fo:background-color="#ffff00" loext:char-shading-value="0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43" style:family="text">
      <style:text-properties fo:color="#000000" loext:opacity="100%" style:font-name="Bitstream Vera Sans" fo:font-size="10pt" fo:font-style="normal" fo:font-weight="normal" officeooo:rsid="004ed12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style="normal" style:font-size-asian="10pt" style:font-style-asian="normal" style:font-size-complex="10pt" style:font-style-complex="normal"/>
    </style:style>
    <style:style style:name="T4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10pt" fo:font-style="normal" fo:font-weight="normal" fo:background-color="transparent" loext:char-shading-value="0" style:font-name-asian="OpenSymbol3" style:font-weight-asian="normal" style:font-name-complex="OpenSymbol3" style:font-weight-complex="normal"/>
    </style:style>
    <style:style style:name="T47" style:family="text">
      <style:text-properties fo:font-size="10pt" fo:font-style="normal" fo:font-weight="normal" officeooo:rsid="0018baf9" fo:background-color="transparent" loext:char-shading-value="0" style:font-name-asian="OpenSymbol3" style:font-weight-asian="normal" style:font-name-complex="OpenSymbol3" style:font-weight-complex="normal"/>
    </style:style>
    <style:style style:name="T48" style:family="text">
      <style:text-properties fo:font-size="10pt" fo:font-style="normal" fo:font-weight="normal" officeooo:rsid="0018baf9" fo:background-color="transparent" loext:char-shading-value="0" style:font-name-asian="OpenSymbol3" style:font-weight-asian="normal" style:font-name-complex="OpenSymbol3" style:font-weight-complex="normal" style:text-scale="100%"/>
    </style:style>
    <style:style style:name="T49" style:family="text">
      <style:text-properties fo:font-size="10pt" fo:font-style="normal" fo:font-weight="normal" officeooo:rsid="0018baf9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0" style:family="text">
      <style:text-properties fo:font-size="10pt" fo:font-style="normal" fo:font-weight="normal" officeooo:rsid="002e502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style:font-size-asian="10pt" style:font-style-asian="normal" style:font-size-complex="10pt" style:font-style-complex="normal"/>
    </style:style>
    <style:style style:name="T53" style:family="text">
      <style:text-properties fo:font-size="10pt" fo:letter-spacing="-0.004cm" fo:font-style="normal" style:font-size-asian="10pt" style:font-style-asian="normal" style:font-size-complex="10pt" style:font-style-complex="normal"/>
    </style:style>
    <style:style style:name="T54" style:family="text">
      <style:text-properties fo:font-size="10pt" fo:letter-spacing="-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size="10pt" fo:letter-spacing="-0.004cm" fo:font-style="italic" style:font-size-asian="10pt" style:font-style-asian="italic" style:font-size-complex="10pt" style:font-style-complex="italic"/>
    </style:style>
    <style:style style:name="T56" style:family="text">
      <style:text-properties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fo:font-size="10pt" fo:letter-spacing="-0.018cm" fo:font-style="normal" style:font-size-asian="10pt" style:font-style-asian="normal" style:font-size-complex="10pt" style:font-style-complex="normal"/>
    </style:style>
    <style:style style:name="T60" style:family="text">
      <style:text-properties fo:font-size="10pt" fo:letter-spacing="-0.018cm" fo:font-style="normal" officeooo:rsid="002637ed" style:font-size-asian="10pt" style:font-style-asian="normal" style:font-size-complex="10pt" style:font-style-complex="normal"/>
    </style:style>
    <style:style style:name="T61" style:family="text">
      <style:text-properties fo:font-size="10pt" fo:letter-spacing="-0.018cm" fo:font-style="normal" fo:font-weight="normal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2" style:family="text">
      <style:text-properties fo:font-size="10pt" fo:letter-spacing="-0.018cm" fo:font-style="normal" fo:font-weight="normal" officeooo:rsid="0018baf9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3" style:family="text">
      <style:text-properties style:font-size-asian="10pt" style:font-size-complex="10pt"/>
    </style:style>
    <style:style style:name="T64" style:family="text">
      <style:text-properties style:font-size-asian="10pt" style:font-style-asian="normal" style:font-size-complex="10pt" style:font-style-complex="normal"/>
    </style:style>
    <style:style style:name="T65" style:family="text">
      <style:text-properties officeooo:rsid="004cdb27" style:font-size-asian="10pt" style:font-style-asian="normal" style:font-size-complex="10pt" style:font-style-complex="normal"/>
    </style:style>
    <style:style style:name="T66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67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68" style:family="text">
      <style:text-properties style:font-name="OpenSymbol" fo:font-size="10pt" fo:font-style="normal" style:font-size-asian="10pt" style:font-style-asian="normal" style:font-size-complex="10pt" style:font-style-complex="normal"/>
    </style:style>
    <style:style style:name="T69" style:family="text">
      <style:text-properties style:font-name="OpenSymbol" fo:font-size="10pt" style:font-size-asian="10pt" style:font-size-complex="10pt"/>
    </style:style>
    <style:style style:name="T70" style:family="text">
      <style:text-properties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71" style:family="text">
      <style:text-properties style:font-style-asian="normal" style:font-style-complex="normal"/>
    </style:style>
    <style:style style:name="T72" style:family="text">
      <style:text-properties fo:color="#e8c32a" loext:opacity="100%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font-style="normal" officeooo:rsid="0018baf9" fo:background-color="transparent" loext:char-shading-value="0" style:font-name-asian="OpenSymbol3" style:font-style-asian="normal" style:font-weight-asian="normal" style:font-name-complex="OpenSymbol3" style:font-size-complex="10pt" style:font-style-complex="normal" style:font-weight-complex="normal"/>
    </style:style>
    <style:style style:name="T74" style:family="text">
      <style:text-properties fo:font-style="normal" fo:font-weight="normal" officeooo:rsid="0049b083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fo:font-weight="normal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/>
    </style:style>
    <style:style style:name="T76" style:family="text">
      <style:text-properties fo:font-style="normal" style:font-size-asian="10pt" style:font-style-asian="normal" style:font-size-complex="10pt" style:font-style-complex="normal"/>
    </style:style>
    <style:style style:name="T77" style:family="text">
      <style:text-properties officeooo:rsid="002f9d17"/>
    </style:style>
    <style:style style:name="T78" style:family="text">
      <style:text-properties fo:letter-spacing="-0.007cm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3e8253" style:font-weight-asian="normal" style:font-weight-complex="normal"/>
    </style:style>
    <style:style style:name="T81" style:family="text">
      <style:text-properties fo:font-weight="normal" officeooo:rsid="0049b083" style:font-weight-asian="normal" style:font-weight-complex="normal"/>
    </style:style>
    <style:style style:name="T82" style:family="text">
      <style:text-properties fo:font-weight="normal" officeooo:rsid="0028c494" style:font-weight-asian="normal" style:font-weight-complex="normal"/>
    </style:style>
    <style:style style:name="T83" style:family="text">
      <style:text-properties fo:font-weight="normal" officeooo:rsid="004e886d" style:font-weight-asian="normal" style:font-weight-complex="normal"/>
    </style:style>
    <style:style style:name="T84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weight="normal" officeooo:rsid="0049b08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weight="normal" officeooo:rsid="004a2a8f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weight="normal" officeooo:rsid="004e886d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weight="normal" officeooo:rsid="00506463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weight="normal" style:font-size-asian="10pt" style:font-weight-asian="normal" style:font-size-complex="10pt" style:font-weight-complex="normal"/>
    </style:style>
    <style:style style:name="T90" style:family="text">
      <style:text-properties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91" style:family="text">
      <style:text-properties fo:font-weight="normal" style:font-name-asian="OpenSymbol2" style:font-weight-asian="normal" style:font-name-complex="OpenSymbol2" style:font-weight-complex="normal"/>
    </style:style>
    <style:style style:name="T92" style:family="text">
      <style:text-properties fo:font-weight="normal" fo:background-color="#ffff00" loext:char-shading-value="0" style:font-weight-asian="normal" style:font-weight-complex="normal"/>
    </style:style>
    <style:style style:name="T93" style:family="text">
      <style:text-properties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letter-spacing="-0.014cm"/>
    </style:style>
    <style:style style:name="T95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text-underline-style="none" fo:font-weight="normal" officeooo:rsid="0049b083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cccccc" loext:opacity="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cccccc" loext:opacity="100%" style:font-name="OpenSymbol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letter-spacing="-0.004cm" fo:font-style="normal" officeooo:rsid="004a2a8f" style:font-size-asian="10pt" style:font-style-asian="normal" style:font-size-complex="10pt" style:font-style-complex="normal"/>
    </style:style>
    <style:style style:name="T100" style:family="text">
      <style:text-properties officeooo:rsid="0028c494"/>
    </style:style>
    <style:style style:name="T101" style:family="text">
      <style:text-properties fo:background-color="#ffff00" loext:char-shading-value="0"/>
    </style:style>
    <style:style style:name="T102" style:family="text">
      <style:text-properties officeooo:rsid="004b2a48"/>
    </style:style>
    <style:style style:name="T103" style:family="text">
      <style:text-properties officeooo:rsid="004b55d7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0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e_20_co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e_20_corigée">
      <style:graphic-properties style:vertical-pos="from-top" style:horizontal-pos="from-left" style:horizontal-rel="paragraph-content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9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style:style style:name="fr1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none"/>
          <style:column style:rel-width="2409*" fo:start-indent="0cm" fo:end-indent="0.15cm"/>
          <style:column style:rel-width="2779*" fo:start-indent="0.15cm" fo:end-indent="0cm"/>
        </style:columns>
      </style:section-properties>
    </style:style>
    <style:style style:name="Sect4" style:family="section">
      <style:section-properties fo:background-color="transparent"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background-image/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1ca2b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Fine_20_Dashed" svg:stroke-width="0.028cm" svg:stroke-color="#ff0000" draw:marker-start="" draw:marker-start-width="0.243cm" draw:marker-start-center="false" draw:marker-end="" draw:marker-end-width="0.243cm" draw:marker-end-center="false" svg:stroke-opacity="100%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" style:family="graphic">
      <style:graphic-properties draw:stroke="dash" draw:stroke-dash="Fine_20_Dashed" svg:stroke-width="0.028cm" svg:stroke-color="#ff0000" draw:marker-start="" draw:marker-start-width="0.243cm" draw:marker-start-center="false" draw:marker-end="" draw:marker-end-width="0.243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d3802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Fine_20_Dashe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draw:auto-grow-height="false" fo:min-height="0.55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solid" draw:fill-color="#7fb24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7fb24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draw:fill="solid" draw:fill-color="#d7e12c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4" text:outline-level="1"><draw:g text:anchor-type="paragraph" draw:z-index="26" draw:name="Forme5" draw:style-name="gr15"><draw:custom-shape draw:style-name="gr16" draw:text-style-name="P111" svg:width="3.964cm" svg:height="0.641cm" draw:transform="skewX (0.00279252680319092) rotate (0.0872664625997165) translate (-0.370416666666667cm -0.0934861111111111cm)"><text:p text:style-name="P110"><text:span text:style-name="T10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8"><draw:frame draw:style-name="fr1" draw:name="Cadre3" text:anchor-type="as-char" svg:width="9.135cm" draw:z-index="30"><draw:text-box fo:min-height="2.348cm"><text:section text:style-name="Sect1" text:name="Section10"><text:p text:style-name="P25"/><text:p text:style-name="P26"><text:span text:style-name="_5f_Consigne"><text:span text:style-name="T59">Calcule l</text:span></text:span><text:span text:style-name="_5f_Consigne"><text:span text:style-name="T60">es </text:span></text:span><text:span text:style-name="_5f_Consigne"><text:span text:style-name="T59">expression</text:span></text:span><text:span text:style-name="_5f_Consigne"><text:span text:style-name="T60">s</text:span></text:span><text:span text:style-name="_5f_Consigne"><text:span text:style-name="T59"> : </text:span></text:span><text:span text:style-name="_5f_Consigne"><text:span text:style-name="T61">A </text:span></text:span><text:span text:style-name="_5f_opensymbol"><text:span text:style-name="T19"></text:span></text:span><text:span text:style-name="_5f_Consigne"><text:span text:style-name="T61"> </text:span></text:span><text:span text:style-name="_5f_Consigne"><text:span text:style-name="T61"><draw:frame draw:style-name="fr15" draw:name="Objet18" text:anchor-type="as-char" svg:y="-0.483cm" svg:width="0.293cm" svg:height="0.87cm" draw:z-index="31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text:span text:style-name="_5f_Consigne"><text:span text:style-name="T61"><text:s/></text:span></text:span><text:span text:style-name="_5f_opensymbol"><text:span text:style-name="T36">─</text:span></text:span><text:span text:style-name="_5f_Consigne"><text:span text:style-name="T61"> </text:span></text:span><text:span text:style-name="_5f_Consigne"><text:span text:style-name="T61"><draw:frame draw:style-name="fr15" draw:name="Objet19" text:anchor-type="as-char" svg:y="-0.483cm" svg:width="0.293cm" svg:height="0.87cm" draw:z-index="32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_5f_Consigne"><text:span text:style-name="T61"><text:s/></text:span></text:span><text:span text:style-name="_5f_Consigne"><text:span text:style-name="T62">et B </text:span></text:span><text:span text:style-name="_5f_opensymbol"><text:span text:style-name="T20"></text:span></text:span><text:span text:style-name="_5f_Consigne"><text:span text:style-name="T62"> </text:span></text:span><text:span text:style-name="_5f_Consigne"><text:span text:style-name="T62"><draw:frame draw:style-name="fr15" draw:name="Objet23" text:anchor-type="as-char" svg:y="-0.483cm" svg:width="0.293cm" svg:height="0.87cm" draw:z-index="33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_5f_Consigne"><text:span text:style-name="T62"><text:s/></text:span></text:span><text:span text:style-name="_5f_Consigne"><text:span text:style-name="T21"></text:span></text:span><text:span text:style-name="_5f_Consigne"> </text:span><text:span text:style-name="T62"><draw:frame draw:style-name="fr15" draw:name="Objet24" text:anchor-type="as-char" svg:y="-0.483cm" svg:width="0.517cm" svg:height="0.87cm" draw:z-index="3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<text:p text:style-name="P27"><text:span text:style-name="Bold_5f_niv1"><text:span text:style-name="T73">Correction</text:span></text:span></text:p><text:p text:style-name="P34"><text:span text:style-name="_5f_Consigne"><text:span text:style-name="T49">Les quotients doivent avoir le même dénomi-nateur. </text:span></text:span><text:span text:style-name="_5f_Consigne"><text:span text:style-name="T50">Si ce n’est pas le cas, on transforme les quotients pour qu’ils aient le même dénomi-nateur.</text:span></text:span></text:p><text:p text:style-name="P35"><text:span text:style-name="_5f_Consigne"><text:span text:style-name="T46">A </text:span></text:span><text:span text:style-name="_5f_opensymbol"><text:span text:style-name="T16"></text:span></text:span><text:span text:style-name="_5f_Consigne"><text:span text:style-name="T47"> </text:span></text:span><text:span text:style-name="_5f_Consigne"><text:span text:style-name="T46"><draw:frame draw:style-name="fr15" draw:name="Objet5" text:anchor-type="as-char" svg:y="-0.483cm" svg:width="0.293cm" svg:height="0.87cm" draw:z-index="35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Consigne"><text:span text:style-name="T46"><text:s/></text:span></text:span><text:span text:style-name="_5f_opensymbol"><text:span text:style-name="T35">─</text:span></text:span><text:span text:style-name="_5f_Consigne"><text:span text:style-name="T46"> </text:span></text:span><text:span text:style-name="_5f_Consigne"><text:span text:style-name="T46"><draw:frame draw:style-name="fr15" draw:name="Objet7" text:anchor-type="as-char" svg:y="-0.483cm" svg:width="0.293cm" svg:height="0.87cm" draw:z-index="36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Consigne"><text:span text:style-name="T47"><text:s/></text:span></text:span><text:span text:style-name="_5f_opensymbol"><text:span text:style-name="T16"></text:span></text:span><text:span text:style-name="_5f_Consigne"><text:span text:style-name="T47"> </text:span></text:span><text:span text:style-name="_5f_Consigne"><text:span text:style-name="T46"><draw:frame draw:style-name="fr15" draw:name="Objet8" text:anchor-type="as-char" svg:y="-0.483cm" svg:width="0.808cm" svg:height="0.87cm" draw:z-index="37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Consigne"><text:span text:style-name="T47"><text:s/></text:span></text:span><text:span text:style-name="_5f_opensymbol"><text:span text:style-name="T16"></text:span></text:span><text:span text:style-name="_5f_Consigne"><text:span text:style-name="T46"> </text:span></text:span><text:span text:style-name="_5f_Consigne"><text:span text:style-name="T46"><draw:frame draw:style-name="fr15" draw:name="Objet12" text:anchor-type="as-char" svg:y="-0.483cm" svg:width="0.293cm" svg:height="0.87cm" draw:z-index="40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/text:p><text:p text:style-name="P35"><text:span text:style-name="_5f_Consigne"><text:span text:style-name="T47">B </text:span></text:span><text:span text:style-name="_5f_opensymbol"><text:span text:style-name="T17"></text:span></text:span><text:span text:style-name="_5f_Consigne"><text:span text:style-name="T47"> </text:span></text:span><text:span text:style-name="_5f_Consigne"><text:span text:style-name="T47"><draw:frame draw:style-name="fr15" draw:name="Objet25" text:anchor-type="as-char" svg:y="-0.483cm" svg:width="0.293cm" svg:height="0.87cm" draw:z-index="4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_5f_Consigne"><text:span text:style-name="T47"><text:s/></text:span></text:span><text:span text:style-name="_5f_Consigne"><text:span text:style-name="T14"></text:span></text:span><text:span text:style-name="_5f_Consigne"><text:span text:style-name="T48"> </text:span></text:span><text:span text:style-name="_5f_Consigne"><text:span text:style-name="T47"><draw:frame draw:style-name="fr15" draw:name="Objet26" text:anchor-type="as-char" svg:y="-0.483cm" svg:width="0.517cm" svg:height="0.87cm" draw:z-index="42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_5f_Consigne"><text:span text:style-name="T47"><text:s/></text:span></text:span><text:span text:style-name="_5f_opensymbol"><text:span text:style-name="T17"></text:span></text:span><text:span text:style-name="_5f_Consigne"><text:span text:style-name="T47"> </text:span></text:span><text:span text:style-name="_5f_Consigne"><text:span text:style-name="T47"><draw:frame draw:style-name="fr15" draw:name="Objet27" text:anchor-type="as-char" svg:y="-0.483cm" svg:width="0.517cm" svg:height="0.87cm" draw:z-index="43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_5f_Consigne"><text:span text:style-name="T47"><text:s/></text:span></text:span><text:span text:style-name="_5f_Consigne"><text:span text:style-name="T14"></text:span></text:span><text:span text:style-name="_5f_Consigne"><text:span text:style-name="T48"> </text:span></text:span><text:span text:style-name="_5f_Consigne"><text:span text:style-name="T47"><draw:frame draw:style-name="fr15" draw:name="Objet28" text:anchor-type="as-char" svg:y="-0.483cm" svg:width="0.517cm" svg:height="0.87cm" draw:z-index="44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text:span text:style-name="_5f_Consigne"><text:span text:style-name="T47"><text:s/></text:span></text:span><text:span text:style-name="_5f_opensymbol"><text:span text:style-name="T17"></text:span></text:span><text:span text:style-name="_5f_Consigne"><text:span text:style-name="T47"> </text:span></text:span><text:span text:style-name="_5f_Consigne"><text:span text:style-name="T47"><draw:frame draw:style-name="fr15" draw:name="Objet30" text:anchor-type="as-char" svg:y="-0.483cm" svg:width="1.453cm" svg:height="0.87cm" draw:z-index="45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_5f_Consigne"><text:span text:style-name="T47"><text:s/></text:span></text:span><text:span text:style-name="_5f_opensymbol"><text:span text:style-name="T17"></text:span></text:span><text:span text:style-name="_5f_Consigne"><text:span text:style-name="T47"> </text:span></text:span><text:span text:style-name="_5f_Consigne"><text:span text:style-name="T47"><draw:frame draw:style-name="fr15" draw:name="Objet29" text:anchor-type="as-char" svg:y="-0.483cm" svg:width="0.517cm" svg:height="0.87cm" draw:z-index="4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_5f_Consigne"><text:span text:style-name="T47"><text:s/></text:span></text:span><text:span text:style-name="_5f_opensymbol"><text:span text:style-name="T17"></text:span></text:span><text:span text:style-name="_5f_Consigne"><text:span text:style-name="T47"> 6</text:span></text:span></text:p></text:section></draw:text-box></draw:frame></text:span></text:span></text:h>
      <text:list xml:id="list4024994116" text:style-name="Num_5f_Exo">
        <text:list-item>
          <text:h text:style-name="P63" text:outline-level="1"><text:span text:style-name="_5f_Consigne"><text:span text:style-name="T44"> </text:span></text:span><text:span text:style-name="_5f_Consigne"><text:span text:style-name="T24">C</text:span></text:span><text:span text:style-name="_5f_Consigne"><text:span text:style-name="T57">alcul</text:span></text:span><text:span text:style-name="_5f_Consigne"><text:span text:style-name="T25">e</text:span></text:span><text:span text:style-name="_5f_Consigne"><text:span text:style-name="T57"> en passant par l’écriture décimale.</text:span></text:span></text:h>
        </text:list-item>
      </text:list>
      <text:list xml:id="list1787828153" text:style-name="liste_5f_abc">
        <text:list-item>
          <text:p text:style-name="P83"><text:span text:style-name="T51"><draw:frame draw:style-name="fr7" draw:name="Objet168" text:anchor-type="as-char" svg:width="0.617cm" svg:height="0.87cm" draw:z-index="4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corps"><text:span text:style-name="T66"></text:span></text:span><text:span text:style-name="T51"><draw:frame draw:style-name="fr7" draw:name="Objet169" text:anchor-type="as-char" svg:width="0.72cm" svg:height="0.871cm" draw:z-index="48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51"> </text:span><text:span text:style-name="corps"><text:span text:style-name="T69">=</text:span></text:span><text:span text:style-name="corps"><text:span text:style-name="T6"> </text:span></text:span><text:span text:style-name="_5f_Correction_20_surligné"><text:span text:style-name="T63">0,3 + 0,5 = 0,8 = </text:span></text:span><text:span text:style-name="corps"><text:span text:style-name="T51"><draw:frame draw:style-name="fr6" draw:name="Objet32" text:anchor-type="as-char" svg:width="0.721cm" svg:height="0.908cm" draw:z-index="4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</text:list-item>
        <text:list-item>
          <text:p text:style-name="P85"><text:span text:style-name="T51"><draw:frame draw:style-name="fr7" draw:name="Objet171" text:anchor-type="as-char" svg:width="0.617cm" svg:height="0.87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corps"><text:span text:style-name="T66">−</text:span></text:span><text:span text:style-name="T51"><draw:frame draw:style-name="fr7" draw:name="Objet175" text:anchor-type="as-char" svg:width="0.72cm" svg:height="0.871cm" draw:z-index="5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51"> </text:span><text:span text:style-name="corps"><text:span text:style-name="T69">=</text:span></text:span><text:span text:style-name="corps"><text:span text:style-name="T6"> </text:span></text:span><text:span text:style-name="_5f_Correction_20_surligné"><text:span text:style-name="T63">8,4 − 6,5 = 1,9 = </text:span></text:span><text:span text:style-name="corps"><text:span text:style-name="T51"><draw:frame draw:style-name="fr6" draw:name="Objet31" text:anchor-type="as-char" svg:width="0.721cm" svg:height="0.908cm" draw:z-index="5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</text:list-item>
        <text:list-item>
          <text:p text:style-name="P85"><text:span text:style-name="T51"><draw:frame draw:style-name="fr7" draw:name="Objet177" text:anchor-type="as-char" svg:width="0.84cm" svg:height="0.87cm" draw:z-index="5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corps"><text:span text:style-name="T66"></text:span></text:span><text:span text:style-name="T51"><draw:frame draw:style-name="fr7" draw:name="Objet178" text:anchor-type="as-char" svg:width="0.944cm" svg:height="0.871cm" draw:z-index="5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1"> </text:span><text:span text:style-name="corps"><text:span text:style-name="T69">=</text:span></text:span><text:span text:style-name="corps"><text:span text:style-name="T51"> </text:span></text:span><text:span text:style-name="_5f_Correction_20_surligné"><text:span text:style-name="T63">1,54 + 6,23 = 7,77 = </text:span></text:span><text:span text:style-name="_5f_pointillés_20_gris"><text:span text:style-name="T63"><draw:frame draw:style-name="fr6" draw:name="Objet33" text:anchor-type="as-char" svg:width="0.945cm" svg:height="0.908cm" draw:z-index="55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/text:p>
        </text:list-item>
        <text:list-item>
          <text:p text:style-name="P86"><text:span text:style-name="T51"><draw:frame draw:style-name="fr7" draw:name="Objet200" text:anchor-type="as-char" svg:width="0.84cm" svg:height="0.87cm" draw:z-index="5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corps"><text:span text:style-name="T66">−</text:span></text:span><text:span text:style-name="T51"><draw:frame draw:style-name="fr7" draw:name="Objet201" text:anchor-type="as-char" svg:width="0.944cm" svg:height="0.871cm" draw:z-index="5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51"> </text:span><text:span text:style-name="corps"><text:span text:style-name="T69">=</text:span></text:span><text:span text:style-name="corps"><text:span text:style-name="T51"> </text:span></text:span><text:span text:style-name="_5f_Correction_20_surligné"><text:span text:style-name="T63">5,71 </text:span></text:span><text:span text:style-name="_5f_Correction_20_surligné"><text:span text:style-name="T64">−</text:span></text:span><text:span text:style-name="_5f_Correction_20_surligné"><text:span text:style-name="T63"> 2,19 = 3,52 = </text:span></text:span><text:span text:style-name="_5f_pointillés_20_gris"><text:span text:style-name="T63"><draw:frame draw:style-name="fr6" draw:name="Objet590" text:anchor-type="as-char" svg:width="0.945cm" svg:height="0.908cm" draw:z-index="58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/text:p>
        </text:list-item>
        <text:list-item>
          <text:p text:style-name="P86"><text:span text:style-name="_5f_Consigne"><text:span text:style-name="T44"><draw:frame draw:style-name="fr7" draw:name="Objet208" text:anchor-type="as-char" svg:width="0.617cm" svg:height="0.87cm" draw:z-index="59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corps"><text:span text:style-name="T67">−</text:span></text:span><text:span text:style-name="corps"><text:span text:style-name="T67"><draw:frame draw:style-name="fr10" draw:name="Objet1" text:anchor-type="as-char" svg:width="1.275cm" svg:height="0.873cm" draw:z-index="6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corps"><text:span text:style-name="T67"> </text:span></text:span><text:span text:style-name="corps"><text:span text:style-name="T68">=</text:span></text:span><text:span text:style-name="corps"><text:span text:style-name="T52"> </text:span></text:span><text:span text:style-name="_5f_Correction_20_surligné"><text:span text:style-name="T64">0,1 − 0,001 = 0,099 = </text:span></text:span><text:span text:style-name="_5f_pointillés_20_gris"><text:span text:style-name="T64"><draw:frame draw:style-name="fr6" draw:name="Objet34" text:anchor-type="as-char" svg:width="1.478cm" svg:height="0.905cm" draw:z-index="61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/text:p>
        </text:list-item>
      </text:list>
      <text:list xml:id="list151540764904908" text:continue-list="list4024994116" text:style-name="Num_5f_Exo">
        <text:list-item>
          <text:h text:style-name="P64" text:outline-level="1"><text:span text:style-name="_5f_pointillés_20_gris"><text:span text:style-name="T71"> </text:span></text:span><text:span text:style-name="T78">Complète les calculs suivants en utilisant la règle d’addition ou de soustraction.</text:span></text:h>
        </text:list-item>
      </text:list>
      <text:list xml:id="list151541533263910" text:continue-list="list1787828153" text:style-name="liste_5f_abc">
        <text:list-item text:start-value="1">
          <text:p text:style-name="P87"><draw:frame draw:style-name="fr7" draw:name="Objet259" text:anchor-type="as-char" svg:width="1.05cm" svg:height="0.87cm" draw:z-index="62"><draw:object xlink:href="./Object 22" xlink:type="simple" xlink:show="embed" xlink:actuate="onLoad"/><draw:image xlink:href="./ObjectReplacements/Object 22" xlink:type="simple" xlink:show="embed" xlink:actuate="onLoad"/><svg:desc>formule</svg:desc></draw:frame><text:s/><text:span text:style-name="T11">= </text:span><text:span text:style-name="T11"><draw:frame draw:style-name="fr4" draw:name="Objet35" text:anchor-type="as-char" svg:width="1.08cm" svg:height="0.87cm" draw:z-index="6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1"><text:s/>= </text:span><text:span text:style-name="T11"><draw:frame draw:style-name="fr4" draw:name="Objet36" text:anchor-type="as-char" svg:width="0.492cm" svg:height="0.87cm" draw:z-index="64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</text:list-item>
        <text:list-item>
          <text:p text:style-name="P88"><draw:frame draw:style-name="fr10" draw:name="Objet262" text:anchor-type="as-char" svg:width="1.147cm" svg:height="0.87cm" draw:z-index="65"><draw:object xlink:href="./Object 25" xlink:type="simple" xlink:show="embed" xlink:actuate="onLoad"/><draw:image xlink:href="./ObjectReplacements/Object 25" xlink:type="simple" xlink:show="embed" xlink:actuate="onLoad"/><svg:desc>formule</svg:desc></draw:frame><text:s/><text:span text:style-name="T11">= </text:span><text:span text:style-name="T11"><draw:frame draw:style-name="fr4" draw:name="Objet37" text:anchor-type="as-char" svg:width="1.177cm" svg:height="0.87cm" draw:z-index="66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1"><text:s/>= </text:span><text:span text:style-name="T11"><draw:frame draw:style-name="fr4" draw:name="Objet38" text:anchor-type="as-char" svg:width="0.492cm" svg:height="0.87cm" draw:z-index="67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  </text:list-item>
        <text:list-item>
          <text:p text:style-name="P88"><draw:frame draw:style-name="fr10" draw:name="Objet265" text:anchor-type="as-char" svg:width="0.617cm" svg:height="0.87cm" draw:z-index="68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corps"><text:span text:style-name="T67"></text:span></text:span><draw:frame draw:style-name="fr10" draw:name="Objet266" text:anchor-type="as-char" svg:width="0.736cm" svg:height="0.884cm" draw:z-index="69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corps"><text:span text:style-name="T67"></text:span></text:span><draw:frame draw:style-name="fr10" draw:name="Objet267" text:anchor-type="as-char" svg:width="0.736cm" svg:height="0.884cm" draw:z-index="70"><draw:object xlink:href="./Object 42" xlink:type="simple" xlink:show="embed" xlink:actuate="onLoad"/><draw:image xlink:href="./ObjectReplacements/Object 42" xlink:type="simple" xlink:show="embed" xlink:actuate="onLoad"/><svg:desc>formule</svg:desc></draw:frame> <text:span text:style-name="T11">= </text:span><text:span text:style-name="T11"><draw:frame draw:style-name="fr6" draw:name="Objet39" text:anchor-type="as-char" svg:width="1.667cm" svg:height="0.87cm" draw:z-index="71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1"><text:s/>= </text:span><text:span text:style-name="T11"><draw:frame draw:style-name="fr6" draw:name="Objet40" text:anchor-type="as-char" svg:width="0.716cm" svg:height="0.87cm" draw:z-index="74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p>
        </text:list-item>
        <text:list-item>
          <text:p text:style-name="P88"><text:span text:style-name="T22"><text:s/></text:span><text:span text:style-name="T22"><draw:frame draw:style-name="fr6" draw:name="Objet258" text:anchor-type="as-char" svg:width="1.598cm" svg:height="0.87cm" draw:z-index="7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"><text:s/>= </text:span><text:span text:style-name="T22"><draw:frame draw:style-name="fr6" draw:name="Objet41" text:anchor-type="as-char" svg:width="1.08cm" svg:height="0.87cm" draw:z-index="76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2"><text:s/>= </text:span><text:span text:style-name="T23"><draw:frame draw:style-name="fr10" draw:name="Objet272" text:anchor-type="as-char" svg:width="0.72cm" svg:height="0.871cm" draw:z-index="77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</text:list>
      <text:list xml:id="list151541864196832" text:continue-list="list151540764904908" text:style-name="Num_5f_Exo">
        <text:list-item>
          <text:h text:style-name="P64" text:outline-level="1"> Calcule mentalement.</text:h>
        </text:list-item>
      </text:list>
      <text:section text:style-name="Sect2" text:name="Section7">
        <text:list xml:id="list151540450243940" text:continue-list="list151541533263910" text:style-name="liste_5f_abc">
          <text:list-item text:start-value="1">
            <text:h text:style-name="P97" text:outline-level="1" text:restart-numbering="true" text:start-value="-1"><text:span text:style-name="T9"><draw:frame draw:style-name="fr7" draw:name="Objet276" text:anchor-type="as-char" svg:width="0.393cm" svg:height="0.87cm" draw:z-index="78"><draw:object xlink:href="./Object 177" xlink:type="simple" xlink:show="embed" xlink:actuate="onLoad"/><draw:image xlink:href="./ObjectReplacements/Object 177" xlink:type="simple" xlink:show="embed" xlink:actuate="onLoad"/></draw:frame></text:span><text:span text:style-name="corps"><text:span text:style-name="T34"></text:span></text:span><text:span text:style-name="T32"><draw:frame draw:style-name="fr10" draw:name="Objet277" text:anchor-type="as-char" svg:width="0.51cm" svg:height="0.884cm" draw:z-index="79"><draw:object xlink:href="./Object 178" xlink:type="simple" xlink:show="embed" xlink:actuate="onLoad"/><draw:image xlink:href="./ObjectReplacements/Object 178" xlink:type="simple" xlink:show="embed" xlink:actuate="onLoad"/></draw:frame></text:span><text:span text:style-name="T32"> </text:span><text:span text:style-name="_5f_pointillés_20_gris"><text:span text:style-name="T30">=</text:span></text:span><text:span text:style-name="_5f_pointillés_20_gris"><text:span text:style-name="T9"> </text:span></text:span><text:span text:style-name="_5f_pointillés_20_gris"><text:span text:style-name="T30"><draw:frame draw:style-name="fr6" draw:name="Objet42" text:anchor-type="as-char" svg:width="0.497cm" svg:height="0.873cm" draw:z-index="80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_5f_pointillés_20_gris"><text:span text:style-name="T79"> </text:span></text:span></text:h>
          </text:list-item>
          <text:list-item>
            <text:h text:style-name="P98" text:outline-level="1"><text:span text:style-name="T37"><draw:frame draw:style-name="fr7" draw:name="Objet278" text:anchor-type="as-char" svg:width="0.617cm" svg:height="0.87cm" draw:z-index="81"><draw:object xlink:href="./Object 179" xlink:type="simple" xlink:show="embed" xlink:actuate="onLoad"/><draw:image xlink:href="./ObjectReplacements/Object 179" xlink:type="simple" xlink:show="embed" xlink:actuate="onLoad"/></draw:frame></text:span><text:span text:style-name="corps"><text:span text:style-name="T34"></text:span></text:span><text:span text:style-name="T37"><draw:frame draw:style-name="fr14" draw:name="Objet279" text:anchor-type="as-char" svg:y="-0.524cm" svg:width="0.736cm" svg:height="0.884cm" draw:z-index="84"><draw:object xlink:href="./Object 180" xlink:type="simple" xlink:show="embed" xlink:actuate="onLoad"/><draw:image xlink:href="./ObjectReplacements/Object 180" xlink:type="simple" xlink:show="embed" xlink:actuate="onLoad"/></draw:frame></text:span><text:span text:style-name="T37"> </text:span><text:span text:style-name="T30">=</text:span><text:span text:style-name="T32"> </text:span><text:span text:style-name="_5f_pointillés_20_gris"><text:span text:style-name="T79"><draw:frame draw:style-name="fr6" draw:name="Objet594" text:anchor-type="as-char" svg:width="0.721cm" svg:height="0.873cm" draw:z-index="85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/text:h>
          </text:list-item>
          <text:list-item>
            <text:h text:style-name="P99" text:outline-level="1"><text:span text:style-name="T79"><draw:frame draw:style-name="fr7" draw:name="Objet280" text:anchor-type="as-char" svg:width="0.617cm" svg:height="0.87cm" draw:z-index="86"><draw:object xlink:href="./Object 181" xlink:type="simple" xlink:show="embed" xlink:actuate="onLoad"/><draw:image xlink:href="./ObjectReplacements/Object 181" xlink:type="simple" xlink:show="embed" xlink:actuate="onLoad"/></draw:frame></text:span><text:span text:style-name="corps"><text:span text:style-name="T34">−</text:span></text:span><text:span text:style-name="T37"><draw:frame draw:style-name="fr10" draw:name="Objet281" text:anchor-type="as-char" svg:width="0.736cm" svg:height="0.884cm" draw:z-index="87"><draw:object xlink:href="./Object 182" xlink:type="simple" xlink:show="embed" xlink:actuate="onLoad"/><draw:image xlink:href="./ObjectReplacements/Object 182" xlink:type="simple" xlink:show="embed" xlink:actuate="onLoad"/></draw:frame></text:span><text:span text:style-name="T37"> </text:span><text:span text:style-name="T30">=</text:span><text:span text:style-name="T9"> </text:span><text:span text:style-name="_5f_pointillés_20_gris"><text:span text:style-name="T79"><draw:frame draw:style-name="fr6" draw:name="Objet595" text:anchor-type="as-char" svg:width="0.721cm" svg:height="0.873cm" draw:z-index="88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/text:h>
          </text:list-item>
          <text:list-item>
            <text:h text:style-name="P98" text:outline-level="1"><text:span text:style-name="T79"><draw:frame draw:style-name="fr7" draw:name="Objet282" text:anchor-type="as-char" svg:width="0.84cm" svg:height="0.87cm" draw:z-index="89"><draw:object xlink:href="./Object 183" xlink:type="simple" xlink:show="embed" xlink:actuate="onLoad"/><draw:image xlink:href="./ObjectReplacements/Object 183" xlink:type="simple" xlink:show="embed" xlink:actuate="onLoad"/></draw:frame></text:span><text:span text:style-name="corps"><text:span text:style-name="T34">−</text:span></text:span><text:span text:style-name="T37"><draw:frame draw:style-name="fr10" draw:name="Objet283" text:anchor-type="as-char" svg:width="0.96cm" svg:height="0.884cm" draw:z-index="90"><draw:object xlink:href="./Object 184" xlink:type="simple" xlink:show="embed" xlink:actuate="onLoad"/><draw:image xlink:href="./ObjectReplacements/Object 184" xlink:type="simple" xlink:show="embed" xlink:actuate="onLoad"/></draw:frame></text:span><text:span text:style-name="T37"> </text:span><text:span text:style-name="T30">=</text:span><text:span text:style-name="_5f_pointillés_20_gris"><text:span text:style-name="T32"> </text:span></text:span><text:span text:style-name="_5f_pointillés_20_gris"><text:span text:style-name="T80"><draw:frame draw:style-name="fr6" draw:name="Objet596" text:anchor-type="as-char" svg:width="0.945cm" svg:height="0.873cm" draw:z-index="9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/text:h>
          </text:list-item>
          <text:list-item>
            <text:h text:style-name="P98" text:outline-level="1"><text:span text:style-name="T79"><draw:frame draw:style-name="fr7" draw:name="Objet284" text:anchor-type="as-char" svg:width="0.84cm" svg:height="0.87cm" draw:z-index="92"><draw:object xlink:href="./Object 185" xlink:type="simple" xlink:show="embed" xlink:actuate="onLoad"/><draw:image xlink:href="./ObjectReplacements/Object 185" xlink:type="simple" xlink:show="embed" xlink:actuate="onLoad"/></draw:frame></text:span><text:span text:style-name="corps"><text:span text:style-name="T34"></text:span></text:span><text:span text:style-name="T37"><draw:frame draw:style-name="fr10" draw:name="Objet285" text:anchor-type="as-char" svg:width="0.736cm" svg:height="0.884cm" draw:z-index="93"><draw:object xlink:href="./Object 186" xlink:type="simple" xlink:show="embed" xlink:actuate="onLoad"/><draw:image xlink:href="./ObjectReplacements/Object 186" xlink:type="simple" xlink:show="embed" xlink:actuate="onLoad"/></draw:frame></text:span><text:span text:style-name="T37"> </text:span><text:span text:style-name="T30">=</text:span><text:span text:style-name="T9"> </text:span><text:span text:style-name="_5f_pointillés_20_gris"><text:span text:style-name="T79"><draw:frame draw:style-name="fr6" draw:name="Objet597" text:anchor-type="as-char" svg:width="0.945cm" svg:height="0.873cm" draw:z-index="94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/text:h>
          </text:list-item>
          <text:list-item>
            <text:h text:style-name="P99" text:outline-level="1"><text:span text:style-name="_5f_Consigne"><text:span text:style-name="T45"><draw:frame draw:style-name="fr7" draw:name="Objet286" text:anchor-type="as-char" svg:width="0.617cm" svg:height="0.87cm" draw:z-index="95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corps"><text:span text:style-name="T33">−</text:span></text:span><text:span text:style-name="_5f_Consigne"><text:span text:style-name="T45"><draw:frame draw:style-name="fr10" draw:name="Objet287" text:anchor-type="as-char" svg:width="0.736cm" svg:height="0.884cm" draw:z-index="96"><draw:object xlink:href="./Object 176" xlink:type="simple" xlink:show="embed" xlink:actuate="onLoad"/><draw:image xlink:href="./ObjectReplacements/Object 176" xlink:type="simple" xlink:show="embed" xlink:actuate="onLoad"/></draw:frame></text:span></text:span><text:span text:style-name="_5f_Consigne"><text:span text:style-name="T45"> </text:span></text:span><text:span text:style-name="_5f_Consigne"><text:span text:style-name="T15">=</text:span></text:span><text:span text:style-name="_5f_pointillés_20_gris"><text:span text:style-name="T10"> </text:span></text:span><text:span text:style-name="_5f_pointillés_20_gris"><text:span text:style-name="T84"><draw:frame draw:style-name="fr6" draw:name="Objet598" text:anchor-type="as-char" svg:width="0.721cm" svg:height="0.873cm" draw:z-index="9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_5f_pointillés_20_gris"><text:span text:style-name="T84"> </text:span></text:span><text:span text:style-name="_5f_pointillés_20_gris"><text:span text:style-name="T27">=</text:span></text:span><text:span text:style-name="_5f_Correction_20_surligné"><text:span text:style-name="T84"> 0</text:span></text:span></text:h>
          </text:list-item>
        </text:list>
      </text:section>
      <text:list xml:id="list151540484647740" text:continue-list="list151541864196832" text:style-name="Num_5f_Exo">
        <text:list-item>
          <text:h text:style-name="P65" text:outline-level="1"> Calcule puis, si c’est possible, simplifie.</text:h>
        </text:list-item>
      </text:list>
      <text:list xml:id="list151539932025111" text:continue-list="list151540450243940" text:style-name="liste_5f_abc">
        <text:list-item>
          <text:list>
            <text:list-item text:start-value="1">
              <text:p text:style-name="P77"><text:span text:style-name="T44"><draw:frame draw:style-name="fr13" draw:name="Objet296" text:anchor-type="as-char" svg:width="0.497cm" svg:height="0.873cm" draw:z-index="98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297" text:anchor-type="as-char" svg:width="0.497cm" svg:height="0.873cm" draw:z-index="99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_5f_Consigne"><text:span text:style-name="T44"> = </text:span></text:span><text:span text:style-name="T44"><draw:frame draw:style-name="fr6" draw:name="Objet298" text:anchor-type="as-char" svg:width="0.497cm" svg:height="0.873cm" draw:z-index="100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299" text:anchor-type="as-char" svg:width="1.178cm" svg:height="0.873cm" draw:z-index="101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300" text:anchor-type="as-char" svg:width="0.497cm" svg:height="0.873cm" draw:z-index="102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p>
            </text:list-item>
            <text:list-item>
              <text:p text:style-name="P77"><text:span text:style-name="T44"><draw:frame draw:style-name="fr13" draw:name="Objet301" text:anchor-type="as-char" svg:width="0.721cm" svg:height="0.873cm" draw:z-index="103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_5f_Consigne"><text:span text:style-name="T28">−</text:span></text:span><text:span text:style-name="T28"><draw:frame draw:style-name="fr12" draw:name="Objet302" text:anchor-type="as-char" svg:width="0.721cm" svg:height="0.873cm" draw:z-index="104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_5f_Consigne"><text:span text:style-name="T28"> = </text:span></text:span><text:span text:style-name="T28"><draw:frame draw:style-name="fr6" draw:name="Objet303" text:anchor-type="as-char" svg:width="0.721cm" svg:height="0.873cm" draw:z-index="105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304" text:anchor-type="as-char" svg:width="1.402cm" svg:height="0.873cm" draw:z-index="106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305" text:anchor-type="as-char" svg:width="0.721cm" svg:height="0.873cm" draw:z-index="10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p>
            </text:list-item>
            <text:list-item>
              <text:p text:style-name="P77"><text:span text:style-name="T44"><draw:frame draw:style-name="fr13" draw:name="Objet309" text:anchor-type="as-char" svg:width="0.721cm" svg:height="0.873cm" draw:z-index="108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310" text:anchor-type="as-char" svg:width="0.721cm" svg:height="0.873cm" draw:z-index="11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_5f_Consigne"><text:span text:style-name="T44"> = </text:span></text:span><text:span text:style-name="T44"><draw:frame draw:style-name="fr6" draw:name="Objet599" text:anchor-type="as-char" svg:width="0.721cm" svg:height="0.873cm" draw:z-index="112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600" text:anchor-type="as-char" svg:width="1.402cm" svg:height="0.873cm" draw:z-index="114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601" text:anchor-type="as-char" svg:width="0.497cm" svg:height="0.873cm" draw:z-index="116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p>
            </text:list-item>
            <text:list-item>
              <text:p text:style-name="P77"><text:span text:style-name="T44"><draw:frame draw:style-name="fr13" draw:name="Objet602" text:anchor-type="as-char" svg:width="0.721cm" svg:height="0.873cm" draw:z-index="118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603" text:anchor-type="as-char" svg:width="0.721cm" svg:height="0.873cm" draw:z-index="119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_5f_Consigne"><text:span text:style-name="T44"> = </text:span></text:span><text:span text:style-name="T44"><draw:frame draw:style-name="fr6" draw:name="Objet604" text:anchor-type="as-char" svg:width="0.721cm" svg:height="0.873cm" draw:z-index="120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605" text:anchor-type="as-char" svg:width="1.402cm" svg:height="0.873cm" draw:z-index="121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606" text:anchor-type="as-char" svg:width="0.497cm" svg:height="0.873cm" draw:z-index="122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_5f_Correction_20_surligné"><text:span text:style-name="T64"><text:s/>=</text:span></text:span><text:span text:style-name="_5f_Correction_20_surligné"><text:span text:style-name="T84"> 2</text:span></text:span></text:p>
            </text:list-item>
            <text:list-item>
              <text:p text:style-name="P77"><text:span text:style-name="T44"><draw:frame draw:style-name="fr13" draw:name="Objet607" text:anchor-type="as-char" svg:width="0.721cm" svg:height="0.873cm" draw:z-index="12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608" text:anchor-type="as-char" svg:width="0.721cm" svg:height="0.873cm" draw:z-index="12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_5f_Consigne"><text:span text:style-name="T44"> = </text:span></text:span><text:span text:style-name="T44"><draw:frame draw:style-name="fr6" draw:name="Objet609" text:anchor-type="as-char" svg:width="0.721cm" svg:height="0.873cm" draw:z-index="125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_5f_Correction_20_surligné"><text:span text:style-name="T64"><text:s/>=</text:span></text:span><text:span text:style-name="_5f_Correction_20_surligné"><text:span text:style-name="T84"> 1</text:span></text:span></text:p>
            </text:list-item>
            <text:list-item>
              <text:p text:style-name="P77"><text:span text:style-name="T44"><draw:frame draw:style-name="fr13" draw:name="Objet610" text:anchor-type="as-char" svg:width="0.945cm" svg:height="0.873cm" draw:z-index="126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611" text:anchor-type="as-char" svg:width="0.945cm" svg:height="0.873cm" draw:z-index="127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_5f_Consigne"><text:span text:style-name="T44"> = </text:span></text:span><text:span text:style-name="T44"><draw:frame draw:style-name="fr6" draw:name="Objet612" text:anchor-type="as-char" svg:width="0.945cm" svg:height="0.873cm" draw:z-index="128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613" text:anchor-type="as-char" svg:width="1.628cm" svg:height="0.873cm" draw:z-index="129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_5f_Correction_20_surligné"><text:span text:style-name="T64"><text:s/>= </text:span></text:span><text:span text:style-name="T64"><draw:frame draw:style-name="fr6" draw:name="Objet614" text:anchor-type="as-char" svg:width="0.721cm" svg:height="0.873cm" draw:z-index="130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      </text:list-item>
            <text:list-item>
              <text:p text:style-name="P80"><text:span text:style-name="T44"><draw:frame draw:style-name="fr13" draw:name="Objet615" text:anchor-type="as-char" svg:width="0.721cm" svg:height="0.873cm" draw:z-index="13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616" text:anchor-type="as-char" svg:width="0.721cm" svg:height="0.873cm" draw:z-index="132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_5f_Consigne"><text:span text:style-name="T44">+</text:span></text:span><text:span text:style-name="T44"><draw:frame draw:style-name="fr12" draw:name="Objet617" text:anchor-type="as-char" svg:width="0.721cm" svg:height="0.873cm" draw:z-index="133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_5f_Consigne"><text:span text:style-name="T44"> = </text:span></text:span><text:span text:style-name="_5f_Consigne"><text:span text:style-name="T44"><draw:frame draw:style-name="fr6" draw:name="Objet2" text:anchor-type="as-char" svg:width="1.667cm" svg:height="0.87cm" draw:z-index="134"><draw:object xlink:href="./Object 247" xlink:type="simple" xlink:show="embed" xlink:actuate="onLoad"/><draw:image xlink:href="./ObjectReplacements/Object 247" xlink:type="simple" xlink:show="embed" xlink:actuate="onLoad"/><svg:desc>formule</svg:desc></draw:frame></text:span></text:span><text:span text:style-name="_5f_Correction_5f_surligné"><text:span text:style-name="T76"><text:s/></text:span></text:span><text:span text:style-name="_5f_Correction_5f_surligné"><text:span text:style-name="T64">= </text:span></text:span><text:span text:style-name="_5f_Correction_5f_surligné"><text:span text:style-name="T76"><draw:frame draw:style-name="fr6" draw:name="Objet618" text:anchor-type="as-char" svg:width="0.721cm" svg:height="0.873cm" draw:z-index="135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span><text:span text:style-name="_5f_Correction_5f_surligné"><text:span text:style-name="T76"><text:s/></text:span></text:span><text:span text:style-name="_5f_Correction_5f_surligné"><text:span text:style-name="T64">= </text:span></text:span><text:span text:style-name="_5f_Correction_5f_surligné"><text:span text:style-name="T64"><draw:frame draw:style-name="fr6" draw:name="Objet619" text:anchor-type="as-char" svg:width="1.178cm" svg:height="0.873cm" draw:z-index="136"><draw:object xlink:href="./Object 142" xlink:type="simple" xlink:show="embed" xlink:actuate="onLoad"/><draw:image xlink:href="./ObjectReplacements/Object 142" xlink:type="simple" xlink:show="embed" xlink:actuate="onLoad"/><svg:desc>formule</svg:desc></draw:frame></text:span></text:span><text:span text:style-name="_5f_Correction_5f_surligné"><text:span text:style-name="T64"><text:s/>=</text:span></text:span><text:span text:style-name="_5f_Correction_20_surligné"><text:span text:style-name="T64"> </text:span></text:span><text:span text:style-name="T64"><draw:frame draw:style-name="fr6" draw:name="Objet620" text:anchor-type="as-char" svg:width="0.497cm" svg:height="0.873cm" draw:z-index="137"><draw:object xlink:href="./Object 143" xlink:type="simple" xlink:show="embed" xlink:actuate="onLoad"/><draw:image xlink:href="./ObjectReplacements/Object 143" xlink:type="simple" xlink:show="embed" xlink:actuate="onLoad"/><svg:desc>formule</svg:desc></draw:frame></text:span></text:p>
            </text:list-item>
            <text:list-item>
              <text:p text:style-name="P81"><text:span text:style-name="T44"><draw:frame draw:style-name="fr12" draw:name="Objet621" text:anchor-type="as-char" svg:width="0.72cm" svg:height="0.873cm" draw:z-index="138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_5f_Consigne"><text:span text:style-name="T28">−</text:span></text:span><text:span text:style-name="T44"><draw:frame draw:style-name="fr12" draw:name="Objet622" text:anchor-type="as-char" svg:width="0.72cm" svg:height="0.873cm" draw:z-index="139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_5f_Consigne"><text:span text:style-name="T28">−</text:span></text:span><text:span text:style-name="T44"><draw:frame draw:style-name="fr12" draw:name="Objet623" text:anchor-type="as-char" svg:width="0.72cm" svg:height="0.873cm" draw:z-index="140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_5f_Consigne"><text:span text:style-name="T44"> = </text:span></text:span><text:span text:style-name="T44"><draw:frame draw:style-name="fr6" draw:name="Objet624" text:anchor-type="as-char" svg:width="2.083cm" svg:height="0.87cm" draw:z-index="141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_5f_Correction_20_surligné"><text:span text:style-name="T64"><text:s/>= </text:span></text:span><text:span text:style-name="_5f_Correction_20_surligné"><text:span text:style-name="T64"><draw:frame draw:style-name="fr6" draw:name="Objet626" text:anchor-type="as-char" svg:width="0.72cm" svg:height="0.873cm" draw:z-index="142"><draw:object xlink:href="./Object 149" xlink:type="simple" xlink:show="embed" xlink:actuate="onLoad"/><draw:image xlink:href="./ObjectReplacements/Object 149" xlink:type="simple" xlink:show="embed" xlink:actuate="onLoad"/><svg:desc>formule</svg:desc></draw:frame></text:span></text:span><text:span text:style-name="_5f_Correction_20_surligné"><text:span text:style-name="T64"><text:s/>= </text:span></text:span><text:span text:style-name="_5f_Correction_20_surligné"><text:span text:style-name="T64"><draw:frame draw:style-name="fr6" draw:name="Objet20" text:anchor-type="as-char" svg:width="1.177cm" svg:height="0.87cm" draw:z-index="143"><draw:object xlink:href="./Object 249" xlink:type="simple" xlink:show="embed" xlink:actuate="onLoad"/><draw:image xlink:href="./ObjectReplacements/Object 249" xlink:type="simple" xlink:show="embed" xlink:actuate="onLoad"/><svg:desc>formule</svg:desc></draw:frame></text:span></text:span><text:span text:style-name="_5f_Correction_20_surligné"><text:span text:style-name="T64"><text:s/></text:span></text:span><text:span text:style-name="_5f_Correction_20_surligné"><text:span text:style-name="T65">= </text:span></text:span><text:span text:style-name="_5f_Correction_20_surligné"><text:span text:style-name="T64"><draw:frame draw:style-name="fr6" draw:name="Objet43" text:anchor-type="as-char" svg:width="0.492cm" svg:height="0.87cm" draw:z-index="144"><draw:object xlink:href="./Object 150" xlink:type="simple" xlink:show="embed" xlink:actuate="onLoad"/><draw:image xlink:href="./ObjectReplacements/Object 150" xlink:type="simple" xlink:show="embed" xlink:actuate="onLoad"/><svg:desc>formule</svg:desc></draw:frame></text:span></text:span></text:p>
            </text:list-item>
            <text:list-item>
              <text:p text:style-name="P78"><text:span text:style-name="_5f_pointillés_20_gris"><text:span text:style-name="T64"><text:s/></text:span></text:span><text:span text:style-name="_5f_pointillés_20_gris"><text:span text:style-name="T44"><draw:frame draw:style-name="fr12" draw:name="Objet288" text:anchor-type="as-char" svg:width="0.721cm" svg:height="0.873cm" draw:z-index="117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_5f_Consigne"><text:span text:style-name="T28">−</text:span></text:span><text:span text:style-name="_5f_pointillés_20_gris"><text:span text:style-name="T44"><draw:frame draw:style-name="fr12" draw:name="Objet289" text:anchor-type="as-char" svg:width="0.721cm" svg:height="0.873cm" draw:z-index="115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_5f_Consigne"><text:span text:style-name="T44">+</text:span></text:span><text:span text:style-name="_5f_pointillés_20_gris"><text:span text:style-name="T44"><draw:frame draw:style-name="fr12" draw:name="Objet290" text:anchor-type="as-char" svg:width="0.721cm" svg:height="0.873cm" draw:z-index="113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_5f_Consigne"><text:span text:style-name="T44"> = </text:span></text:span><text:span text:style-name="_5f_pointillés_20_gris"><text:span text:style-name="T44"><draw:frame draw:style-name="fr6" draw:name="Objet291" text:anchor-type="as-char" svg:width="1.986cm" svg:height="0.87cm" draw:z-index="111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_5f_Correction_20_surligné"><text:span text:style-name="T64"><text:s/>= </text:span></text:span><text:span text:style-name="_5f_pointillés_20_gris"><text:span text:style-name="T64"><draw:frame draw:style-name="fr6" draw:name="Objet295" text:anchor-type="as-char" svg:width="0.721cm" svg:height="0.873cm" draw:z-index="109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/text:p>
            </text:list-item>
          </text:list>
        </text:list-item>
      </text:list>
      <text:list xml:id="list151541976422355" text:continue-list="list151540484647740" text:style-name="Num_5f_Exo">
        <text:list-item>
          <text:h text:style-name="P66" text:outline-level="1"><text:span text:style-name="Bold_5f_niv1"><text:span text:style-name="T79"> </text:span></text:span><text:span text:style-name="Bold_5f_niv1">En commençant par simplifier...</text:span></text:h>
        </text:list-item>
      </text:list>
      <text:list xml:id="list151541511138450" text:continue-list="list151539932025111" text:style-name="liste_5f_abc">
        <text:list-item text:start-value="1">
          <text:p text:style-name="P95">Simplifie les fractions suivantes.</text:p>
        </text:list-item>
      </text:list>
      <text:section text:style-name="Sect2" text:name="Section4">
        <text:p text:style-name="P28"><text:span text:style-name="T44"><draw:frame draw:style-name="fr7" draw:name="Objet13" text:anchor-type="as-char" svg:width="0.617cm" svg:height="0.87cm" draw:z-index="82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44"><text:s/></text:span><text:span text:style-name="corps"><text:span text:style-name="T13">=</text:span></text:span><text:span text:style-name="_5f_Consigne"><text:span text:style-name="T44"> </text:span></text:span><text:span text:style-name="_5f_pointillés_20_gris"><text:span text:style-name="T44"><draw:frame draw:style-name="fr6" draw:name="Objet647" text:anchor-type="as-char" svg:width="1.178cm" svg:height="0.873cm" draw:z-index="145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_5f_Correction_20_surligné"><text:span text:style-name="T64"><text:s/>= </text:span></text:span><text:span text:style-name="_5f_Correction_20_surligné"><text:span text:style-name="T64"><draw:frame draw:style-name="fr6" draw:name="Objet648" text:anchor-type="as-char" svg:width="0.497cm" svg:height="0.873cm" draw:z-index="146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/text:p>
        <text:p text:style-name="P37"><text:span text:style-name="T44"><draw:frame draw:style-name="fr7" draw:name="Objet14" text:anchor-type="as-char" svg:width="0.72cm" svg:height="0.871cm" draw:z-index="147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44"><text:s/></text:span><text:span text:style-name="corps"><text:span text:style-name="T13">=</text:span></text:span><text:span text:style-name="_5f_Consigne"><text:span text:style-name="T44"> </text:span></text:span><text:span text:style-name="_5f_pointillés_20_gris"><text:span text:style-name="T64"><draw:frame draw:style-name="fr6" draw:name="Objet649" text:anchor-type="as-char" svg:width="1.178cm" svg:height="0.873cm" draw:z-index="148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span><text:span text:style-name="_5f_Correction_20_surligné"><text:span text:style-name="T64"><text:s/>= </text:span></text:span><text:span text:style-name="_5f_Correction_20_surligné"><text:span text:style-name="T64"><draw:frame draw:style-name="fr9" draw:name="Objet650" text:anchor-type="as-char" svg:y="-0.557cm" svg:width="0.497cm" svg:height="0.873cm" draw:z-index="149"><draw:object xlink:href="./Object 155" xlink:type="simple" xlink:show="embed" xlink:actuate="onLoad"/><draw:image xlink:href="./ObjectReplacements/Object 155" xlink:type="simple" xlink:show="embed" xlink:actuate="onLoad"/><svg:desc>formule</svg:desc></draw:frame></text:span></text:span><text:span text:style-name="_5f_Correction_20_surligné"><text:span text:style-name="T64"><text:s/></text:span></text:span></text:p>
        <text:p text:style-name="P37"><text:span text:style-name="T44"><draw:frame draw:style-name="fr7" draw:name="Objet15" text:anchor-type="as-char" svg:width="0.72cm" svg:height="0.871cm" draw:z-index="150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44"><text:s/></text:span><text:span text:style-name="corps"><text:span text:style-name="T13">=</text:span></text:span><text:span text:style-name="_5f_Consigne"><text:span text:style-name="T44"> </text:span></text:span><text:span text:style-name="_5f_pointillés_20_gris"><text:span text:style-name="T44"><draw:frame draw:style-name="fr6" draw:name="Objet651" text:anchor-type="as-char" svg:width="1.178cm" svg:height="0.873cm" draw:z-index="151"><draw:object xlink:href="./Object 157" xlink:type="simple" xlink:show="embed" xlink:actuate="onLoad"/><draw:image xlink:href="./ObjectReplacements/Object 157" xlink:type="simple" xlink:show="embed" xlink:actuate="onLoad"/><svg:desc>formule</svg:desc></draw:frame></text:span></text:span><text:span text:style-name="_5f_Correction_20_surligné"><text:span text:style-name="T64"><text:s/>= </text:span></text:span><text:span text:style-name="_5f_Correction_20_surligné"><text:span text:style-name="T64"><draw:frame draw:style-name="fr6" draw:name="Objet652" text:anchor-type="as-char" svg:width="0.497cm" svg:height="0.873cm" draw:z-index="152"><draw:object xlink:href="./Object 158" xlink:type="simple" xlink:show="embed" xlink:actuate="onLoad"/><draw:image xlink:href="./ObjectReplacements/Object 158" xlink:type="simple" xlink:show="embed" xlink:actuate="onLoad"/><svg:desc>formule</svg:desc></draw:frame></text:span></text:span><text:span text:style-name="_5f_Correction_20_surligné"><text:span text:style-name="T64"><text:s/></text:span></text:span></text:p>
        <text:p text:style-name="P28"><text:span text:style-name="_5f_pointillés_20_gris"><text:span text:style-name="T44"><draw:frame draw:style-name="fr7" draw:name="Objet16" text:anchor-type="as-char" svg:width="0.72cm" svg:height="0.871cm" draw:z-index="153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_5f_pointillés_20_gris"><text:span text:style-name="T44"><text:s/></text:span></text:span><text:span text:style-name="corps"><text:span text:style-name="T13">=</text:span></text:span><text:span text:style-name="corps"><text:span text:style-name="T7"> </text:span></text:span><text:span text:style-name="_5f_pointillés_20_gris"><text:span text:style-name="T44"><draw:frame draw:style-name="fr6" draw:name="Objet653" text:anchor-type="as-char" svg:width="1.402cm" svg:height="0.873cm" draw:z-index="154"><draw:object xlink:href="./Object 151" xlink:type="simple" xlink:show="embed" xlink:actuate="onLoad"/><draw:image xlink:href="./ObjectReplacements/Object 151" xlink:type="simple" xlink:show="embed" xlink:actuate="onLoad"/><svg:desc>formule</svg:desc></draw:frame></text:span></text:span><text:span text:style-name="_5f_Correction_20_surligné"><text:span text:style-name="T64"> = </text:span></text:span><text:span text:style-name="_5f_Correction_20_surligné"><text:span text:style-name="T64"><draw:frame draw:style-name="fr6" draw:name="Objet654" text:anchor-type="as-char" svg:width="0.497cm" svg:height="0.873cm" draw:z-index="155"><draw:object xlink:href="./Object 152" xlink:type="simple" xlink:show="embed" xlink:actuate="onLoad"/><draw:image xlink:href="./ObjectReplacements/Object 152" xlink:type="simple" xlink:show="embed" xlink:actuate="onLoad"/><svg:desc>formule</svg:desc></draw:frame></text:span></text:span><text:span text:style-name="_5f_Correction_20_surligné"><text:span text:style-name="T64"><text:s/></text:span></text:span></text:p>
      </text:section>
      <text:list xml:id="list151541167077440" text:continue-numbering="true" text:style-name="liste_5f_abc">
        <text:list-item>
          <text:p text:style-name="P96"><text:span text:style-name="_5f_Consigne"><text:span text:style-name="T44">Utilise les fractions </text:span></text:span>simplifiées<text:span text:style-name="_5f_Consigne"><text:span text:style-name="T44"> de la question </text:span></text:span><text:span text:style-name="_5f_Consigne"><text:span text:style-name="T72">a.</text:span></text:span><text:span text:style-name="_5f_Consigne"><text:span text:style-name="T44"> pour effectuer les calculs suivants.</text:span></text:span></text:p>
        </text:list-item>
      </text:list>
      <text:section text:style-name="Sect2" text:name="Section8">
        <text:p text:style-name="P60"><text:span text:style-name="T79">A</text:span><text:span text:style-name="corps"><text:span text:style-name="T58"> </text:span></text:span><text:span text:style-name="corps"><text:span text:style-name="T18">=</text:span></text:span><text:span text:style-name="T79"><draw:frame draw:style-name="fr7" draw:name="Objet17" text:anchor-type="as-char" svg:width="1.476cm" svg:height="0.871cm" draw:z-index="8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<text:p text:style-name="P49"><text:span text:style-name="_5f_Correction_20_surligné"><text:span text:style-name="T64">A<text:tab/>= </text:span></text:span><text:span text:style-name="T64"><draw:frame draw:style-name="fr6" draw:name="Objet656" text:anchor-type="as-char" svg:width="1.249cm" svg:height="0.873cm" draw:z-index="15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<text:p text:style-name="P49"><text:span text:style-name="_5f_Correction_20_surligné"><text:span text:style-name="T64">A<text:tab/>= </text:span></text:span><text:span text:style-name="_5f_pointillés_20_gris"><text:span text:style-name="T64"><draw:frame draw:style-name="fr6" draw:name="Objet655" text:anchor-type="as-char" svg:width="0.497cm" svg:height="0.873cm" draw:z-index="157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span></text:p>
        <text:p text:style-name="P59">B<text:span text:style-name="corps"><text:span text:style-name="T51"> </text:span></text:span><text:span text:style-name="corps"><text:span text:style-name="T12">=</text:span></text:span><draw:frame draw:style-name="fr7" draw:name="Objet21" text:anchor-type="as-char" svg:width="1.475cm" svg:height="0.871cm" draw:z-index="158"><draw:object xlink:href="./Object 160" xlink:type="simple" xlink:show="embed" xlink:actuate="onLoad"/><draw:image xlink:href="./ObjectReplacements/Object 160" xlink:type="simple" xlink:show="embed" xlink:actuate="onLoad"/><svg:desc>formule</svg:desc></draw:frame></text:p>
        <text:p text:style-name="P49"><text:span text:style-name="_5f_Correction_20_surligné"><text:span text:style-name="T64">B<text:tab/>= </text:span></text:span><text:span text:style-name="T64"><draw:frame draw:style-name="fr6" draw:name="Objet659" text:anchor-type="as-char" svg:width="1.249cm" svg:height="0.873cm" draw:z-index="159"><draw:object xlink:href="./Object 161" xlink:type="simple" xlink:show="embed" xlink:actuate="onLoad"/><draw:image xlink:href="./ObjectReplacements/Object 161" xlink:type="simple" xlink:show="embed" xlink:actuate="onLoad"/><svg:desc>formule</svg:desc></draw:frame></text:span></text:p>
        <text:p text:style-name="P49"><text:span text:style-name="_5f_Correction_20_surligné"><text:span text:style-name="T64">B<text:tab/>= </text:span></text:span><text:span text:style-name="_5f_pointillés_20_gris"><text:span text:style-name="T64"><draw:frame draw:style-name="fr6" draw:name="Objet657" text:anchor-type="as-char" svg:width="0.497cm" svg:height="0.873cm" draw:z-index="160"><draw:object xlink:href="./Object 162" xlink:type="simple" xlink:show="embed" xlink:actuate="onLoad"/><draw:image xlink:href="./ObjectReplacements/Object 162" xlink:type="simple" xlink:show="embed" xlink:actuate="onLoad"/><svg:desc>formule</svg:desc></draw:frame></text:span></text:span></text:p>
        <text:p text:style-name="P59">C<text:span text:style-name="corps"><text:span text:style-name="T51"> </text:span></text:span><text:span text:style-name="corps"><text:span text:style-name="T12">=</text:span></text:span><draw:frame draw:style-name="fr7" draw:name="Objet22" text:anchor-type="as-char" svg:width="1.476cm" svg:height="0.871cm" draw:z-index="162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<text:p text:style-name="P49"><text:span text:style-name="_5f_Correction_20_surligné"><text:span text:style-name="T64">C<text:tab/>= </text:span></text:span><text:span text:style-name="T64"><draw:frame draw:style-name="fr6" draw:name="Objet660" text:anchor-type="as-char" svg:width="1.249cm" svg:height="0.873cm" draw:z-index="163"><draw:object xlink:href="./Object 164" xlink:type="simple" xlink:show="embed" xlink:actuate="onLoad"/><draw:image xlink:href="./ObjectReplacements/Object 164" xlink:type="simple" xlink:show="embed" xlink:actuate="onLoad"/><svg:desc>formule</svg:desc></draw:frame></text:span></text:p>
        <text:p text:style-name="P49"><text:span text:style-name="_5f_Correction_20_surligné"><text:span text:style-name="T64">C<text:tab/>= </text:span></text:span><text:span text:style-name="_5f_pointillés_20_gris"><text:span text:style-name="T64"><draw:frame draw:style-name="fr6" draw:name="Objet658" text:anchor-type="as-char" svg:width="0.497cm" svg:height="0.873cm" draw:z-index="164"><draw:object xlink:href="./Object 165" xlink:type="simple" xlink:show="embed" xlink:actuate="onLoad"/><draw:image xlink:href="./ObjectReplacements/Object 165" xlink:type="simple" xlink:show="embed" xlink:actuate="onLoad"/><svg:desc>formule</svg:desc></draw:frame></text:span></text:span></text:p>
        <text:p text:style-name="P59">D<text:span text:style-name="corps"><text:span text:style-name="T51"> </text:span></text:span><text:span text:style-name="corps"><text:span text:style-name="T12">=</text:span></text:span><draw:frame draw:style-name="fr7" draw:name="Objet53" text:anchor-type="as-char" svg:width="1.475cm" svg:height="0.871cm" draw:z-index="165"><draw:object xlink:href="./Object 166" xlink:type="simple" xlink:show="embed" xlink:actuate="onLoad"/><draw:image xlink:href="./ObjectReplacements/Object 166" xlink:type="simple" xlink:show="embed" xlink:actuate="onLoad"/><svg:desc>formule</svg:desc></draw:frame></text:p>
        <text:p text:style-name="P49"><text:span text:style-name="_5f_Correction_20_surligné"><text:span text:style-name="T64">D<text:tab/>= </text:span></text:span><text:span text:style-name="T64"><draw:frame draw:style-name="fr6" draw:name="Objet662" text:anchor-type="as-char" svg:width="1.249cm" svg:height="0.873cm" draw:z-index="166"><draw:object xlink:href="./Object 167" xlink:type="simple" xlink:show="embed" xlink:actuate="onLoad"/><draw:image xlink:href="./ObjectReplacements/Object 167" xlink:type="simple" xlink:show="embed" xlink:actuate="onLoad"/><svg:desc>formule</svg:desc></draw:frame></text:span></text:p>
        <text:p text:style-name="P50"><text:span text:style-name="_5f_Correction_20_surligné"><text:span text:style-name="T84">D = </text:span></text:span><text:span text:style-name="_5f_pointillés_20_gris"><text:span text:style-name="T84"><draw:frame draw:style-name="fr6" draw:name="Objet661" text:anchor-type="as-char" svg:width="0.497cm" svg:height="0.873cm" draw:z-index="161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/text:p>
      </text:section>
      <text:list xml:id="list151540348632629" text:continue-list="list151541976422355" text:style-name="Num_5f_Exo">
        <text:list-header>
          <text:h text:style-name="P62" text:outline-level="1"/>
        </text:list-header>
        <text:list-item>
          <text:h text:style-name="P67" text:outline-level="1"> Réduis au même dénominateur puis calcule.</text:h>
        </text:list-item>
      </text:list>
      <text:section text:style-name="Sect2" text:name="Section2">
        <text:p text:style-name="P58"><text:span text:style-name="corps"><text:span text:style-name="T58">A </text:span></text:span><text:span text:style-name="corps"><text:span text:style-name="T18">=</text:span></text:span><text:span text:style-name="T58"><draw:frame draw:style-name="fr7" draw:name="Objet45" text:anchor-type="as-char" svg:width="1.251cm" svg:height="0.871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<text:p text:style-name="P47"><text:span text:style-name="_5f_Correction_20_surligné"><text:span text:style-name="T89">A = </text:span></text:span><text:span text:style-name="T58"><draw:frame draw:style-name="fr6" draw:name="Objet313" text:anchor-type="as-char" svg:width="1.93cm" svg:height="0.873cm" draw:z-index="167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
        <text:p text:style-name="P43"><text:span text:style-name="_5f_Correction_20_surligné"><text:span text:style-name="T89">A<text:tab/>= </text:span></text:span><text:span text:style-name="T89"><draw:frame draw:style-name="fr6" draw:name="Objet314" text:anchor-type="as-char" svg:width="1.249cm" svg:height="0.873cm" draw:z-index="168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<text:p text:style-name="P43"><text:span text:style-name="_5f_Correction_20_surligné"><text:span text:style-name="T89">A<text:tab/>= </text:span></text:span><text:span text:style-name="corps"><text:span text:style-name="T18"><draw:frame draw:style-name="fr6" draw:name="Objet312" text:anchor-type="as-char" svg:width="0.721cm" svg:height="0.873cm" draw:z-index="169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/text:p>
        <text:p text:style-name="P38"><text:span text:style-name="corps"><text:span text:style-name="T58">B </text:span></text:span><text:span text:style-name="corps"><text:span text:style-name="T18">=</text:span></text:span><text:span text:style-name="T58"><draw:frame draw:style-name="fr7" draw:name="Objet315" text:anchor-type="as-char" svg:width="1.475cm" svg:height="0.871cm" draw:z-index="17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  <text:p text:style-name="P33"><text:span text:style-name="_5f_Correction_20_surligné"><text:span text:style-name="T89">B = </text:span></text:span><text:span text:style-name="T89"><draw:frame draw:style-name="fr6" draw:name="Objet317" text:anchor-type="as-char" svg:width="2.157cm" svg:height="0.873cm" draw:z-index="172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<text:p text:style-name="P33"><text:span text:style-name="_5f_Correction_20_surligné"><text:span text:style-name="T89">B<text:tab/>= </text:span></text:span><text:span text:style-name="T89"><draw:frame draw:style-name="fr6" draw:name="Objet318" text:anchor-type="as-char" svg:width="1.699cm" svg:height="0.873cm" draw:z-index="173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  <text:p text:style-name="P33"><text:span text:style-name="_5f_Correction_20_surligné"><text:span text:style-name="T89">B<text:tab/>= </text:span></text:span><text:span text:style-name="corps"><text:span text:style-name="T18"><draw:frame draw:style-name="fr6" draw:name="Objet316" text:anchor-type="as-char" svg:width="0.721cm" svg:height="0.873cm" draw:z-index="174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/text:p>
        <text:p text:style-name="P39"><text:span text:style-name="corps"><text:span text:style-name="T58">C </text:span></text:span><text:span text:style-name="corps"><text:span text:style-name="T18">=</text:span></text:span><text:span text:style-name="T58"><draw:frame draw:style-name="fr7" draw:name="Objet319" text:anchor-type="as-char" svg:width="1.251cm" svg:height="0.871cm" draw:z-index="175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  <text:p text:style-name="P48"><text:span text:style-name="_5f_Correction_20_surligné"><text:span text:style-name="T89">C<text:tab/>= </text:span></text:span><text:span text:style-name="T89"><draw:frame draw:style-name="fr6" draw:name="Objet631" text:anchor-type="as-char" svg:width="1.931cm" svg:height="0.873cm" draw:z-index="176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  <text:p text:style-name="P48"><text:span text:style-name="_5f_Correction_20_surligné"><text:span text:style-name="T89">C<text:tab/>= </text:span></text:span><text:span text:style-name="T89"><draw:frame draw:style-name="fr6" draw:name="Objet632" text:anchor-type="as-char" svg:width="1.249cm" svg:height="0.873cm" draw:z-index="177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p>
        <text:p text:style-name="P48"><text:span text:style-name="_5f_Correction_20_surligné"><text:span text:style-name="T89">C<text:tab/>= </text:span></text:span><text:span text:style-name="_5f_pointillés_20_gris"><text:span text:style-name="T89"><draw:frame draw:style-name="fr6" draw:name="Objet630" text:anchor-type="as-char" svg:width="0.497cm" svg:height="0.873cm" draw:z-index="178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/text:p>
        <text:p text:style-name="P39"><text:span text:style-name="corps"><text:span text:style-name="T58">D </text:span></text:span><text:span text:style-name="corps"><text:span text:style-name="T18">=</text:span></text:span><text:span text:style-name="T58"><draw:frame draw:style-name="fr7" draw:name="Objet320" text:anchor-type="as-char" svg:width="1.182cm" svg:height="0.871cm" draw:z-index="179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<text:p text:style-name="P48"><text:span text:style-name="_5f_Correction_20_surligné"><text:span text:style-name="T89">D<text:tab/>= </text:span></text:span><text:span text:style-name="T89"><draw:frame draw:style-name="fr6" draw:name="Objet634" text:anchor-type="as-char" svg:width="1.93cm" svg:height="0.873cm" draw:z-index="180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<text:p text:style-name="P48"><text:span text:style-name="_5f_Correction_20_surligné"><text:span text:style-name="T89">D<text:tab/>= </text:span></text:span><text:span text:style-name="T89"><draw:frame draw:style-name="fr6" draw:name="Objet635" text:anchor-type="as-char" svg:width="1.473cm" svg:height="0.873cm" draw:z-index="181"><draw:object xlink:href="./Object 168" xlink:type="simple" xlink:show="embed" xlink:actuate="onLoad"/><draw:image xlink:href="./ObjectReplacements/Object 168" xlink:type="simple" xlink:show="embed" xlink:actuate="onLoad"/><svg:desc>formule</svg:desc></draw:frame></text:span></text:p>
        <text:p text:style-name="P48"><text:span text:style-name="_5f_Correction_20_surligné"><text:span text:style-name="T89">D<text:tab/>= </text:span></text:span><text:span text:style-name="_5f_pointillés_20_gris"><text:span text:style-name="T89"><draw:frame draw:style-name="fr6" draw:name="Objet633" text:anchor-type="as-char" svg:width="0.721cm" svg:height="0.873cm" draw:z-index="182"><draw:object xlink:href="./Object 169" xlink:type="simple" xlink:show="embed" xlink:actuate="onLoad"/><draw:image xlink:href="./ObjectReplacements/Object 169" xlink:type="simple" xlink:show="embed" xlink:actuate="onLoad"/><svg:desc>formule</svg:desc></draw:frame></text:span></text:span></text:p>
        <text:p text:style-name="P42"><text:span text:style-name="corps"><text:span text:style-name="T58">E </text:span></text:span><text:span text:style-name="corps"><text:span text:style-name="T18">=</text:span></text:span><text:span text:style-name="corps"><text:span text:style-name="T18"><draw:frame draw:style-name="fr7" draw:name="Objet321" text:anchor-type="as-char" svg:width="1.182cm" svg:height="0.871cm" draw:z-index="183"><draw:object xlink:href="./Object 170" xlink:type="simple" xlink:show="embed" xlink:actuate="onLoad"/><draw:image xlink:href="./ObjectReplacements/Object 170" xlink:type="simple" xlink:show="embed" xlink:actuate="onLoad"/><svg:desc>formule</svg:desc></draw:frame></text:span></text:span></text:p>
        <text:p text:style-name="P48"><text:span text:style-name="_5f_Correction_20_surligné"><text:span text:style-name="T89">E<text:tab/>= </text:span></text:span><text:span text:style-name="_5f_Correction_20_surligné"><text:span text:style-name="T89"><draw:frame draw:style-name="fr6" draw:name="Objet637" text:anchor-type="as-char" svg:width="1.93cm" svg:height="0.873cm" draw:z-index="184"><draw:object xlink:href="./Object 171" xlink:type="simple" xlink:show="embed" xlink:actuate="onLoad"/><draw:image xlink:href="./ObjectReplacements/Object 171" xlink:type="simple" xlink:show="embed" xlink:actuate="onLoad"/><svg:desc>formule</svg:desc></draw:frame></text:span></text:span></text:p>
        <text:p text:style-name="P48"><text:span text:style-name="_5f_Correction_20_surligné"><text:span text:style-name="T89">E<text:tab/>= </text:span></text:span><text:span text:style-name="_5f_Correction_20_surligné"><text:span text:style-name="T89"><draw:frame draw:style-name="fr6" draw:name="Objet638" text:anchor-type="as-char" svg:width="1.473cm" svg:height="0.873cm" draw:z-index="185"><draw:object xlink:href="./Object 172" xlink:type="simple" xlink:show="embed" xlink:actuate="onLoad"/><draw:image xlink:href="./ObjectReplacements/Object 172" xlink:type="simple" xlink:show="embed" xlink:actuate="onLoad"/><svg:desc>formule</svg:desc></draw:frame></text:span></text:span></text:p>
        <text:p text:style-name="P48"><text:span text:style-name="_5f_Correction_20_surligné"><text:span text:style-name="T89">E<text:tab/>= </text:span></text:span><text:span text:style-name="_5f_Correction_20_surligné"><text:span text:style-name="T89"><draw:frame draw:style-name="fr6" draw:name="Objet636" text:anchor-type="as-char" svg:width="0.721cm" svg:height="0.873cm" draw:z-index="186"><draw:object xlink:href="./Object 173" xlink:type="simple" xlink:show="embed" xlink:actuate="onLoad"/><draw:image xlink:href="./ObjectReplacements/Object 173" xlink:type="simple" xlink:show="embed" xlink:actuate="onLoad"/><svg:desc>formule</svg:desc></draw:frame></text:span></text:span></text:p>
        <text:p text:style-name="P42"><text:span text:style-name="corps"><text:span text:style-name="T58">F </text:span></text:span><text:span text:style-name="corps"><text:span text:style-name="T18">=</text:span></text:span><text:span text:style-name="corps"><text:span text:style-name="T18"><draw:frame draw:style-name="fr7" draw:name="Objet322" text:anchor-type="as-char" svg:width="1.182cm" svg:height="0.871cm" draw:z-index="187"><draw:object xlink:href="./Object 174" xlink:type="simple" xlink:show="embed" xlink:actuate="onLoad"/><draw:image xlink:href="./ObjectReplacements/Object 174" xlink:type="simple" xlink:show="embed" xlink:actuate="onLoad"/><svg:desc>formule</svg:desc></draw:frame></text:span></text:span></text:p>
        <text:p text:style-name="P48"><text:span text:style-name="_5f_Correction_20_surligné"><text:span text:style-name="T89">F<text:tab/>= </text:span></text:span><text:span text:style-name="_5f_Correction_20_surligné"><text:span text:style-name="T89"><draw:frame draw:style-name="fr6" draw:name="Objet640" text:anchor-type="as-char" svg:width="1.249cm" svg:height="0.873cm" draw:z-index="188"><draw:object xlink:href="./Object 187" xlink:type="simple" xlink:show="embed" xlink:actuate="onLoad"/><draw:image xlink:href="./ObjectReplacements/Object 187" xlink:type="simple" xlink:show="embed" xlink:actuate="onLoad"/><svg:desc>formule</svg:desc></draw:frame></text:span></text:span></text:p>
        <text:p text:style-name="P48"><text:span text:style-name="_5f_Correction_20_surligné"><text:span text:style-name="T89">F<text:tab/>= </text:span></text:span><text:span text:style-name="_5f_Correction_20_surligné"><text:span text:style-name="T89"><draw:frame draw:style-name="fr6" draw:name="Objet639" text:anchor-type="as-char" svg:width="0.721cm" svg:height="0.873cm" draw:z-index="189"><draw:object xlink:href="./Object 188" xlink:type="simple" xlink:show="embed" xlink:actuate="onLoad"/><draw:image xlink:href="./ObjectReplacements/Object 188" xlink:type="simple" xlink:show="embed" xlink:actuate="onLoad"/><svg:desc>formule</svg:desc></draw:frame></text:span></text:span></text:p>
        <text:p text:style-name="P48"><text:span text:style-name="_5f_Correction_20_surligné"><text:span text:style-name="T89"/></text:span></text:p>
        <text:p text:style-name="P42"><text:span text:style-name="T79">G</text:span><text:span text:style-name="corps"><text:span text:style-name="T58"> </text:span></text:span><text:span text:style-name="corps"><text:span text:style-name="T18">=</text:span></text:span><text:span text:style-name="corps"><text:span text:style-name="T18"><draw:frame draw:style-name="fr10" draw:name="Objet323" text:anchor-type="as-char" svg:width="1.699cm" svg:height="0.873cm" draw:z-index="190"><draw:object xlink:href="./Object 189" xlink:type="simple" xlink:show="embed" xlink:actuate="onLoad"/><draw:image xlink:href="./ObjectReplacements/Object 189" xlink:type="simple" xlink:show="embed" xlink:actuate="onLoad"/><svg:desc>formule</svg:desc></draw:frame></text:span></text:span></text:p>
        <text:p text:style-name="P48"><text:span text:style-name="_5f_Correction_20_surligné"><text:span text:style-name="T89">G = </text:span></text:span><text:span text:style-name="_5f_Correction_20_surligné"><text:span text:style-name="T89"><draw:frame draw:style-name="fr6" draw:name="Objet642" text:anchor-type="as-char" svg:width="2.381cm" svg:height="0.873cm" draw:z-index="191"><draw:object xlink:href="./Object 190" xlink:type="simple" xlink:show="embed" xlink:actuate="onLoad"/><draw:image xlink:href="./ObjectReplacements/Object 190" xlink:type="simple" xlink:show="embed" xlink:actuate="onLoad"/><svg:desc>formule</svg:desc></draw:frame></text:span></text:span></text:p>
        <text:p text:style-name="P48"><text:span text:style-name="_5f_Correction_20_surligné"><text:span text:style-name="T89">G<text:tab/>= </text:span></text:span><text:span text:style-name="_5f_Correction_20_surligné"><text:span text:style-name="T89"><draw:frame draw:style-name="fr6" draw:name="Objet643" text:anchor-type="as-char" svg:width="1.699cm" svg:height="0.873cm" draw:z-index="192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span></text:p>
        <text:p text:style-name="P48"><text:span text:style-name="_5f_Correction_20_surligné"><text:span text:style-name="T89">G<text:tab/>= </text:span></text:span><text:span text:style-name="_5f_Correction_20_surligné"><text:span text:style-name="T89"><draw:frame draw:style-name="fr6" draw:name="Objet641" text:anchor-type="as-char" svg:width="0.721cm" svg:height="0.873cm" draw:z-index="193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span></text:p>
        <text:p text:style-name="P42"><text:span text:style-name="corps"><text:span text:style-name="T58">H </text:span></text:span><text:span text:style-name="corps"><text:span text:style-name="T18">=</text:span></text:span><text:span text:style-name="corps"><text:span text:style-name="T18"><draw:frame draw:style-name="fr10" draw:name="Objet324" text:anchor-type="as-char" svg:width="1.699cm" svg:height="0.871cm" draw:z-index="196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span></text:p>
        <text:p text:style-name="P48"><text:span text:style-name="_5f_Correction_20_surligné"><text:span text:style-name="T89">H = </text:span></text:span><text:span text:style-name="_5f_Correction_20_surligné"><text:span text:style-name="T89"><draw:frame draw:style-name="fr6" draw:name="Objet645" text:anchor-type="as-char" svg:width="2.381cm" svg:height="0.873cm" draw:z-index="197"><draw:object xlink:href="./Object 194" xlink:type="simple" xlink:show="embed" xlink:actuate="onLoad"/><draw:image xlink:href="./ObjectReplacements/Object 194" xlink:type="simple" xlink:show="embed" xlink:actuate="onLoad"/><svg:desc>formule</svg:desc></draw:frame></text:span></text:span></text:p>
        <text:p text:style-name="P48"><text:span text:style-name="_5f_Correction_20_surligné"><text:span text:style-name="T89">H<text:tab/>= </text:span></text:span><text:span text:style-name="_5f_Correction_20_surligné"><text:span text:style-name="T89"><draw:frame draw:style-name="fr6" draw:name="Objet646" text:anchor-type="as-char" svg:width="1.699cm" svg:height="0.873cm" draw:z-index="198"><draw:object xlink:href="./Object 195" xlink:type="simple" xlink:show="embed" xlink:actuate="onLoad"/><draw:image xlink:href="./ObjectReplacements/Object 195" xlink:type="simple" xlink:show="embed" xlink:actuate="onLoad"/><svg:desc>formule</svg:desc></draw:frame></text:span></text:span></text:p>
        <text:p text:style-name="P47"><text:span text:style-name="_5f_Correction_20_surligné"><text:span text:style-name="T89">H = </text:span></text:span><text:span text:style-name="_5f_Correction_20_surligné"><text:span text:style-name="T89"><draw:frame draw:style-name="fr6" draw:name="Objet644" text:anchor-type="as-char" svg:width="0.721cm" svg:height="0.873cm" draw:z-index="171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<text:p text:style-name="P47"><text:span text:style-name="_5f_Correction_20_surligné"><text:span text:style-name="T89"/></text:span></text:p>
      </text:section>
      <text:list xml:id="list151541550051507" text:continue-numbering="true" text:style-name="Num_5f_Exo">
        <text:list-item>
          <text:h text:style-name="P68" text:outline-level="1">Effectue les calculs suivants en utilisant la méthode de ton choix.</text:h>
        </text:list-item>
      </text:list>
      <text:section text:style-name="Sect2" text:name="Section1">
        <text:p text:style-name="P56"><text:span text:style-name="_5f_Consigne"><text:span text:style-name="T45">A</text:span></text:span><text:span text:style-name="corps"><text:span text:style-name="T45"> </text:span></text:span><text:span text:style-name="corps"><text:span text:style-name="T15">=</text:span></text:span><text:span text:style-name="T45"><draw:frame draw:style-name="fr10" draw:name="Objet333" text:anchor-type="as-char" svg:width="0.72cm" svg:height="0.871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_5f_Consigne"><text:span text:style-name="T70"></text:span></text:span><text:span text:style-name="T45"><draw:frame draw:style-name="fr10" draw:name="Objet334" text:anchor-type="as-char" svg:width="0.496cm" svg:height="0.871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_5f_Consigne"><text:span text:style-name="T70"></text:span></text:span><text:span text:style-name="T45"><draw:frame draw:style-name="fr10" draw:name="Objet335" text:anchor-type="as-char" svg:width="0.496cm" svg:height="0.871cm" draw:z-index="22"><draw:object xlink:href="./Object 17" xlink:type="simple" xlink:show="embed" xlink:actuate="onLoad"/><draw:image xlink:href="./ObjectReplacements/Object 17" xlink:type="simple" xlink:show="embed" xlink:actuate="onLoad"/></draw:frame></text:span></text:p>
        <text:p text:style-name="P46"><text:span text:style-name="_5f_Correction_20_surligné"><text:span text:style-name="T84">A<text:tab/>= </text:span></text:span><text:span text:style-name="T84"><draw:frame draw:style-name="fr6" draw:name="Objet664" text:anchor-type="as-char" svg:width="2.448cm" svg:height="0.873cm" draw:z-index="19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<text:p text:style-name="P46"><text:span text:style-name="_5f_Correction_20_surligné"><text:span text:style-name="T84">A<text:tab/>= </text:span></text:span><text:span text:style-name="_5f_pointillés_20_gris"><text:span text:style-name="T84"><draw:frame draw:style-name="fr6" draw:name="Objet663" text:anchor-type="as-char" svg:width="0.721cm" svg:height="0.873cm" draw:z-index="2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<text:p text:style-name="P44"><text:span text:style-name="_5f_pointillés_20_gris"><text:span text:style-name="T84"/></text:span></text:p>
        <text:p text:style-name="P40"><text:span text:style-name="_5f_Consigne"><text:span text:style-name="T45">B</text:span></text:span><text:span text:style-name="corps"><text:span text:style-name="T45"> </text:span></text:span><text:span text:style-name="corps"><text:span text:style-name="T15">=</text:span></text:span><text:span text:style-name="T45"><draw:frame draw:style-name="fr10" draw:name="Objet336" text:anchor-type="as-char" svg:width="0.72cm" svg:height="0.871cm" draw:z-index="201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onsigne"><text:span text:style-name="T70"></text:span></text:span><text:span text:style-name="T45"><draw:frame draw:style-name="fr10" draw:name="Objet337" text:anchor-type="as-char" svg:width="0.72cm" svg:height="0.871cm" draw:z-index="202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onsigne"><text:span text:style-name="T70"></text:span></text:span><text:span text:style-name="T45"><draw:frame draw:style-name="fr10" draw:name="Objet338" text:anchor-type="as-char" svg:width="0.496cm" svg:height="0.871cm" draw:z-index="2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<text:p text:style-name="P44"><text:span text:style-name="_5f_Correction_20_surligné"><text:span text:style-name="T84">B<text:tab/>= </text:span></text:span><text:span text:style-name="T84"><draw:frame draw:style-name="fr6" draw:name="Objet666" text:anchor-type="as-char" svg:width="2.674cm" svg:height="0.873cm" draw:z-index="204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<text:p text:style-name="P44"><text:span text:style-name="_5f_Correction_20_surligné"><text:span text:style-name="T84">B<text:tab/>= </text:span></text:span><text:span text:style-name="_5f_pointillés_20_gris"><text:span text:style-name="T84"><draw:frame draw:style-name="fr6" draw:name="Objet665" text:anchor-type="as-char" svg:width="0.721cm" svg:height="0.873cm" draw:z-index="205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  <text:p text:style-name="P40"><text:span text:style-name="_5f_Consigne"><text:span text:style-name="T45">C</text:span></text:span><text:span text:style-name="corps"><text:span text:style-name="T45"> </text:span></text:span><text:span text:style-name="corps"><text:span text:style-name="T15">=</text:span></text:span><text:span text:style-name="_5f_Consigne"><text:span text:style-name="T45"> 2 </text:span></text:span><text:span text:style-name="_5f_Consigne"><text:span text:style-name="T70"></text:span></text:span><text:span text:style-name="T45"><draw:frame draw:style-name="fr10" draw:name="Objet339" text:anchor-type="as-char" svg:width="0.496cm" svg:height="0.871cm" draw:z-index="206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_5f_Consigne"><text:span text:style-name="T70"></text:span></text:span><text:span text:style-name="T45"><draw:frame draw:style-name="fr10" draw:name="Objet340" text:anchor-type="as-char" svg:width="0.72cm" svg:height="0.871cm" draw:z-index="207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<text:p text:style-name="P44"><text:span text:style-name="_5f_Correction_20_surligné"><text:span text:style-name="T84">C<text:tab/>= </text:span></text:span><text:span text:style-name="T84"><draw:frame draw:style-name="fr6" draw:name="Objet668" text:anchor-type="as-char" svg:width="2.674cm" svg:height="0.873cm" draw:z-index="208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<text:p text:style-name="P44"><text:span text:style-name="_5f_Correction_20_surligné"><text:span text:style-name="T84">C<text:tab/>= </text:span></text:span><text:span text:style-name="_5f_pointillés_20_gris"><text:span text:style-name="T90"><draw:frame draw:style-name="fr6" draw:name="Objet667" text:anchor-type="as-char" svg:width="0.721cm" svg:height="0.873cm" draw:z-index="209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<text:p text:style-name="P44"><text:span text:style-name="_5f_pointillés_20_gris"><text:span text:style-name="T90"/></text:span></text:p>
        <text:p text:style-name="P55"><text:span text:style-name="_5f_Consigne"><text:span text:style-name="T45">D</text:span></text:span><text:span text:style-name="corps"><text:span text:style-name="T45"> </text:span></text:span><text:span text:style-name="corps"><text:span text:style-name="T15">=</text:span></text:span><text:span text:style-name="_5f_Consigne"><text:span text:style-name="T45"><draw:frame draw:style-name="fr10" draw:name="Objet341" text:anchor-type="as-char" svg:width="0.496cm" svg:height="0.871cm" draw:z-index="210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span><text:span text:style-name="_5f_Consigne"><text:span text:style-name="T70"></text:span></text:span><text:span text:style-name="_5f_Consigne"><text:span text:style-name="T45"><draw:frame draw:style-name="fr10" draw:name="Objet342" text:anchor-type="as-char" svg:width="0.72cm" svg:height="0.871cm" draw:z-index="211"><draw:object xlink:href="./Object 197" xlink:type="simple" xlink:show="embed" xlink:actuate="onLoad"/><draw:image xlink:href="./ObjectReplacements/Object 197" xlink:type="simple" xlink:show="embed" xlink:actuate="onLoad"/><svg:desc>formule</svg:desc></draw:frame></text:span></text:span><text:span text:style-name="_5f_Consigne"><text:span text:style-name="T70"></text:span></text:span><text:span text:style-name="_5f_Consigne"><text:span text:style-name="T45"><draw:frame draw:style-name="fr10" draw:name="Objet343" text:anchor-type="as-char" svg:width="0.72cm" svg:height="0.871cm" draw:z-index="212"><draw:object xlink:href="./Object 198" xlink:type="simple" xlink:show="embed" xlink:actuate="onLoad"/><draw:image xlink:href="./ObjectReplacements/Object 198" xlink:type="simple" xlink:show="embed" xlink:actuate="onLoad"/><svg:desc>formule</svg:desc></draw:frame></text:span></text:span></text:p>
        <text:p text:style-name="P44"><text:span text:style-name="_5f_Correction_20_surligné"><text:span text:style-name="T84">D<text:tab/>= </text:span></text:span><text:span text:style-name="T84"><draw:frame draw:style-name="fr6" draw:name="Objet671" text:anchor-type="as-char" svg:width="2.674cm" svg:height="0.873cm" draw:z-index="213"><draw:object xlink:href="./Object 199" xlink:type="simple" xlink:show="embed" xlink:actuate="onLoad"/><draw:image xlink:href="./ObjectReplacements/Object 199" xlink:type="simple" xlink:show="embed" xlink:actuate="onLoad"/><svg:desc>formule</svg:desc></draw:frame></text:span></text:p>
        <text:p text:style-name="P44"><text:span text:style-name="_5f_Correction_20_surligné"><text:span text:style-name="T84">D<text:tab/>= </text:span></text:span><text:span text:style-name="T84"><draw:frame draw:style-name="fr6" draw:name="Objet672" text:anchor-type="as-char" svg:width="0.721cm" svg:height="0.873cm" draw:z-index="214"><draw:object xlink:href="./Object 200" xlink:type="simple" xlink:show="embed" xlink:actuate="onLoad"/><draw:image xlink:href="./ObjectReplacements/Object 200" xlink:type="simple" xlink:show="embed" xlink:actuate="onLoad"/><svg:desc>formule</svg:desc></draw:frame></text:span></text:p>
        <text:p text:style-name="P44"><text:span text:style-name="_5f_Correction_20_surligné"><text:span text:style-name="T84">D<text:tab/>= </text:span></text:span><text:span text:style-name="_5f_pointillés_20_gris"><text:span text:style-name="T84"><draw:frame draw:style-name="fr6" draw:name="Objet669" text:anchor-type="as-char" svg:width="1.402cm" svg:height="0.873cm" draw:z-index="215"><draw:object xlink:href="./Object 201" xlink:type="simple" xlink:show="embed" xlink:actuate="onLoad"/><draw:image xlink:href="./ObjectReplacements/Object 201" xlink:type="simple" xlink:show="embed" xlink:actuate="onLoad"/><svg:desc>formule</svg:desc></draw:frame></text:span></text:span><text:span text:style-name="_5f_Correction_20_surligné"><text:span text:style-name="T84"><text:s/>= </text:span></text:span><text:span text:style-name="_5f_pointillés_20_gris"><text:span text:style-name="T84"><draw:frame draw:style-name="fr6" draw:name="Objet670" text:anchor-type="as-char" svg:width="0.721cm" svg:height="0.873cm" draw:z-index="216"><draw:object xlink:href="./Object 202" xlink:type="simple" xlink:show="embed" xlink:actuate="onLoad"/><draw:image xlink:href="./ObjectReplacements/Object 202" xlink:type="simple" xlink:show="embed" xlink:actuate="onLoad"/><svg:desc>formule</svg:desc></draw:frame></text:span></text:span></text:p>
        <text:p text:style-name="P40"><text:span text:style-name="_5f_Consigne"><text:span text:style-name="T45">E</text:span></text:span><text:span text:style-name="corps"><text:span text:style-name="T45"> </text:span></text:span><text:span text:style-name="corps"><text:span text:style-name="T15">=</text:span></text:span><text:span text:style-name="_5f_Consigne"><text:span text:style-name="T45"><draw:frame draw:style-name="fr10" draw:name="Objet344" text:anchor-type="as-char" svg:width="0.72cm" svg:height="0.871cm" draw:z-index="217"><draw:object xlink:href="./Object 203" xlink:type="simple" xlink:show="embed" xlink:actuate="onLoad"/><draw:image xlink:href="./ObjectReplacements/Object 203" xlink:type="simple" xlink:show="embed" xlink:actuate="onLoad"/><svg:desc>formule</svg:desc></draw:frame></text:span></text:span><text:span text:style-name="_5f_Consigne"><text:span text:style-name="T70"></text:span></text:span><text:span text:style-name="_5f_Consigne"><text:span text:style-name="T45"><draw:frame draw:style-name="fr10" draw:name="Objet345" text:anchor-type="as-char" svg:width="0.496cm" svg:height="0.871cm" draw:z-index="218"><draw:object xlink:href="./Object 204" xlink:type="simple" xlink:show="embed" xlink:actuate="onLoad"/><draw:image xlink:href="./ObjectReplacements/Object 204" xlink:type="simple" xlink:show="embed" xlink:actuate="onLoad"/><svg:desc>formule</svg:desc></draw:frame></text:span></text:span><text:span text:style-name="_5f_Consigne"><text:span text:style-name="T70">−</text:span></text:span><text:span text:style-name="_5f_Consigne"><text:span text:style-name="T45"><draw:frame draw:style-name="fr10" draw:name="Objet346" text:anchor-type="as-char" svg:width="0.72cm" svg:height="0.871cm" draw:z-index="224"><draw:object xlink:href="./Object 205" xlink:type="simple" xlink:show="embed" xlink:actuate="onLoad"/><draw:image xlink:href="./ObjectReplacements/Object 205" xlink:type="simple" xlink:show="embed" xlink:actuate="onLoad"/><svg:desc>formule</svg:desc></draw:frame></text:span></text:span></text:p>
        <text:p text:style-name="P44"><text:span text:style-name="_5f_Correction_20_surligné"><text:span text:style-name="T84">E<text:tab/>= </text:span></text:span><text:span text:style-name="T84"><draw:frame draw:style-name="fr6" draw:name="Objet674" text:anchor-type="as-char" svg:width="1.998cm" svg:height="0.873cm" draw:z-index="225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  <text:p text:style-name="P44"><text:span text:style-name="_5f_Correction_20_surligné"><text:span text:style-name="T84">E<text:tab/>= </text:span></text:span><text:span text:style-name="_5f_pointillés_20_gris"><text:span text:style-name="T84"><draw:frame draw:style-name="fr6" draw:name="Objet673" text:anchor-type="as-char" svg:width="0.497cm" svg:height="0.873cm" draw:z-index="258"><draw:object xlink:href="./Object 207" xlink:type="simple" xlink:show="embed" xlink:actuate="onLoad"/><draw:image xlink:href="./ObjectReplacements/Object 207" xlink:type="simple" xlink:show="embed" xlink:actuate="onLoad"/><svg:desc>formule</svg:desc></draw:frame></text:span></text:span><text:span text:style-name="_5f_Correction_20_surligné"><text:span text:style-name="T84"><text:s/>= 2</text:span></text:span></text:p>
        <text:p text:style-name="P40"><text:span text:style-name="_5f_Consigne"><text:span text:style-name="T45">F</text:span></text:span><text:span text:style-name="corps"><text:span text:style-name="T45"> </text:span></text:span><text:span text:style-name="corps"><text:span text:style-name="T15">=</text:span></text:span><text:span text:style-name="_5f_Consigne"><text:span text:style-name="T45"> 1 </text:span></text:span><text:span text:style-name="_5f_Consigne"><text:span text:style-name="T70"></text:span></text:span><text:span text:style-name="_5f_Consigne"><text:span text:style-name="T45"><draw:frame draw:style-name="fr10" draw:name="Objet347" text:anchor-type="as-char" svg:width="0.72cm" svg:height="0.871cm" draw:z-index="259"><draw:object xlink:href="./Object 208" xlink:type="simple" xlink:show="embed" xlink:actuate="onLoad"/><draw:image xlink:href="./ObjectReplacements/Object 208" xlink:type="simple" xlink:show="embed" xlink:actuate="onLoad"/><svg:desc>formule</svg:desc></draw:frame></text:span></text:span><text:span text:style-name="_5f_Consigne"><text:span text:style-name="T70"></text:span></text:span><text:span text:style-name="_5f_Consigne"><text:span text:style-name="T45"><draw:frame draw:style-name="fr10" draw:name="Objet348" text:anchor-type="as-char" svg:width="0.496cm" svg:height="0.871cm" draw:z-index="260"><draw:object xlink:href="./Object 209" xlink:type="simple" xlink:show="embed" xlink:actuate="onLoad"/><draw:image xlink:href="./ObjectReplacements/Object 209" xlink:type="simple" xlink:show="embed" xlink:actuate="onLoad"/><svg:desc>formule</svg:desc></draw:frame></text:span></text:span></text:p>
        <text:p text:style-name="P44"><text:span text:style-name="_5f_Correction_20_surligné"><text:span text:style-name="T84">F<text:tab/>= </text:span></text:span><text:span text:style-name="T84"><draw:frame draw:style-name="fr6" draw:name="Objet677" text:anchor-type="as-char" svg:width="2.674cm" svg:height="0.873cm" draw:z-index="261"><draw:object xlink:href="./Object 210" xlink:type="simple" xlink:show="embed" xlink:actuate="onLoad"/><draw:image xlink:href="./ObjectReplacements/Object 210" xlink:type="simple" xlink:show="embed" xlink:actuate="onLoad"/><svg:desc>formule</svg:desc></draw:frame></text:span></text:p>
        <text:p text:style-name="P44"><text:span text:style-name="_5f_Correction_20_surligné"><text:span text:style-name="T84">F<text:tab/>= </text:span></text:span><text:span text:style-name="T84"><draw:frame draw:style-name="fr6" draw:name="Objet678" text:anchor-type="as-char" svg:width="0.721cm" svg:height="0.873cm" draw:z-index="262"><draw:object xlink:href="./Object 211" xlink:type="simple" xlink:show="embed" xlink:actuate="onLoad"/><draw:image xlink:href="./ObjectReplacements/Object 211" xlink:type="simple" xlink:show="embed" xlink:actuate="onLoad"/><svg:desc>formule</svg:desc></draw:frame></text:span></text:p>
        <text:p text:style-name="P44"><text:span text:style-name="_5f_Correction_20_surligné"><text:span text:style-name="T84">F<text:tab/>= </text:span></text:span><text:span text:style-name="_5f_pointillés_20_gris"><text:span text:style-name="T90"><draw:frame draw:style-name="fr6" draw:name="Objet675" text:anchor-type="as-char" svg:width="1.402cm" svg:height="0.873cm" draw:z-index="194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Correction_20_surligné"><text:span text:style-name="T84"><text:s/>= </text:span></text:span><text:span text:style-name="_5f_pointillés_20_gris"><text:span text:style-name="T90"><draw:frame draw:style-name="fr6" draw:name="Objet676" text:anchor-type="as-char" svg:width="0.721cm" svg:height="0.873cm" draw:z-index="195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</text:section>
      <text:list xml:id="list151540877156629" text:continue-numbering="true" text:style-name="Num_5f_Exo">
        <text:list-item>
          <text:h text:style-name="P69" text:outline-level="1"> <text:span text:style-name="T77">Au concours des jeunes créatrices,</text:span> Noémie a remporté <draw:frame draw:style-name="fr7" draw:name="Objet10" text:anchor-type="as-char" svg:width="0.293cm" svg:height="0.87cm" draw:z-index="72"><draw:object xlink:href="./Object 33" xlink:type="simple" xlink:show="embed" xlink:actuate="onLoad"/><draw:image xlink:href="./ObjectReplacements/Object 33" xlink:type="simple" xlink:show="embed" xlink:actuate="onLoad"/><svg:desc>formule</svg:desc></draw:frame><text:s/>des suffrages, Samia <draw:frame draw:style-name="fr7" draw:name="Objet11" text:anchor-type="as-char" svg:width="0.517cm" svg:height="0.87cm" draw:z-index="73"><draw:object xlink:href="./Object 40" xlink:type="simple" xlink:show="embed" xlink:actuate="onLoad"/><draw:image xlink:href="./ObjectReplacements/Object 40" xlink:type="simple" xlink:show="embed" xlink:actuate="onLoad"/><svg:desc>formule</svg:desc></draw:frame><text:s/>et Alexia tous les autres. Qui a <text:span text:style-name="T26">gagné</text:span> ?</text:h>
        </text:list-item>
      </text:list>
      <text:p text:style-name="P32"><text:span text:style-name="_5f_Correction_20_surligné"><text:span text:style-name="T79">Noémie </text:span></text:span><text:span text:style-name="_5f_Correction_20_surligné"><text:span text:style-name="T83">a obtenu</text:span></text:span><text:span text:style-name="_5f_Correction_20_surligné"><text:span text:style-name="T79"> : </text:span></text:span><text:span text:style-name="_5f_Correction_20_surligné"><text:span text:style-name="T79"><draw:frame draw:style-name="fr6" draw:name="Objet708" text:anchor-type="as-char" svg:width="0.497cm" svg:height="0.873cm" draw:z-index="219"><draw:object xlink:href="./Object 212" xlink:type="simple" xlink:show="embed" xlink:actuate="onLoad"/><draw:image xlink:href="./ObjectReplacements/Object 212" xlink:type="simple" xlink:show="embed" xlink:actuate="onLoad"/><svg:desc>formule</svg:desc></draw:frame></text:span></text:span><text:span text:style-name="_5f_Correction_20_surligné"><text:span text:style-name="T79"> </text:span></text:span><text:span text:style-name="_5f_Correction_20_surligné"><text:span text:style-name="T84">= </text:span></text:span><text:span text:style-name="T84"><draw:frame draw:style-name="fr6" draw:name="Objet709" text:anchor-type="as-char" svg:width="0.721cm" svg:height="0.873cm" draw:z-index="222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_5f_Correction_20_surligné"><text:span text:style-name="T84"> </text:span></text:span><text:span text:style-name="_5f_Correction_20_surligné"><text:span text:style-name="T87">des suffrages,</text:span></text:span></text:p>
      <text:p text:style-name="P32"><text:span text:style-name="_5f_Correction_20_surligné"><text:span text:style-name="T84">Samia : </text:span></text:span><text:span text:style-name="T84"><draw:frame draw:style-name="fr6" draw:name="Objet710" text:anchor-type="as-char" svg:width="0.721cm" svg:height="0.873cm" draw:z-index="223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_5f_Correction_20_surligné"><text:span text:style-name="T84"> </text:span></text:span><text:span text:style-name="_5f_Correction_20_surligné"><text:span text:style-name="T87">des suffrages.</text:span></text:span></text:p>
      <text:p text:style-name="P31"><text:span text:style-name="_5f_Correction_20_surligné"><text:span text:style-name="T87">et </text:span></text:span><text:span text:style-name="_5f_Correction_20_surligné"><text:span text:style-name="T84">Alexia : </text:span></text:span><text:span text:style-name="T84"><draw:frame draw:style-name="fr6" draw:name="Objet711" text:anchor-type="as-char" svg:width="2.083cm" svg:height="0.87cm" draw:z-index="256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_5f_Correction_20_surligné"><text:span text:style-name="T84"> = </text:span></text:span><text:span text:style-name="T84"><draw:frame draw:style-name="fr6" draw:name="Objet712" text:anchor-type="as-char" svg:width="0.721cm" svg:height="0.873cm" draw:z-index="257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38"> </text:span><text:span text:style-name="T39">des suffrages</text:span></text:p>
      <text:p text:style-name="P61"><text:span text:style-name="_5f_Correction_20_surligné"><text:span text:style-name="T84"><draw:frame draw:style-name="fr11" draw:name="Objet9" text:anchor-type="as-char" svg:width="2.515cm" svg:height="0.87cm" draw:z-index="263"><draw:object xlink:href="./Object 108" xlink:type="simple" xlink:show="embed" xlink:actuate="onLoad"/><draw:image xlink:href="./ObjectReplacements/Object 108" xlink:type="simple" xlink:show="embed" xlink:actuate="onLoad"/></draw:frame></text:span></text:span><text:span text:style-name="_5f_Correction_20_surligné"><text:span text:style-name="T84"><text:s/>c'est Noémie qui a </text:span></text:span><text:span text:style-name="_5f_Correction_20_surligné"><text:span text:style-name="T41">gagné, </text:span></text:span><text:span text:style-name="_5f_Correction_20_surligné"><text:span text:style-name="T42">avec </text:span></text:span><text:span text:style-name="_5f_Correction_20_surligné"><text:span text:style-name="T42"><draw:frame draw:style-name="fr6" draw:name="Objet44" text:anchor-type="as-char" svg:width="0.497cm" svg:height="0.873cm" draw:z-index="264"><draw:object xlink:href="./Object 148" xlink:type="simple" xlink:show="embed" xlink:actuate="onLoad"/><draw:image xlink:href="./ObjectReplacements/Object 148" xlink:type="simple" xlink:show="embed" xlink:actuate="onLoad"/><svg:desc>formule</svg:desc></draw:frame></text:span></text:span><text:span text:style-name="_5f_Correction_20_surligné"><text:span text:style-name="T42"><text:s/>des suffrages.</text:span></text:span></text:p>
      <text:list xml:id="list151541247786043" text:continue-numbering="true" text:style-name="Num_5f_Exo">
        <text:list-item>
          <text:h text:style-name="P70" text:outline-level="1"> <text:span text:style-name="T94">Effectue et donne le résultat sous forme de fraction.</text:span></text:h>
        </text:list-item>
      </text:list>
      <text:section text:style-name="Sect3" text:name="Section5">
        <text:p text:style-name="P57"><text:span text:style-name="_5f_Consigne"><text:span text:style-name="T45">I</text:span></text:span><text:span text:style-name="corps"><text:span text:style-name="T45"> </text:span></text:span><text:span text:style-name="corps"><text:span text:style-name="T15">=</text:span></text:span><text:span text:style-name="corps"><text:span text:style-name="T31"><draw:frame draw:style-name="fr10" draw:name="Objet162" text:anchor-type="as-char" svg:width="0.721cm" svg:height="0.873cm" draw:z-index="38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Consigne"><text:span text:style-name="T70">−</text:span></text:span><text:span text:style-name="corps"><text:span text:style-name="T31"><draw:frame draw:style-name="fr10" draw:name="Objet166" text:anchor-type="as-char" svg:width="0.945cm" svg:height="0.873cm" draw:z-index="39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/text:p>
        <text:p text:style-name="P51"><text:span text:style-name="_5f_Correction_20_surligné"><text:span text:style-name="T79">I =</text:span></text:span><text:span text:style-name="corps"><text:span text:style-name="T15"><draw:frame draw:style-name="fr6" draw:name="Objet700" text:anchor-type="as-char" svg:width="2.147cm" svg:height="0.873cm" draw:z-index="226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/text:p>
        <text:p text:style-name="P51"><text:span text:style-name="_5f_Correction_20_surligné"><text:span text:style-name="T79">I = </text:span></text:span><text:span text:style-name="_5f_Correction_20_surligné"><text:span text:style-name="T79"><draw:frame draw:style-name="fr6" draw:name="Objet701" text:anchor-type="as-char" svg:width="0.945cm" svg:height="0.873cm" draw:z-index="227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/text:p>
        <text:p text:style-name="P41"><text:span text:style-name="_5f_Consigne"><text:span text:style-name="T45">J</text:span></text:span><text:span text:style-name="corps"><text:span text:style-name="T45"> </text:span></text:span><text:span text:style-name="corps"><text:span text:style-name="T15">=</text:span></text:span><text:span text:style-name="corps"><text:span text:style-name="T31"><draw:frame draw:style-name="fr7" draw:name="Objet146" text:anchor-type="as-char" svg:width="0.72cm" svg:height="0.871cm" draw:z-index="228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_5f_Consigne"><text:span text:style-name="T70"></text:span></text:span><text:span text:style-name="corps"><text:span text:style-name="T31"><draw:frame draw:style-name="fr10" draw:name="Objet161" text:anchor-type="as-char" svg:width="0.736cm" svg:height="0.884cm" draw:z-index="229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/text:p>
        <text:p text:style-name="P51"><text:span text:style-name="_5f_Correction_20_surligné"><text:span text:style-name="T79">J = </text:span></text:span><text:span text:style-name="corps"><text:span text:style-name="T15"><draw:frame draw:style-name="fr6" draw:name="Objet702" text:anchor-type="as-char" svg:width="1.699cm" svg:height="0.873cm" draw:z-index="230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/text:p>
        <text:p text:style-name="P51"><text:span text:style-name="_5f_Correction_20_surligné"><text:span text:style-name="T84">J = </text:span></text:span><text:span text:style-name="corps"><text:span text:style-name="T15"><draw:frame draw:style-name="fr6" draw:name="Objet705" text:anchor-type="as-char" svg:width="0.721cm" svg:height="0.873cm" draw:z-index="231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corps"><text:span text:style-name="T15"><text:s/></text:span></text:span></text:p>
        <text:p text:style-name="P51"><text:span text:style-name="_5f_Correction_5f_surligné"><text:span text:style-name="T74">J </text:span></text:span><text:span text:style-name="_5f_Correction_5f_surligné"><text:span text:style-name="T84">= 1</text:span></text:span></text:p>
        <text:p text:style-name="P41"><text:span text:style-name="_5f_Consigne"><text:span text:style-name="T45">K</text:span></text:span><text:span text:style-name="corps"><text:span text:style-name="T45"> </text:span></text:span><text:span text:style-name="corps"><text:span text:style-name="T15">=</text:span></text:span><text:span text:style-name="corps"><text:span text:style-name="T15"><draw:frame draw:style-name="fr7" draw:name="Objet358" text:anchor-type="as-char" svg:width="2.161cm" svg:height="0.871cm" draw:z-index="232"><draw:object xlink:href="./Object 217" xlink:type="simple" xlink:show="embed" xlink:actuate="onLoad"/><draw:image xlink:href="./ObjectReplacements/Object 217" xlink:type="simple" xlink:show="embed" xlink:actuate="onLoad"/><svg:desc>formule</svg:desc></draw:frame></text:span></text:span></text:p>
        <text:p text:style-name="P51"><text:span text:style-name="_5f_Correction_20_surligné"><text:span text:style-name="T84">K = </text:span></text:span><text:span text:style-name="corps"><text:span text:style-name="T15"><draw:frame draw:style-name="fr6" draw:name="Objet691" text:anchor-type="as-char" svg:width="2.448cm" svg:height="0.873cm" draw:z-index="233"><draw:object xlink:href="./Object 218" xlink:type="simple" xlink:show="embed" xlink:actuate="onLoad"/><draw:image xlink:href="./ObjectReplacements/Object 218" xlink:type="simple" xlink:show="embed" xlink:actuate="onLoad"/><svg:desc>formule</svg:desc></draw:frame></text:span></text:span></text:p>
        <text:p text:style-name="P52"><text:span text:style-name="_5f_Correction_20_surligné"><text:span text:style-name="T95">K = </text:span></text:span><text:span text:style-name="_5f_pointillés_20_gris"><text:span text:style-name="T91"><draw:frame draw:style-name="fr6" draw:name="Objet692" text:anchor-type="as-char" svg:width="1.249cm" svg:height="0.873cm" draw:z-index="234"><draw:object xlink:href="./Object 219" xlink:type="simple" xlink:show="embed" xlink:actuate="onLoad"/><draw:image xlink:href="./ObjectReplacements/Object 219" xlink:type="simple" xlink:show="embed" xlink:actuate="onLoad"/><svg:desc>formule</svg:desc></draw:frame></text:span></text:span></text:p>
        <text:p text:style-name="P52"><text:span text:style-name="_5f_Correction_20_surligné"><text:span text:style-name="T96">K </text:span></text:span><text:span text:style-name="_5f_Correction_20_surligné"><text:span text:style-name="T95">= 0</text:span></text:span></text:p>
        <text:p text:style-name="P41"><text:span text:style-name="_5f_Consigne"><text:span text:style-name="T45">L</text:span></text:span><text:span text:style-name="corps"><text:span text:style-name="T45"> </text:span></text:span><text:span text:style-name="corps"><text:span text:style-name="T15">=</text:span></text:span><text:span text:style-name="corps"><text:span text:style-name="T15"><draw:frame draw:style-name="fr7" draw:name="Objet359" text:anchor-type="as-char" svg:width="1.937cm" svg:height="0.871cm" draw:z-index="235"><draw:object xlink:href="./Object 220" xlink:type="simple" xlink:show="embed" xlink:actuate="onLoad"/><draw:image xlink:href="./ObjectReplacements/Object 220" xlink:type="simple" xlink:show="embed" xlink:actuate="onLoad"/><svg:desc>formule</svg:desc></draw:frame></text:span></text:span></text:p>
        <text:p text:style-name="P51"><text:span text:style-name="_5f_Correction_20_surligné"><text:span text:style-name="T84">L=</text:span></text:span><text:span text:style-name="corps"><text:span text:style-name="T15"><draw:frame draw:style-name="fr6" draw:name="Objet693" text:anchor-type="as-char" svg:width="1.998cm" svg:height="0.873cm" draw:z-index="236"><draw:object xlink:href="./Object 221" xlink:type="simple" xlink:show="embed" xlink:actuate="onLoad"/><draw:image xlink:href="./ObjectReplacements/Object 221" xlink:type="simple" xlink:show="embed" xlink:actuate="onLoad"/><svg:desc>formule</svg:desc></draw:frame></text:span></text:span></text:p>
        <text:p text:style-name="P51"><text:span text:style-name="_5f_Correction_5f_surligné"><text:span text:style-name="T74">L </text:span></text:span><text:span text:style-name="_5f_Correction_5f_surligné"><text:span text:style-name="T84">= </text:span></text:span><text:span text:style-name="_5f_Correction_5f_surligné"><text:span text:style-name="T79"><draw:frame draw:style-name="fr6" draw:name="Objet695" text:anchor-type="as-char" svg:width="0.497cm" svg:height="0.873cm" draw:z-index="237"><draw:object xlink:href="./Object 222" xlink:type="simple" xlink:show="embed" xlink:actuate="onLoad"/><draw:image xlink:href="./ObjectReplacements/Object 222" xlink:type="simple" xlink:show="embed" xlink:actuate="onLoad"/><svg:desc>formule</svg:desc></draw:frame></text:span></text:span></text:p>
        <text:p text:style-name="P52"><text:span text:style-name="_5f_Correction_20_surligné"><text:span text:style-name="T84">L = </text:span></text:span><text:span text:style-name="_5f_Correction_20_surligné"><text:span text:style-name="T84"><draw:frame draw:style-name="fr6" draw:name="Objet696" text:anchor-type="as-char" svg:width="1.178cm" svg:height="0.873cm" draw:z-index="238"><draw:object xlink:href="./Object 223" xlink:type="simple" xlink:show="embed" xlink:actuate="onLoad"/><draw:image xlink:href="./ObjectReplacements/Object 223" xlink:type="simple" xlink:show="embed" xlink:actuate="onLoad"/><svg:desc>formule</svg:desc></draw:frame></text:span></text:span><text:span text:style-name="_5f_Correction_20_surligné"><text:span text:style-name="T84"><text:s/></text:span></text:span><text:span text:style-name="_5f_Correction_20_surligné"><text:span text:style-name="T88">= </text:span></text:span><text:span text:style-name="_5f_Correction_20_surligné"><text:span text:style-name="T84"><draw:frame draw:style-name="fr6" draw:name="Objet697" text:anchor-type="as-char" svg:width="0.497cm" svg:height="0.873cm" draw:z-index="249"><draw:object xlink:href="./Object 224" xlink:type="simple" xlink:show="embed" xlink:actuate="onLoad"/><draw:image xlink:href="./ObjectReplacements/Object 224" xlink:type="simple" xlink:show="embed" xlink:actuate="onLoad"/><svg:desc>formule</svg:desc></draw:frame></text:span></text:span></text:p>
        <text:p text:style-name="P54"><text:span text:style-name="_5f_Consigne"><text:span text:style-name="T45">M</text:span></text:span><text:span text:style-name="corps"><text:span text:style-name="T45"> </text:span></text:span><text:span text:style-name="corps"><text:span text:style-name="T15">=</text:span></text:span><text:span text:style-name="corps"><text:span text:style-name="T15"><draw:frame draw:style-name="fr7" draw:name="Objet94" text:anchor-type="as-char" svg:width="2.235cm" svg:height="0.871cm" draw:z-index="250"><draw:object xlink:href="./Object 225" xlink:type="simple" xlink:show="embed" xlink:actuate="onLoad"/><draw:image xlink:href="./ObjectReplacements/Object 225" xlink:type="simple" xlink:show="embed" xlink:actuate="onLoad"/><svg:desc>formule</svg:desc></draw:frame></text:span></text:span></text:p>
        <text:p text:style-name="P45"><text:span text:style-name="_5f_Correction_20_surligné"><text:span text:style-name="T84">M =</text:span></text:span><text:span text:style-name="_5f_pointillés_20_gris"><text:span text:style-name="T79"><draw:frame draw:style-name="fr6" draw:name="Objet689" text:anchor-type="as-char" svg:width="2.674cm" svg:height="0.873cm" draw:z-index="251"><draw:object xlink:href="./Object 226" xlink:type="simple" xlink:show="embed" xlink:actuate="onLoad"/><draw:image xlink:href="./ObjectReplacements/Object 226" xlink:type="simple" xlink:show="embed" xlink:actuate="onLoad"/><svg:desc>formule</svg:desc></draw:frame></text:span></text:span><text:span text:style-name="_5f_Correction_20_surligné"><text:span text:style-name="T79"> </text:span></text:span></text:p>
        <text:p text:style-name="P45"><text:span text:style-name="_5f_Correction_20_surligné"><text:span text:style-name="T81">M </text:span></text:span><text:span text:style-name="_5f_Correction_20_surligné"><text:span text:style-name="T79">= </text:span></text:span><text:span text:style-name="_5f_Correction_20_surligné"><text:span text:style-name="T79"><draw:frame draw:style-name="fr6" draw:name="Objet690" text:anchor-type="as-char" svg:width="0.721cm" svg:height="0.873cm" draw:z-index="253"><draw:object xlink:href="./Object 227" xlink:type="simple" xlink:show="embed" xlink:actuate="onLoad"/><draw:image xlink:href="./ObjectReplacements/Object 227" xlink:type="simple" xlink:show="embed" xlink:actuate="onLoad"/><svg:desc>formule</svg:desc></draw:frame></text:span></text:span></text:p>
        <text:p text:style-name="P41"><text:span text:style-name="_5f_Consigne"><text:span text:style-name="T45">N</text:span></text:span><text:span text:style-name="corps"><text:span text:style-name="T45"> </text:span></text:span><text:span text:style-name="corps"><text:span text:style-name="T15">=</text:span></text:span><text:span text:style-name="corps"><text:span text:style-name="T15"><draw:frame draw:style-name="fr7" draw:name="Objet361" text:anchor-type="as-char" svg:width="4.025cm" svg:height="0.958cm" draw:z-index="254"><draw:object xlink:href="./Object 228" xlink:type="simple" xlink:show="embed" xlink:actuate="onLoad"/><draw:image xlink:href="./ObjectReplacements/Object 228" xlink:type="simple" xlink:show="embed" xlink:actuate="onLoad"/><svg:desc>formule</svg:desc></draw:frame></text:span></text:span></text:p>
        <text:p text:style-name="P51"><text:span text:style-name="_5f_Correction_20_surligné"><text:span text:style-name="T84">N =</text:span></text:span><text:span text:style-name="_5f_pointillés_20_gris"><text:span text:style-name="T79"><draw:frame draw:style-name="fr6" draw:name="Objet703" text:anchor-type="as-char" svg:width="3.836cm" svg:height="0.863cm" draw:z-index="255"><draw:object xlink:href="./Object 229" xlink:type="simple" xlink:show="embed" xlink:actuate="onLoad"/><draw:image xlink:href="./ObjectReplacements/Object 229" xlink:type="simple" xlink:show="embed" xlink:actuate="onLoad"/><svg:desc>formule</svg:desc></draw:frame></text:span></text:span></text:p>
        <text:p text:style-name="P51"><text:span text:style-name="_5f_Correction_20_surligné"><text:span text:style-name="T84">N = </text:span></text:span><text:span text:style-name="_5f_Correction_20_surligné"><text:span text:style-name="T79"><draw:frame draw:style-name="fr6" draw:name="Objet704" text:anchor-type="as-char" svg:width="1.699cm" svg:height="0.873cm" draw:z-index="265"><draw:object xlink:href="./Object 230" xlink:type="simple" xlink:show="embed" xlink:actuate="onLoad"/><draw:image xlink:href="./ObjectReplacements/Object 230" xlink:type="simple" xlink:show="embed" xlink:actuate="onLoad"/><svg:desc>formule</svg:desc></draw:frame></text:span></text:span></text:p>
        <text:p text:style-name="P51"><text:span text:style-name="_5f_Correction_20_surligné"><text:span text:style-name="T81">N </text:span></text:span><text:span text:style-name="_5f_Correction_20_surligné"><text:span text:style-name="T79">= 0</text:span></text:span></text:p>
        <text:list xml:id="list3853801771" text:style-name="_5f_numérotation">
          <text:list-header>
            <text:p text:style-name="P79"><text:span text:style-name="_5f_Consigne"><text:span text:style-name="T45">P</text:span></text:span><text:span text:style-name="corps"><text:span text:style-name="T97"> </text:span></text:span><text:span text:style-name="corps"><text:span text:style-name="T29">=</text:span></text:span><text:span text:style-name="corps"><text:span text:style-name="T98"><draw:frame draw:style-name="fr10" draw:name="Objet167" text:anchor-type="as-char" svg:width="2.618cm" svg:height="0.873cm" draw:z-index="266"><draw:object xlink:href="./Object 231" xlink:type="simple" xlink:show="embed" xlink:actuate="onLoad"/><draw:image xlink:href="./ObjectReplacements/Object 231" xlink:type="simple" xlink:show="embed" xlink:actuate="onLoad"/><svg:desc>formule</svg:desc></draw:frame></text:span></text:span></text:p>
          </text:list-header>
        </text:list>
        <text:p text:style-name="P51"><text:span text:style-name="_5f_Correction_20_surligné"><text:span text:style-name="T84">P = </text:span></text:span><text:span text:style-name="_5f_pointillés_20_gris"><text:span text:style-name="T79"><draw:frame draw:style-name="fr9" draw:name="Objet706" text:anchor-type="as-char" svg:y="-0.52cm" svg:width="2.168cm" svg:height="0.873cm" draw:z-index="267"><draw:object xlink:href="./Object 232" xlink:type="simple" xlink:show="embed" xlink:actuate="onLoad"/><draw:image xlink:href="./ObjectReplacements/Object 232" xlink:type="simple" xlink:show="embed" xlink:actuate="onLoad"/><svg:desc>formule</svg:desc></draw:frame></text:span></text:span></text:p>
        <text:p text:style-name="P51"><text:span text:style-name="_5f_Correction_20_surligné"><text:span text:style-name="T84">P = </text:span></text:span><text:span text:style-name="corps"><text:span text:style-name="T15"><draw:frame draw:style-name="fr6" draw:name="Objet707" text:anchor-type="as-char" svg:width="0.721cm" svg:height="0.873cm" draw:z-index="268"><draw:object xlink:href="./Object 233" xlink:type="simple" xlink:show="embed" xlink:actuate="onLoad"/><draw:image xlink:href="./ObjectReplacements/Object 233" xlink:type="simple" xlink:show="embed" xlink:actuate="onLoad"/><svg:desc>formule</svg:desc></draw:frame></text:span></text:span></text:p>
        <text:p text:style-name="P51"><text:span text:style-name="_5f_Correction_5f_surligné"><text:span text:style-name="T74">P </text:span></text:span><text:span text:style-name="_5f_Correction_5f_surligné"><text:span text:style-name="T84">= 2</text:span></text:span></text:p>
        <text:p text:style-name="P41"><text:span text:style-name="_5f_Consigne"><text:span text:style-name="T45">Q</text:span></text:span><text:span text:style-name="corps"><text:span text:style-name="T45"> </text:span></text:span><text:span text:style-name="corps"><text:span text:style-name="T15">=</text:span></text:span><text:span text:style-name="corps"><text:span text:style-name="T15"><draw:frame draw:style-name="fr10" draw:name="Objet360" text:anchor-type="as-char" svg:width="2.785cm" svg:height="0.96cm" draw:z-index="269"><draw:object xlink:href="./Object 234" xlink:type="simple" xlink:show="embed" xlink:actuate="onLoad"/><draw:image xlink:href="./ObjectReplacements/Object 234" xlink:type="simple" xlink:show="embed" xlink:actuate="onLoad"/><svg:desc>formule</svg:desc></draw:frame></text:span></text:span></text:p>
        <text:p text:style-name="P51"><text:span text:style-name="_5f_Correction_20_surligné"><text:span text:style-name="T79">Q = </text:span></text:span><text:span text:style-name="corps"><text:span text:style-name="T15"><draw:frame draw:style-name="fr6" draw:name="Objet694" text:anchor-type="as-char" svg:width="1.473cm" svg:height="0.873cm" draw:z-index="270"><draw:object xlink:href="./Object 235" xlink:type="simple" xlink:show="embed" xlink:actuate="onLoad"/><draw:image xlink:href="./ObjectReplacements/Object 235" xlink:type="simple" xlink:show="embed" xlink:actuate="onLoad"/><svg:desc>formule</svg:desc></draw:frame></text:span></text:span></text:p>
        <text:p text:style-name="P53"><text:span text:style-name="_5f_Correction_20_surligné"><text:span text:style-name="T84">Q = </text:span></text:span><text:span text:style-name="_5f_pointillés_20_gris"><text:span text:style-name="T79"><draw:frame draw:style-name="fr6" draw:name="Objet698" text:anchor-type="as-char" svg:width="1.699cm" svg:height="0.873cm" draw:z-index="220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/text:p>
        <text:p text:style-name="P53"><text:span text:style-name="_5f_Correction_20_surligné"><text:span text:style-name="T85">Q =</text:span></text:span><text:span text:style-name="_5f_Correction_20_surligné"><text:span text:style-name="T84"> </text:span></text:span><text:span text:style-name="_5f_Correction_20_surligné"><text:span text:style-name="T84"><draw:frame draw:style-name="fr9" draw:name="Objet699" text:anchor-type="as-char" svg:y="-0.674cm" svg:width="0.721cm" svg:height="0.873cm" draw:z-index="22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_5f_pointillés_20_gris"><text:span text:style-name="T79">.</text:span></text:span></text:p>
      </text:section>
      <text:section text:style-name="Sect1" text:name="Section6">
        <text:h text:style-name="P71" text:outline-level="1"/>
        <text:list xml:id="list151540434171455" text:continue-list="list151541247786043" text:style-name="Num_5f_Exo">
          <text:list-item>
            <text:h text:style-name="P73" text:outline-level="1"><text:span text:style-name="_5f_Consigne"><text:span text:style-name="T44"> </text:span></text:span><text:span text:style-name="_5f_Consigne"><text:span text:style-name="T53">Un adulte passe en moyenne</text:span></text:span><text:span text:style-name="_5f_Consigne"><text:span text:style-name="T55"> </text:span></text:span><text:span text:style-name="T55"><draw:frame draw:style-name="fr7" draw:name="Objet368" text:anchor-type="as-char" svg:width="0.296cm" svg:height="0.873cm" draw:z-index="13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56"><text:s/></text:span><text:span text:style-name="_5f_Consigne"><text:span text:style-name="T54">de son temps à travailler (tous déplacements compris)</text:span></text:span><text:span text:style-name="_5f_Consigne">, </text:span><text:span text:style-name="T56"><draw:frame draw:style-name="fr7" draw:name="Objet369" text:anchor-type="as-char" svg:width="0.293cm" svg:height="0.87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6"><text:s/></text:span><text:span text:style-name="_5f_Consigne"><text:span text:style-name="T54">à dormir, </text:span></text:span><text:span text:style-name="T54"><draw:frame draw:style-name="fr8" draw:name="Objet370" text:anchor-type="as-char" svg:y="-0.494cm" svg:width="0.517cm" svg:height="0.97cm" draw:z-index="15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54"><text:s/></text:span><text:span text:style-name="_5f_Consigne"><text:span text:style-name="T54">à gérer l</text:span></text:span><text:span text:style-name="_5f_Consigne"><text:span text:style-name="T53">e quotidien et </text:span></text:span><text:span text:style-name="T53"><draw:frame draw:style-name="fr7" draw:name="Objet371" text:anchor-type="as-char" svg:width="0.517cm" svg:height="0.97cm" draw:z-index="16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53"><text:s/></text:span><text:span text:style-name="_5f_Consigne"><text:span text:style-name="T53">à manger. Quelle fraction de son temps lui reste-t-il pour ses loisirs ?</text:span></text:span></text:h>
            <text:h text:style-name="P72" text:outline-level="1"><text:span text:style-name="_5f_Correction_5f_surligné"><text:span text:style-name="T99">On met chaque fraction au même dénominateur :</text:span></text:span></text:h>
          </text:list-item>
        </text:list>
        <text:p text:style-name="P30"><text:span text:style-name="_5f_Correction_5f_surligné"><text:span text:style-name="T84"><text:s/></text:span></text:span><text:span text:style-name="_5f_Correction_5f_surligné"><text:span text:style-name="T84"><draw:frame draw:style-name="fr6" draw:name="Objet3" text:anchor-type="as-char" svg:width="1.443cm" svg:height="0.87cm" draw:z-index="239"><draw:object xlink:href="./Object 236" xlink:type="simple" xlink:show="embed" xlink:actuate="onLoad"/><draw:image xlink:href="./ObjectReplacements/Object 236" xlink:type="simple" xlink:show="embed" xlink:actuate="onLoad"/><svg:desc>formule</svg:desc></draw:frame></text:span></text:span><text:span text:style-name="_5f_Correction_5f_surligné"><text:span text:style-name="T84"><text:s text:c="12"/></text:span></text:span><text:span text:style-name="_5f_Correction_5f_surligné"><text:span text:style-name="T84"><draw:frame draw:style-name="fr6" draw:name="Objet4" text:anchor-type="as-char" svg:width="1.443cm" svg:height="0.87cm" draw:z-index="240"><draw:object xlink:href="./Object 237" xlink:type="simple" xlink:show="embed" xlink:actuate="onLoad"/><draw:image xlink:href="./ObjectReplacements/Object 237" xlink:type="simple" xlink:show="embed" xlink:actuate="onLoad"/><svg:desc>formule</svg:desc></draw:frame></text:span></text:span><text:span text:style-name="_5f_Correction_5f_surligné"><text:span text:style-name="T84"><text:s text:c="10"/></text:span></text:span><text:span text:style-name="_5f_Correction_5f_surligné"><text:span text:style-name="T84"><draw:frame draw:style-name="fr6" draw:name="Objet6" text:anchor-type="as-char" svg:width="1.667cm" svg:height="0.87cm" draw:z-index="241"><draw:object xlink:href="./Object 238" xlink:type="simple" xlink:show="embed" xlink:actuate="onLoad"/><draw:image xlink:href="./ObjectReplacements/Object 238" xlink:type="simple" xlink:show="embed" xlink:actuate="onLoad"/><svg:desc>formule</svg:desc></draw:frame></text:span></text:span></text:p>
        <text:p text:style-name="P30"><text:span text:style-name="_5f_Correction_5f_surligné"><text:span text:style-name="T86">Fraction de temps restant :</text:span></text:span></text:p>
        <text:p text:style-name="P30"><text:span text:style-name="_5f_Correction_5f_surligné"><text:span text:style-name="T84">1 </text:span></text:span><text:span text:style-name="_5f_Correction_5f_surligné"><text:span text:style-name="T75">−</text:span></text:span><text:span text:style-name="_5f_Correction_5f_surligné"><text:span text:style-name="T84"> </text:span></text:span><text:span text:style-name="_5f_Correction_5f_surligné"><text:span text:style-name="T84"><draw:frame draw:style-name="fr6" draw:name="Objet713" text:anchor-type="as-char" svg:width="2.762cm" svg:height="0.873cm" draw:z-index="242"><draw:object xlink:href="./Object 239" xlink:type="simple" xlink:show="embed" xlink:actuate="onLoad"/><draw:image xlink:href="./ObjectReplacements/Object 239" xlink:type="simple" xlink:show="embed" xlink:actuate="onLoad"/><svg:desc>formule</svg:desc></draw:frame></text:span></text:span><text:span text:style-name="_5f_Correction_5f_surligné"><text:span text:style-name="T84"><text:s/>= </text:span></text:span><text:span text:style-name="_5f_Correction_5f_surligné"><text:span text:style-name="T84"><draw:frame draw:style-name="fr6" draw:name="Objet714" text:anchor-type="as-char" svg:width="0.721cm" svg:height="0.873cm" draw:z-index="243"><draw:object xlink:href="./Object 240" xlink:type="simple" xlink:show="embed" xlink:actuate="onLoad"/><draw:image xlink:href="./ObjectReplacements/Object 240" xlink:type="simple" xlink:show="embed" xlink:actuate="onLoad"/><svg:desc>formule</svg:desc></draw:frame></text:span></text:span><text:span text:style-name="_5f_Correction_5f_surligné"><text:span text:style-name="T84"><text:s/></text:span></text:span><text:span text:style-name="_5f_Correction_5f_surligné"><text:span text:style-name="T75">−</text:span></text:span><text:span text:style-name="_5f_Correction_5f_surligné"><text:span text:style-name="T84"> </text:span></text:span><text:span text:style-name="_5f_Correction_5f_surligné"><text:span text:style-name="T84"><draw:frame draw:style-name="fr6" draw:name="Objet715" text:anchor-type="as-char" svg:width="0.721cm" svg:height="0.873cm" draw:z-index="244"><draw:object xlink:href="./Object 241" xlink:type="simple" xlink:show="embed" xlink:actuate="onLoad"/><draw:image xlink:href="./ObjectReplacements/Object 241" xlink:type="simple" xlink:show="embed" xlink:actuate="onLoad"/><svg:desc>formule</svg:desc></draw:frame></text:span></text:span><text:span text:style-name="_5f_Correction_5f_surligné"><text:span text:style-name="T84"><text:s/>= </text:span></text:span><text:span text:style-name="_5f_Correction_5f_surligné"><text:span text:style-name="T84"><draw:frame draw:style-name="fr6" draw:name="Objet716" text:anchor-type="as-char" svg:width="0.721cm" svg:height="0.873cm" draw:z-index="245"><draw:object xlink:href="./Object 242" xlink:type="simple" xlink:show="embed" xlink:actuate="onLoad"/><draw:image xlink:href="./ObjectReplacements/Object 242" xlink:type="simple" xlink:show="embed" xlink:actuate="onLoad"/><svg:desc>formule</svg:desc></draw:frame></text:span></text:span></text:p>
        <text:p text:style-name="P30"><text:span text:style-name="_5f_Correction_5f_surligné"><text:span text:style-name="T84">Il lui reste </text:span></text:span><text:span text:style-name="_5f_Correction_5f_surligné"><text:span text:style-name="T84"><draw:frame draw:style-name="fr6" draw:name="Objet717" text:anchor-type="as-char" svg:width="0.721cm" svg:height="0.873cm" draw:z-index="246"><draw:object xlink:href="./Object 243" xlink:type="simple" xlink:show="embed" xlink:actuate="onLoad"/><draw:image xlink:href="./ObjectReplacements/Object 243" xlink:type="simple" xlink:show="embed" xlink:actuate="onLoad"/><svg:desc>formule</svg:desc></draw:frame></text:span></text:span><text:span text:style-name="_5f_Correction_5f_surligné"><text:span text:style-name="T84"><text:s/>de son temps pour </text:span></text:span><text:span text:style-name="_5f_Correction_5f_surligné"><text:span text:style-name="T43">s</text:span></text:span><text:span text:style-name="_5f_Correction_5f_surligné"><text:span text:style-name="T84">es loisirs.</text:span></text:span></text:p>
        <text:list xml:id="list151541378441301" text:continue-numbering="true" text:style-name="Num_5f_Exo">
          <text:list-item>
            <text:h text:style-name="P74" text:outline-level="1"> Pour chacune des figures ci-dessous, exprime la partie colorée à l’aide d’une fraction de la surface du grand carré. Explique ta méthode.</text:h>
          </text:list-item>
        </text:list>
        <text:section text:style-name="Sect4" text:name="Section16">
          <text:p text:style-name="P16"><draw:g text:anchor-type="as-char" draw:z-index="27" draw:name="Forme6" draw:style-name="gr1"><draw:polygon draw:style-name="gr13" draw:text-style-name="P108" svg:width="1.248cm" svg:height="0.624cm" svg:x="1.25cm" svg:y="2.422cm" svg:viewBox="0 0 1249 625" draw:points="625,0 1249,624 0,625"><text:p/></draw:polygon><draw:rect draw:style-name="gr14" draw:text-style-name="P108" svg:width="1.251cm" svg:height="1.251cm" svg:x="1.251cm" svg:y="0.547cm"><text:p/></draw:rect><draw:polygon draw:style-name="gr13" draw:text-style-name="P108" svg:width="1.25cm" svg:height="1.248cm" svg:x="0cm" svg:y="1.796cm" svg:viewBox="0 0 1251 1249" draw:points="0,0 1251,0 0,1249"><text:p/></draw:polygon><draw:rect draw:style-name="gr4" draw:text-style-name="P102" svg:width="2.5cm" svg:height="2.5cm" svg:x="0cm" svg:y="0.547cm"><text:p/></draw:rect><draw:line draw:style-name="gr5" draw:text-style-name="P103" svg:x1="1.251cm" svg:y1="0.547cm" svg:x2="1.251cm" svg:y2="3.046cm"><text:p/></draw:line><draw:line draw:style-name="gr5" draw:text-style-name="P103" svg:x1="0cm" svg:y1="1.796cm" svg:x2="2.499cm" svg:y2="1.796cm"><text:p/></draw:line><draw:line draw:style-name="gr5" draw:text-style-name="P103" svg:x1="1.251cm" svg:y1="1.796cm" svg:x2="0cm" svg:y2="3.045cm"><text:p/></draw:line><draw:line draw:style-name="gr5" draw:text-style-name="P103" svg:x1="1.251cm" svg:y1="1.796cm" svg:x2="2.5cm" svg:y2="3.045cm"><text:p/></draw:line><draw:line draw:style-name="gr5" draw:text-style-name="P103" svg:x1="2.5cm" svg:y1="1.796cm" svg:x2="1.251cm" svg:y2="3.045cm"><text:p/></draw:line><draw:line draw:style-name="gr6" draw:text-style-name="P103" svg:x1="0.002cm" svg:y1="0.549cm" svg:x2="1.251cm" svg:y2="1.798cm"><text:p/></draw:line><draw:line draw:style-name="gr7" draw:text-style-name="P103" svg:x1="1.251cm" svg:y1="0.549cm" svg:x2="0.002cm" svg:y2="1.798cm"><text:p/></draw:line><draw:line draw:style-name="gr6" draw:text-style-name="P103" svg:x1="0.003cm" svg:y1="1.814cm" svg:x2="1.252cm" svg:y2="3.063cm"><text:p/></draw:line><draw:line draw:style-name="gr7" draw:text-style-name="P103" svg:x1="2.492cm" svg:y1="0.549cm" svg:x2="1.243cm" svg:y2="1.798cm"><text:p/></draw:line><draw:line draw:style-name="gr6" draw:text-style-name="P109" svg:x1="1.251cm" svg:y1="0.549cm" svg:x2="2.5cm" svg:y2="1.798cm"><text:p/></draw:line><draw:frame draw:style-name="gr12" draw:text-style-name="P105" svg:width="2.271cm" svg:height="0.676cm" svg:x="0.069cm" svg:y="0cm"><draw:text-box><text:p text:style-name="P104"><text:span text:style-name="T104">16 parts</text:span></text:p></draw:text-box></draw:frame></draw:g></text:p>
          <text:p text:style-name="P29"><text:span text:style-name="T40">F</text:span>igure 1</text:p>
          <text:p text:style-name="P29"/>
          <text:p text:style-name="P16"><draw:g text:anchor-type="as-char" svg:y="-2.037cm" draw:z-index="28" draw:name="Forme7_0" draw:style-name="gr9"><draw:g draw:name="Forme7_2" draw:style-name="gr2"><draw:rect draw:style-name="gr10" draw:text-style-name="P106" svg:width="2.5cm" svg:height="0.835cm" svg:x="0cm" svg:y="0.661cm"><text:p/></draw:rect><draw:rect draw:style-name="gr10" draw:text-style-name="P106" svg:width="1.251cm" svg:height="0.835cm" svg:x="0cm" svg:y="1.496cm"><text:p/></draw:rect><draw:rect draw:style-name="gr10" draw:text-style-name="P106" svg:width="0.833cm" svg:height="0.835cm" svg:x="1.667cm" svg:y="2.328cm"><text:p/></draw:rect><draw:rect draw:style-name="gr4" draw:text-style-name="P102" svg:width="2.5cm" svg:height="2.502cm" svg:x="0cm" svg:y="0.661cm"><text:p/></draw:rect><draw:line draw:style-name="gr5" draw:text-style-name="P103" svg:x1="-0.001cm" svg:y1="1.498cm" svg:x2="2.498cm" svg:y2="1.498cm"><text:p/></draw:line><draw:line draw:style-name="gr5" draw:text-style-name="P103" svg:x1="-0.001cm" svg:y1="2.329cm" svg:x2="2.498cm" svg:y2="2.329cm"><text:p/></draw:line><draw:line draw:style-name="gr5" draw:text-style-name="P103" svg:x1="0.832cm" svg:y1="2.329cm" svg:x2="0.832cm" svg:y2="3.162cm"><text:p/></draw:line><draw:line draw:style-name="gr5" draw:text-style-name="P103" svg:x1="1.666cm" svg:y1="2.329cm" svg:x2="1.666cm" svg:y2="3.162cm"><text:p/></draw:line><draw:line draw:style-name="gr5" draw:text-style-name="P103" svg:x1="1.25cm" svg:y1="1.498cm" svg:x2="1.25cm" svg:y2="2.332cm"><text:p/></draw:line></draw:g><draw:g draw:style-name="gr2"><draw:custom-shape draw:style-name="gr11" draw:text-style-name="P107" svg:width="0.431cm" svg:height="0.835cm" svg:x="0.827cm" svg:y="2.33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1.245cm" svg:y="2.33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1.662cm" svg:y="2.33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2.085cm" svg:y="2.33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0cm" svg:y="2.33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0.416cm" svg:y="2.33cm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11" draw:text-style-name="P107" svg:width="0.431cm" svg:height="0.835cm" svg:x="0.827cm" svg:y="1.494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1.245cm" svg:y="1.494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1.662cm" svg:y="1.494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2.085cm" svg:y="1.494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0cm" svg:y="1.494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0.416cm" svg:y="1.494cm"><text:p/><draw:enhanced-geometry svg:viewBox="0 0 21600 21600" draw:mirror-horizontal="false" draw:mirror-vertical="false" draw:type="rectangle" draw:enhanced-path="M 0 0 L 21600 0 21600 21600 0 21600 0 0 Z N"/></draw:custom-shape></draw:g><draw:g draw:style-name="gr2"><draw:custom-shape draw:style-name="gr11" draw:text-style-name="P107" svg:width="0.431cm" svg:height="0.835cm" svg:x="0.827cm" svg:y="0.66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1.245cm" svg:y="0.66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1.662cm" svg:y="0.66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2.085cm" svg:y="0.66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0cm" svg:y="0.66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7" svg:width="0.429cm" svg:height="0.835cm" svg:x="0.416cm" svg:y="0.66cm"><text:p/><draw:enhanced-geometry svg:viewBox="0 0 21600 21600" draw:mirror-horizontal="false" draw:mirror-vertical="false" draw:type="rectangle" draw:enhanced-path="M 0 0 L 21600 0 21600 21600 0 21600 0 0 Z N"/></draw:custom-shape></draw:g><draw:frame draw:style-name="gr12" draw:text-style-name="P105" svg:width="2.329cm" svg:height="0.676cm" svg:x="0.159cm" svg:y="0cm"><draw:text-box><text:p text:style-name="P104"><text:span text:style-name="T104">18 parts</text:span></text:p></draw:text-box></draw:frame></draw:g></text:p>
          <text:p text:style-name="P29"><text:span text:style-name="T40">F</text:span>igure 2</text:p>
          <text:p text:style-name="P29"><draw:g text:anchor-type="as-char" draw:z-index="29" draw:name="Forme8" draw:style-name="gr1"><draw:g draw:name="Forme8" draw:style-name="gr2"><draw:polygon draw:style-name="gr3" draw:text-style-name="P101" svg:width="1.248cm" svg:height="1.248cm" svg:x="1.251cm" svg:y="1.83cm" svg:viewBox="0 0 1249 1249" draw:points="0,0 1249,1249 0,1249"><text:p/></draw:polygon><draw:polygon draw:style-name="gr3" draw:text-style-name="P101" svg:width="1.248cm" svg:height="0.625cm" svg:x="1.251cm" svg:y="1.202cm" svg:viewBox="0 0 1249 626" draw:points="0,626 624,0 1249,626"><text:p/></draw:polygon><draw:polygon draw:style-name="gr3" draw:text-style-name="P101" svg:width="0.625cm" svg:height="0.623cm" svg:x="0.624cm" svg:y="0.579cm" svg:viewBox="0 0 626 624" draw:points="626,0 626,624 0,624"><text:p/></draw:polygon><draw:polygon draw:style-name="gr3" draw:text-style-name="P101" svg:width="1.25cm" svg:height="2.498cm" svg:x="0cm" svg:y="0.579cm" svg:viewBox="0 0 1251 2499" draw:points="0,0 1251,1251 0,2499"><text:p/></draw:polygon><draw:rect draw:style-name="gr4" draw:text-style-name="P102" svg:width="2.5cm" svg:height="2.502cm" svg:x="0cm" svg:y="0.579cm"><text:p/></draw:rect><draw:line draw:style-name="gr5" draw:text-style-name="P103" svg:x1="0cm" svg:y1="0.579cm" svg:x2="2.499cm" svg:y2="3.078cm"><text:p/></draw:line><draw:line draw:style-name="gr5" draw:text-style-name="P103" svg:x1="2.499cm" svg:y1="0.579cm" svg:x2="0cm" svg:y2="3.078cm"><text:p/></draw:line><draw:line draw:style-name="gr5" draw:text-style-name="P103" svg:x1="1.251cm" svg:y1="0.579cm" svg:x2="1.251cm" svg:y2="1.83cm"><text:p/></draw:line><draw:line draw:style-name="gr5" draw:text-style-name="P103" svg:x1="1.251cm" svg:y1="1.83cm" svg:x2="2.5cm" svg:y2="1.83cm"><text:p/></draw:line><draw:line draw:style-name="gr5" draw:text-style-name="P103" svg:x1="2.499cm" svg:y1="1.828cm" svg:x2="1.875cm" svg:y2="1.202cm"><text:p/></draw:line><draw:line draw:style-name="gr5" draw:text-style-name="P103" svg:x1="1.25cm" svg:y1="0.579cm" svg:x2="0.624cm" svg:y2="1.203cm"><text:p/></draw:line><draw:line draw:style-name="gr5" draw:text-style-name="P103" svg:x1="0.624cm" svg:y1="1.202cm" svg:x2="1.25cm" svg:y2="1.202cm"><text:p/></draw:line><draw:line draw:style-name="gr5" draw:text-style-name="P103" svg:x1="1.251cm" svg:y1="1.83cm" svg:x2="1.251cm" svg:y2="3.079cm"><text:p/></draw:line></draw:g><draw:g draw:style-name="gr2"><draw:line draw:style-name="gr6" draw:text-style-name="P103" svg:x1="1.248cm" svg:y1="1.831cm" svg:x2="2.497cm" svg:y2="3.08cm"><text:p/></draw:line><draw:line draw:style-name="gr7" draw:text-style-name="P103" svg:x1="2.497cm" svg:y1="1.831cm" svg:x2="1.248cm" svg:y2="3.08cm"><text:p/></draw:line><draw:line draw:style-name="gr7" draw:text-style-name="P103" svg:x1="1.249cm" svg:y1="2.454cm" svg:x2="2.497cm" svg:y2="2.454cm"><text:p/></draw:line><draw:line draw:style-name="gr7" draw:text-style-name="P103" svg:x1="1.873cm" svg:y1="3.078cm" svg:x2="1.873cm" svg:y2="1.83cm"><text:p/></draw:line></draw:g><draw:g draw:style-name="gr2"><draw:line draw:style-name="gr6" draw:text-style-name="P103" svg:x1="0cm" svg:y1="0.58cm" svg:x2="1.249cm" svg:y2="1.829cm"><text:p/></draw:line><draw:line draw:style-name="gr7" draw:text-style-name="P103" svg:x1="1.249cm" svg:y1="0.58cm" svg:x2="0cm" svg:y2="1.829cm"><text:p/></draw:line><draw:line draw:style-name="gr7" draw:text-style-name="P103" svg:x1="0.001cm" svg:y1="1.203cm" svg:x2="1.249cm" svg:y2="1.203cm"><text:p/></draw:line><draw:line draw:style-name="gr7" draw:text-style-name="P103" svg:x1="0.625cm" svg:y1="1.827cm" svg:x2="0.625cm" svg:y2="0.579cm"><text:p/></draw:line></draw:g><draw:g draw:style-name="gr2"><draw:line draw:style-name="gr6" draw:text-style-name="P103" svg:x1="0cm" svg:y1="1.826cm" svg:x2="1.249cm" svg:y2="3.075cm"><text:p/></draw:line><draw:line draw:style-name="gr7" draw:text-style-name="P103" svg:x1="1.249cm" svg:y1="1.826cm" svg:x2="0cm" svg:y2="3.075cm"><text:p/></draw:line><draw:line draw:style-name="gr7" draw:text-style-name="P103" svg:x1="0.001cm" svg:y1="2.451cm" svg:x2="1.249cm" svg:y2="2.451cm"><text:p/></draw:line><draw:line draw:style-name="gr7" draw:text-style-name="P103" svg:x1="0.625cm" svg:y1="3.074cm" svg:x2="0.625cm" svg:y2="1.826cm"><text:p/></draw:line></draw:g><draw:line draw:style-name="gr6" draw:text-style-name="P103" svg:x1="1.248cm" svg:y1="0.581cm" svg:x2="2.497cm" svg:y2="1.83cm"><text:p/></draw:line><draw:line draw:style-name="gr7" draw:text-style-name="P103" svg:x1="2.497cm" svg:y1="0.581cm" svg:x2="1.248cm" svg:y2="1.83cm"><text:p/></draw:line><draw:line draw:style-name="gr7" draw:text-style-name="P103" svg:x1="1.249cm" svg:y1="1.204cm" svg:x2="2.497cm" svg:y2="1.204cm"><text:p/></draw:line><draw:line draw:style-name="gr7" draw:text-style-name="P103" svg:x1="1.873cm" svg:y1="1.828cm" svg:x2="1.873cm" svg:y2="0.58cm"><text:p/></draw:line><draw:line draw:style-name="gr7" draw:text-style-name="P103" svg:x1="0.001cm" svg:y1="1.84cm" svg:x2="1.249cm" svg:y2="1.84cm"><text:p/></draw:line><draw:frame draw:style-name="gr8" draw:text-style-name="P105" svg:width="2.329cm" svg:height="0.664cm" svg:x="0.24cm" svg:y="0cm"><draw:text-box><text:p text:style-name="P104"><text:span text:style-name="T104">32 parts</text:span></text:p></draw:text-box></draw:frame></draw:g></text:p>
          <text:p text:style-name="P29"><text:span text:style-name="T40">F</text:span>igure 3</text:p>
        </text:section>
        <text:p text:style-name="P75"><text:span text:style-name="_5f_Correction_20_surligné"><text:span text:style-name="T100">On r</text:span></text:span><text:span text:style-name="_5f_Correction_20_surligné"><text:span text:style-name="T102">e</text:span></text:span><text:span text:style-name="_5f_Correction_20_surligné"><text:span text:style-name="T100">coupe </text:span></text:span><text:span text:style-name="_5f_Correction_20_surligné"><text:span text:style-name="T103">chaque figure </text:span></text:span><text:span text:style-name="_5f_Correction_20_surligné"><text:span text:style-name="T100">en parts toutes égales à la plus petite part </text:span></text:span><text:span text:style-name="_5f_Correction_20_surligné"><text:span text:style-name="T103">colorée,</text:span></text:span><text:span text:style-name="_5f_Correction_20_surligné"><text:span text:style-name="T100"> p</text:span></text:span><text:span text:style-name="_5f_Correction_20_surligné"><text:span text:style-name="T103">uis on compte les parts obtenues </text:span></text:span><text:span text:style-name="_5f_Correction_20_surligné"><text:span text:style-name="T100">:</text:span></text:span></text:p>
        <text:p text:style-name="P76"><text:span text:style-name="_5f_Correction_20_surligné">figure 1 </text:span><text:span text:style-name="_5f_Correction_20_surligné"><text:span text:style-name="T100">: </text:span></text:span><text:span text:style-name="_5f_Correction_20_surligné"> </text:span><text:span text:style-name="_5f_Correction_20_surligné"><draw:frame draw:style-name="fr5" draw:name="Objet718" text:anchor-type="as-char" svg:y="-0.515cm" svg:width="0.721cm" svg:height="0.873cm" draw:z-index="247"><draw:object xlink:href="./Object 245" xlink:type="simple" xlink:show="embed" xlink:actuate="onLoad"/><draw:image xlink:href="./ObjectReplacements/Object 245" xlink:type="simple" xlink:show="embed" xlink:actuate="onLoad"/><svg:desc>formule</svg:desc></draw:frame></text:span></text:p>
        <text:p text:style-name="P82"><text:span text:style-name="_5f_Correction_20_surligné"><text:span text:style-name="T79">figure 2 : </text:span></text:span><text:span text:style-name="_5f_Correction_20_surligné"><text:span text:style-name="T92"><draw:frame draw:style-name="fr4" draw:name="Objet719" text:anchor-type="as-char" svg:width="0.721cm" svg:height="0.873cm" draw:z-index="248"><draw:object xlink:href="./Object 246" xlink:type="simple" xlink:show="embed" xlink:actuate="onLoad"/><draw:image xlink:href="./ObjectReplacements/Object 246" xlink:type="simple" xlink:show="embed" xlink:actuate="onLoad"/><svg:desc>formule</svg:desc></draw:frame></text:span></text:span></text:p>
        <text:p text:style-name="P84"><text:span text:style-name="_5f_Correction_20_surligné"><text:span text:style-name="T79">figure 3 </text:span></text:span><text:span text:style-name="_5f_Correction_20_surligné"><text:span text:style-name="T82"> </text:span></text:span><text:span text:style-name="_5f_Correction_20_surligné"><text:span text:style-name="T79">: </text:span></text:span><text:span text:style-name="_5f_Correction_20_surligné"><text:span text:style-name="T92"><draw:frame draw:style-name="fr4" draw:name="Objet720" text:anchor-type="as-char" svg:width="0.721cm" svg:height="0.873cm" draw:z-index="252"><draw:object xlink:href="./Object 244" xlink:type="simple" xlink:show="embed" xlink:actuate="onLoad"/><draw:image xlink:href="./ObjectReplacements/Object 244" xlink:type="simple" xlink:show="embed" xlink:actuate="onLoad"/><svg:desc>formule</svg:desc></draw:frame></text:span></text:span></text:p>
        <text:p text:style-name="P36"><text:span text:style-name="_5f_Correction_20_surligné"><text:span text:style-name="T101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" svg:font-family="OpenSymbol" style:font-adornments="Roman" style:font-pitch="variable" style:font-charset="x-symbol"/>
    <style:font-face style:name="Tahoma2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 Mono1" svg:font-family="'Bitstream Vera Sans Mono'" style:font-family-generic="modern" style:font-pitch="variable"/>
    <style:font-face style:name="Times New Roman3" svg:font-family="'Times New Roman'" style:font-family-generic="moder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1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Titre_20_d_27_exercice" style:display-name="Titre d'exercice" style:family="text">
      <style:text-properties style:font-name="Bitstream Vera Sans1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Zeichenformat" style:family="text"/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1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Correction_20_surligné" style:display-name="_Correction surligné" style:family="text">
      <style:text-properties fo:color="#000000" loext:opacity="100%" style:font-name="Bitstream Vera Sans4" fo:font-family="'Bitstream Vera Sans'" style:font-style-name="Oblique" style:font-family-generic="swiss" style:font-pitch="variable" fo:font-size="10pt" fo:font-style="normal" fo:background-color="#ffff00" style:font-name-asian="Bitstream Vera Sans4" style:font-family-asian="'Bitstream Vera Sans'" style:font-style-name-asian="Oblique" style:font-family-generic-asian="swiss" style:font-pitch-asian="variable" style:font-name-complex="Bitstream Vera Sans4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20_corigée" style:display-name="Formule corigée" style:family="graphic" style:parent-style-name="Formula">
      <style:graphic-properties fo:background-color="#ffff00" style:background-transparency="0%" draw:fill="solid" draw:fill-color="#ffff00" draw: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3pt" style:font-size-asian="4pt" style:font-size-complex="4pt"/>
    </style:style>
    <style:style style:name="M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6" style:family="paragraph" style:parent-style-name="_5f_Pied_20_de_20_page">
      <style:paragraph-properties fo:text-align="end" style:justify-single-word="false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En-tête">
      <style:text-properties fo:font-size="15pt" officeooo:rsid="0013441a" officeooo:paragraph-rsid="00107067" style:font-size-asian="15pt" style:font-size-complex="15pt"/>
    </style:style>
    <style:style style:name="MP24" style:family="paragraph">
      <loext:graphic-properties draw:fill="solid" draw:fill-color="#d7e12c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text-properties officeooo:paragraph-rsid="0019fee0"/>
    </style:style>
    <style:style style:name="MP31" style:family="paragraph" style:parent-style-name="Header">
      <style:text-properties fo:font-size="14pt" style:font-size-asian="14pt" style:font-size-complex="14pt"/>
    </style:style>
    <style:style style:name="MP3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format_20_Site" style:display-name="_Fiche format Site" style:page-layout-name="Mpm4">
      <style:header>
        <text:p text:style-name="MP3"/>
        <text:p text:style-name="MP4"><text:span text:style-name="MT1">Chapitre N3 :</text:span> <text:span text:style-name="MT2">Nombres fractions</text:span></text:p>
        <text:p text:style-name="MP5">Série 2 : Fractions et partage <text:s text:c="75"/></text:p>
      </style:header>
    </style:master-page>
    <style:master-page style:name="Endnote" style:page-layout-name="Mpm5"/>
    <style:master-page style:name="HTML" style:page-layout-name="Mpm6"/>
    <style:master-page style:name="_5f_Fiche_20_éditeur_20__20__28_une_20_colonne_29__20__20_impaire_20__28_D_29_" style:display-name="_Fiche éditeur  (une colonne)  impaire (D)" style:page-layout-name="Mpm7" style:next-style-name="_5f_Fiche_20_éditeur_20_paire_20__28_G_29_">
      <style:header>
        <text:p text:style-name="_5f_En-tête">Série 1 : Définir et nommer un angle</text:p>
      </style:header>
      <style:footer>
        <text:h text:style-name="MP6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8" style:next-style-name="_5f_Fiche_20_éditeur_20__20__28_une_20_colonne_29__20_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... : Chapitre ? </text:p>
      </style:footer>
    </style:master-page>
    <style:master-page style:name="Right_20_Page" style:display-name="Right Page" style:page-layout-name="Mpm9"/>
    <style:master-page style:name="Left_20_Page" style:display-name="Left Page" style:page-layout-name="Mpm10" style:next-style-name="Right_20_Page"/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7"><text:span text:style-name="MT3">Série 1 :</text:span> <text:span text:style-name="MT3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2" style:next-style-name="_5f_Fiche_20_éditeur_20_série_20_1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Chapitre ? : ...</text:p>
      </style:footer>
    </style:master-page>
    <style:master-page style:name="_5f_Fiche_20_éditeur_20_série_20_2_20_paire_20__28_G_29_" style:display-name="_Fiche éditeur série 2 paire (G)" style:page-layout-name="Mpm13" style:next-style-name="_5f_Fiche_20_éditeur_20_série_20_2_20_impaire_20__28_D_29_">
      <style:header>
        <text:p text:style-name="MP11">Série 2: Multiplier deux nombres relatifs</text:p>
      </style:header>
      <style:footer>
        <text:h text:style-name="MP12" text:outline-level="1">Chapitre A2: Nombres relatifs</text:h>
      </style:footer>
    </style:master-page>
    <style:master-page style:name="_5f_Fiche_20_éditeur_20_série_20_2_28_une_20_colonne_29__20_impaire_20__28_D_29_" style:display-name="_Fiche éditeur série 2(une colonne) impaire (D)" style:page-layout-name="Mpm14" draw:style-name="Mdp2" style:next-style-name="_5f_Fiche_20_éditeur_20_série_20_2_20_paire_20__28_G_29_">
      <style:header>
        <text:p text:style-name="MP13">Série 2 : Additionner, soustraire</text:p>
      </style:header>
      <style:header-left>
        <text:p text:style-name="MP11">Série <text:s/>5 : Additionner deux nombres en écriture fractionnaire</text:p>
      </style:header-left>
      <style:footer>
        <text:p text:style-name="MP9">Chapitre N2 : Nombres en écriture fractionnaire</text:p>
      </style:footer>
      <style:footer-left>
        <text:h text:style-name="MP14" text:outline-level="1">Nombres rationnels : Chapitre A3</text:h>
      </style:footer-left>
    </style:master-page>
    <style:master-page style:name="_5f_Fiche_20_du_20_livret_20_pair" style:display-name="_Fiche du livret pair" style:page-layout-name="Mpm15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1">N4 : Fractions</text:p>
              </table:table-cell>
              <table:table-cell table:style-name="Tableau18.A1" office:value-type="string">
                <text:p text:style-name="MP31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2">Série 1 : Fractions et parts</text:p>
            </table:table-cell>
            <table:table-cell table:style-name="Tableau18.A1" office:value-type="string">
              <text:p text:style-name="MP32"/>
            </table:table-cell>
          </table:table-row>
        </table:table>
        <text:p text:style-name="MP15"/>
      </style:header>
    </style:master-page>
    <style:master-page style:name="_5f_Fiche_20_éditeur_20_série_20_2_20_impaire_20__28_D_29_" style:display-name="_Fiche éditeur série 2 impaire (D)" style:page-layout-name="Mpm16" style:next-style-name="_5f_Fiche_20_éditeur_20_série_20_2_20_paire_20__28_G_29_">
      <style:header>
        <text:p text:style-name="MP7"><text:span text:style-name="MT3">Série 2 :</text:span> <text:span text:style-name="MT3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6" style:next-style-name="_5f_Fiche_20_éditeur_20_série_20_3_20_paire_20__28_G_29_">
      <style:header>
        <text:p text:style-name="MP7"><text:span text:style-name="MT3">Série 3 :</text:span> <text:span text:style-name="MT3">???</text:span></text:p>
      </style:header>
      <style:footer>
        <text:p text:style-name="MP9">Chapitre ? : ...</text:p>
      </style:footer>
      <style:footer-left>
        <text:p text:style-name="MP16"/>
      </style:footer-left>
    </style:master-page>
    <style:master-page style:name="_5f_Fiche_20_éditeur_20_série_20_4_20_impaire_20__28_D_29_" style:display-name="_Fiche éditeur série 4 impaire (D)" style:page-layout-name="Mpm17" style:next-style-name="_5f_Fiche_20_éditeur_20_série_20_4_20_paire_20__28_G_29_">
      <style:header>
        <text:p text:style-name="MP13">Série 4 : ???</text:p>
      </style:header>
      <style:footer>
        <text:p text:style-name="MP17">Chapitre ? : ...</text:p>
      </style:footer>
      <style:footer-left>
        <text:p text:style-name="MP16"/>
      </style:footer-left>
    </style:master-page>
    <style:master-page style:name="_5f_Fiche_20_éditeur_20_synthèse_20_impaire_20__28_D_29_" style:display-name="_Fiche éditeur synthèse impaire (D)" style:page-layout-name="Mpm17" style:next-style-name="_5f_Fiche_20_éditeur_20_synthèse_20_paire_20__28_G_29_">
      <style:header>
        <text:p text:style-name="MP13">Synthèse</text:p>
      </style:header>
      <style:footer>
        <text:p text:style-name="MP9">Chapitre ? : ...</text:p>
      </style:footer>
      <style:footer-left>
        <text:p text:style-name="MP18"/>
      </style:footer-left>
    </style:master-page>
    <style:master-page style:name="_5f_Fiche_20_éditeur_20_série_20_3_20_paire_20__28_G_29_" style:display-name="_Fiche éditeur série 3 paire (G)" style:page-layout-name="Mpm13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3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3" style:next-style-name="_5f_Fiche_20_éditeur_20_synthèse_20_impaire_20__28_D_29_">
      <style:header>
        <text:p text:style-name="MP13">Synthèse</text:p>
      </style:header>
      <style:footer>
        <text:p text:style-name="MP8">Chapitre ? : ...</text:p>
      </style:footer>
    </style:master-page>
    <style:master-page style:name="_5f_Fiche_20_du_20_livret_20_Génération_20_5" style:display-name="_Fiche du livret Génération 5" style:page-layout-name="Mpm18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3"><draw:path text:anchor-type="paragraph" draw:z-index="2" draw:name="Forme1" draw:style-name="Mgr1" draw:text-style-name="MP24" svg:width="4.329cm" svg:height="2.24cm" svg:x="-1.499cm" svg:y="-1cm" svg:viewBox="0 0 4330 2241" svg:d="M0 2241l3984-288c209-15 363-168 345-342l-170-1611h-4159z"><text:p/></draw:path><draw:frame text:anchor-type="paragraph" draw:z-index="19" draw:name="Forme2" draw:style-name="Mgr2" draw:text-style-name="MP26" svg:width="2.703cm" svg:height="0.715cm" draw:transform="rotate (0.0872664625997165) translate (-0.172861111111111cm 0.218722222222222cm)"><draw:text-box><text:p text:style-name="MP25"><text:span text:style-name="MT5">Série 6</text:span></text:p></draw:text-box></draw:frame><draw:line text:anchor-type="char" draw:z-index="25" draw:name="Forme3" draw:style-name="Mgr3" draw:text-style-name="MP25" svg:x1="18.867cm" svg:y1="0.36cm" svg:x2="20.497cm" svg:y2="0.36cm"><text:p/></draw:line>Additionner deux nombres en écriture fractionnaire</text:p>
      </style:header>
      <style:footer>
        <text:p text:style-name="MP27"><draw:frame draw:style-name="Mfr1" draw:name="Cadre11" text:anchor-type="paragraph" svg:y="-0.06cm" draw:z-index="5"><draw:text-box fo:min-height="0.499cm" fo:min-width="3cm"><draw:frame draw:style-name="Mfr2" draw:name="Cadre2" text:anchor-type="frame" svg:x="0.45cm" svg:y="0.079cm" svg:width="0.817cm" draw:z-index="8"><draw:text-box fo:min-height="0.355cm"><text:p text:style-name="MP28"><draw:g text:anchor-type="paragraph" draw:z-index="11" draw:name="Forme4" draw:style-name="Mgr4"><draw:path draw:style-name="Mgr5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32</text:page-number></text:p></draw:text-box></draw:frame><text:p text:style-name="MP30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5:15:39.263000000</dc:date>
    <meta:editing-duration>PT14H49M20S</meta:editing-duration>
    <meta:editing-cycles>95</meta:editing-cycles>
    <meta:generator>LibreOffice/7.1.1.2$Windows_X86_64 LibreOffice_project/fe0b08f4af1bacafe4c7ecc87ce55bb426164676</meta:generator>
    <dc:title>A3_5 série 5</dc:title>
    <dc:subject>Additionner soustraire</dc:subject>
    <meta:document-statistic meta:table-count="1" meta:image-count="0" meta:object-count="248" meta:page-count="3" meta:paragraph-count="203" meta:word-count="841" meta:character-count="3780" meta:non-whitespace-character-count="2579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over {10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623</math:mn>
      <math:mn>100</math:mn>
    </math:mfrac>
    <math:annotation math:encoding="StarMath 5.0">{623} over {100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17</math:mn>
    </math:mfrac>
    <math:annotation math:encoding="StarMath 5.0">{11}over {17}</math:annotation>
  </math:semantics>
</math:math>
</file>

<file path=Object 101/content.xml><?xml version="1.0" encoding="utf-8"?>
<math xmlns="http://www.w3.org/1998/Math/MathML" display="block">
  <semantics>
    <mfrac>
      <mn>1</mn>
      <mn>121</mn>
    </mfrac>
    <annotation encoding="StarMath 5.0">{1}over {121}</annotation>
  </semantics>
</math>
</file>

<file path=Object 102/content.xml><?xml version="1.0" encoding="utf-8"?>
<!DOCTYPE math  PUBLIC '-//OpenOffice.org//DTD Modified W3C MathML 1.01//EN'  'math.dtd'>
<math:math xmlns:math="http://www.w3.org/1998/Math/MathML">
  <math:semantics>
    <math:mfrac>
      <math:mn>127</math:mn>
      <math:mn>4</math:mn>
    </math:mfrac>
    <math:annotation math:encoding="StarMath 5.0">{127}over {4}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frac>
      <math:mn>0</math:mn>
      <math:mn>12</math:mn>
    </math:mfrac>
    <math:annotation math:encoding="StarMath 5.0">{0}over {12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19</math:mn>
    </math:mfrac>
    <math:annotation math:encoding="StarMath 5.0">{13}over {19}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9</math:mn>
    </math:mfrac>
    <math:annotation math:encoding="StarMath 5.0">{5}over {19}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9</math:mn>
    </math:mfrac>
    <math:annotation math:encoding="StarMath 5.0">{6}over {19}</math:annotation>
  </math:semantics>
</math:math>
</file>

<file path=Object 107/content.xml><?xml version="1.0" encoding="utf-8"?>
<math xmlns="http://www.w3.org/1998/Math/MathML" display="block">
  <semantics>
    <mfrac>
      <mrow>
        <mn>13</mn>
        <mo stretchy="false">−</mo>
        <mn>5</mn>
        <mo stretchy="false">+</mo>
        <mn>6</mn>
      </mrow>
      <mn>19</mn>
    </mfrac>
    <annotation encoding="StarMath 5.0">{13-5+6}over {19}</annotation>
  </semantics>
</math>
</file>

<file path=Object 108/content.xml><?xml version="1.0" encoding="utf-8"?>
<math xmlns="http://www.w3.org/1998/Math/MathML" display="block">
  <semantics>
    <mstyle mathsize="10pt">
      <mrow>
        <mfrac>
          <mn>6</mn>
          <mn>14</mn>
        </mfrac>
        <mrow>
          <mspace width="0.5em"/>
          <mo stretchy="false">&gt;</mo>
          <mspace width="0.5em"/>
        </mrow>
        <mfrac>
          <mn>5</mn>
          <mn>14</mn>
        </mfrac>
        <mrow>
          <mspace width="0.5em"/>
          <mo stretchy="false">&gt;</mo>
          <mspace width="0.5em"/>
        </mrow>
        <mfrac>
          <mn>3</mn>
          <mn>14</mn>
        </mfrac>
      </mrow>
    </mstyle>
    <annotation encoding="StarMath 5.0">size 10 {{ 6 over 14 } `&gt;` {5 over 14} `&gt; `{ 3 over 14 }}</annotation>
  </semantics>
</math>
</file>

<file path=Object 109/content.xml><?xml version="1.0" encoding="utf-8"?>
<!DOCTYPE math  PUBLIC '-//OpenOffice.org//DTD Modified W3C MathML 1.01//EN'  'math.dtd'>
<math:math xmlns:math="http://www.w3.org/1998/Math/MathML">
  <math:semantics>
    <math:mfrac>
      <math:mn>14</math:mn>
      <math:mn>19</math:mn>
    </math:mfrac>
    <math:annotation math:encoding="StarMath 5.0">{14}over {19}</math:annotation>
  </math:semantics>
</math:math>
</file>

<file path=Object 11/content.xml><?xml version="1.0" encoding="utf-8"?>
<math xmlns="http://www.w3.org/1998/Math/MathML" display="block">
  <semantics>
    <mfrac>
      <mn>571</mn>
      <mn>100</mn>
    </mfrac>
    <annotation encoding="StarMath 5.0">{571} over {100}</annotation>
  </semantics>
</math>
</file>

<file path=Object 110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6</math:mn>
    </math:mfrac>
    <math:annotation math:encoding="StarMath 5.0">{1} over {6}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6</math:mn>
    </math:mfrac>
    <math:annotation math:encoding="StarMath 5.0">{3}over {6}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over {6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o math:stretchy="false">×</math:mo>
        <math:mn>2</math:mn>
      </math:mrow>
      <math:mrow>
        <math:mn>2</math:mn>
        <math:mo math:stretchy="false">×</math:mo>
        <math:mn>3</math:mn>
      </math:mrow>
    </math:mfrac>
    <math:annotation math:encoding="StarMath 5.0">{{2}times 2}over {{2}times 3}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frac>
      <math:mn>31</math:mn>
      <math:mn>14</math:mn>
    </math:mfrac>
    <math:annotation math:encoding="StarMath 5.0">{31}over {14}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4</math:mn>
    </math:mfrac>
    <math:annotation math:encoding="StarMath 5.0">{5}over {14}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frac>
      <math:mn>26</math:mn>
      <math:mn>14</math:mn>
    </math:mfrac>
    <math:annotation math:encoding="StarMath 5.0">{26}over {14}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frac>
      <math:mrow>
        <math:mn>13</math:mn>
        <math:mo math:stretchy="false">×</math:mo>
        <math:mn>2</math:mn>
      </math:mrow>
      <math:mrow>
        <math:mn>7</math:mn>
        <math:mo math:stretchy="false">×</math:mo>
        <math:mn>2</math:mn>
      </math:mrow>
    </math:mfrac>
    <math:annotation math:encoding="StarMath 5.0">{{13}times 2}over {{7}times 2}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7</math:mn>
    </math:mfrac>
    <math:annotation math:encoding="StarMath 5.0">{13}over {7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219</math:mn>
      <math:mn>100</math:mn>
    </math:mfrac>
    <math:annotation math:encoding="StarMath 5.0">{219} over {100}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frac>
      <math:mn>25</math:mn>
      <math:mn>33</math:mn>
    </math:mfrac>
    <math:annotation math:encoding="StarMath 5.0">{25} over {33}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frac>
      <math:mn>19</math:mn>
      <math:mn>33</math:mn>
    </math:mfrac>
    <math:annotation math:encoding="StarMath 5.0">{19}over {33}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frac>
      <math:mn>44</math:mn>
      <math:mn>33</math:mn>
    </math:mfrac>
    <math:annotation math:encoding="StarMath 5.0">{44}over {33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frac>
      <math:mrow>
        <math:mn>4</math:mn>
        <math:mo math:stretchy="false">×</math:mo>
        <math:mn>11</math:mn>
      </math:mrow>
      <math:mrow>
        <math:mn>3</math:mn>
        <math:mo math:stretchy="false">×</math:mo>
        <math:mn>11</math:mn>
      </math:mrow>
    </math:mfrac>
    <math:annotation math:encoding="StarMath 5.0">{{4}times 11}over {{3}times 11}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4}over {3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frac>
      <math:mn>17</math:mn>
      <math:mn>18</math:mn>
    </math:mfrac>
    <math:annotation math:encoding="StarMath 5.0">{17} over {18}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frac>
      <math:mn>19</math:mn>
      <math:mn>18</math:mn>
    </math:mfrac>
    <math:annotation math:encoding="StarMath 5.0">{19}over {18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frac>
      <math:mn>36</math:mn>
      <math:mn>18</math:mn>
    </math:mfrac>
    <math:annotation math:encoding="StarMath 5.0">{36}over {18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frac>
      <math:mrow>
        <math:mn>18</math:mn>
        <math:mo math:stretchy="false">×</math:mo>
        <math:mn>2</math:mn>
      </math:mrow>
      <math:mrow>
        <math:mn>18</math:mn>
        <math:mo math:stretchy="false">×</math:mo>
        <math:mn>1</math:mn>
      </math:mrow>
    </math:mfrac>
    <math:annotation math:encoding="StarMath 5.0">{{18}times 2}over {{18}times 1}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</math:mn>
    </math:mfrac>
    <math:annotation math:encoding="StarMath 5.0">{2}over {1}</math:annotation>
  </math:semantics>
</math:math>
</file>

<file path=Object 13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130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7</math:mn>
    </math:mfrac>
    <math:annotation math:encoding="StarMath 5.0">{15} over {37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frac>
      <math:mn>22</math:mn>
      <math:mn>37</math:mn>
    </math:mfrac>
    <math:annotation math:encoding="StarMath 5.0">{22}over {37}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frac>
      <math:mn>37</math:mn>
      <math:mn>37</math:mn>
    </math:mfrac>
    <math:annotation math:encoding="StarMath 5.0">{37}over {37}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frac>
      <math:mn>45</math:mn>
      <math:mn>143</math:mn>
    </math:mfrac>
    <math:annotation math:encoding="StarMath 5.0">{45} over {143}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frac>
      <math:mn>20</math:mn>
      <math:mn>143</math:mn>
    </math:mfrac>
    <math:annotation math:encoding="StarMath 5.0">{20}over {143}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frac>
      <math:mn>65</math:mn>
      <math:mn>143</math:mn>
    </math:mfrac>
    <math:annotation math:encoding="StarMath 5.0">{65}over {143}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frac>
      <math:mrow>
        <math:mn>13</math:mn>
        <math:mo math:stretchy="false">×</math:mo>
        <math:mn>5</math:mn>
      </math:mrow>
      <math:mrow>
        <math:mn>13</math:mn>
        <math:mo math:stretchy="false">×</math:mo>
        <math:mn>11</math:mn>
      </math:mrow>
    </math:mfrac>
    <math:annotation math:encoding="StarMath 5.0">{{13}times 5}over {{13}times 11}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1</math:mn>
    </math:mfrac>
    <math:annotation math:encoding="StarMath 5.0">{5}over {11}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7</math:mn>
    </math:mfrac>
    <math:annotation math:encoding="StarMath 5.0">{1}over {27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27</math:mn>
    </math:mfrac>
    <math:annotation math:encoding="StarMath 5.0">{4}over {27}</math:annotation>
  </math:semantics>
</math:math>
</file>

<file path=Object 14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40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27</math:mn>
    </math:mfrac>
    <math:annotation math:encoding="StarMath 5.0">{7}over {27}</math:annotation>
  </math:semantics>
</math:math>
</file>

<file path=Object 141/content.xml><?xml version="1.0" encoding="utf-8"?>
<math xmlns="http://www.w3.org/1998/Math/MathML" display="block">
  <semantics>
    <mfrac>
      <mn>12</mn>
      <mn>27</mn>
    </mfrac>
    <annotation encoding="StarMath 5.0">{12}over {27}</annotation>
  </semantics>
</math>
</file>

<file path=Object 142/content.xml><?xml version="1.0" encoding="utf-8"?>
<math xmlns="http://www.w3.org/1998/Math/MathML" display="block">
  <semantics>
    <mfrac>
      <mrow>
        <mn>4</mn>
        <mo stretchy="false">×</mo>
        <mn>3</mn>
      </mrow>
      <mrow>
        <mn>9</mn>
        <mo stretchy="false">×</mo>
        <mn>3</mn>
      </mrow>
    </mfrac>
    <annotation encoding="StarMath 5.0">{{4}times 3}over {{9}times 3}</annotation>
  </semantics>
</math>
</file>

<file path=Object 143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9</math:mn>
    </math:mfrac>
    <math:annotation math:encoding="StarMath 5.0">{4}over {9}</math:annotation>
  </math:semantics>
</math:math>
</file>

<file path=Object 144/content.xml><?xml version="1.0" encoding="utf-8"?>
<math xmlns="http://www.w3.org/1998/Math/MathML">
  <semantics>
    <mrow>
      <mfrac>
        <mrow>
          <mn>16</mn>
        </mrow>
        <mrow>
          <mn>28</mn>
        </mrow>
      </mfrac>
    </mrow>
    <annotation encoding="StarMath 5.0">{16}over {28}</annotation>
  </semantics>
</math>
</file>

<file path=Object 145/content.xml><?xml version="1.0" encoding="utf-8"?>
<math xmlns="http://www.w3.org/1998/Math/MathML">
  <semantics>
    <mrow>
      <mfrac>
        <mrow>
          <mn>7</mn>
        </mrow>
        <mrow>
          <mn>28</mn>
        </mrow>
      </mfrac>
    </mrow>
    <annotation encoding="StarMath 5.0">{7}over {28}</annotation>
  </semantics>
</math>
</file>

<file path=Object 146/content.xml><?xml version="1.0" encoding="utf-8"?>
<math xmlns="http://www.w3.org/1998/Math/MathML">
  <semantics>
    <mrow>
      <mfrac>
        <mrow>
          <mn>5</mn>
        </mrow>
        <mrow>
          <mn>28</mn>
        </mrow>
      </mfrac>
    </mrow>
    <annotation encoding="StarMath 5.0">{5}over {28}</annotation>
  </semantics>
</math>
</file>

<file path=Object 147/content.xml><?xml version="1.0" encoding="utf-8"?>
<math xmlns="http://www.w3.org/1998/Math/MathML" display="block">
  <semantics>
    <mfrac>
      <mrow>
        <mn>16</mn>
        <mo stretchy="false">−</mo>
        <mn>7</mn>
        <mo stretchy="false">−</mo>
        <mn>5</mn>
      </mrow>
      <mn>28</mn>
    </mfrac>
    <annotation encoding="StarMath 5.0">{16-7-5}over {28}</annotation>
  </semantics>
</math>
</file>

<file path=Object 148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3} over {7}</math:annotation>
  </math:semantics>
</math:math>
</file>

<file path=Object 149/content.xml><?xml version="1.0" encoding="utf-8"?>
<math xmlns="http://www.w3.org/1998/Math/MathML" display="block">
  <semantics>
    <mfrac>
      <mn>4</mn>
      <mn>28</mn>
    </mfrac>
    <annotation encoding="StarMath 5.0">{4}over {28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8</math:mn>
    </math:mfrac>
    <math:annotation math:encoding="StarMath 5.0">{13}over {8}</math:annotation>
  </math:semantics>
</math:math>
</file>

<file path=Object 150/content.xml><?xml version="1.0" encoding="utf-8"?>
<math xmlns="http://www.w3.org/1998/Math/MathML" display="block">
  <semantics>
    <mfrac>
      <mn>1</mn>
      <mn>7</mn>
    </mfrac>
    <annotation encoding="StarMath 5.0">{1}over {7}</annotation>
  </semantics>
</math>
</file>

<file path=Object 151/content.xml><?xml version="1.0" encoding="utf-8"?>
<!DOCTYPE math  PUBLIC '-//OpenOffice.org//DTD Modified W3C MathML 1.01//EN'  'math.dtd'>
<math:math xmlns:math="http://www.w3.org/1998/Math/MathML">
  <math:semantics>
    <math:mfrac>
      <math:mrow>
        <math:mn>13</math:mn>
        <math:mo math:stretchy="false">×</math:mo>
        <math:mn>4</math:mn>
      </math:mrow>
      <math:mrow>
        <math:mn>13</math:mn>
        <math:mo math:stretchy="false">×</math:mo>
        <math:mn>3</math:mn>
      </math:mrow>
    </math:mfrac>
    <math:annotation math:encoding="StarMath 5.0">{{13}times 4}over {{13}times 3}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4}over {3}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72</math:mn>
    </math:mfrac>
    <math:annotation math:encoding="StarMath 5.0">{40} over {72}</math:annotation>
  </math:semantics>
</math:math>
</file>

<file path=Object 154/content.xml><?xml version="1.0" encoding="utf-8"?>
<math xmlns="http://www.w3.org/1998/Math/MathML" display="block">
  <semantics>
    <mfrac>
      <mrow>
        <mn>8</mn>
        <mo stretchy="false">×</mo>
        <mn>5</mn>
      </mrow>
      <mrow>
        <mn>8</mn>
        <mo stretchy="false">×</mo>
        <mn>9</mn>
      </mrow>
    </mfrac>
    <annotation encoding="StarMath 5.0">{{8}times 5}over {{8}times 9}</annotation>
  </semantics>
</math>
</file>

<file path=Object 155/content.xml><?xml version="1.0" encoding="utf-8"?>
<math xmlns="http://www.w3.org/1998/Math/MathML" display="block">
  <semantics>
    <mfrac>
      <mn>5</mn>
      <mn>9</mn>
    </mfrac>
    <annotation encoding="StarMath 5.0">{5}over {9}</annotation>
  </semantics>
</math>
</file>

<file path=Object 156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5</math:mn>
    </math:mfrac>
    <math:annotation math:encoding="StarMath 5.0">{15} over {35}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frac>
      <math:mrow>
        <math:mn>5</math:mn>
        <math:mo math:stretchy="false">×</math:mo>
        <math:mn>3</math:mn>
      </math:mrow>
      <math:mrow>
        <math:mn>5</math:mn>
        <math:mo math:stretchy="false">×</math:mo>
        <math:mn>7</math:mn>
      </math:mrow>
    </math:mfrac>
    <math:annotation math:encoding="StarMath 5.0">{{5}times 3}over {{5}times 7}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3}over {7}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3</math:mn>
    </math:mfrac>
    <math:annotation math:encoding="StarMath 5.0">{7} over {3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2</math:mn>
    </math:mfrac>
    <math:annotation math:encoding="StarMath 5.0">{5}over {2}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frac>
        <math:mn>40</math:mn>
        <math:mn>72</math:mn>
      </math:mfrac>
      <math:mo math:stretchy="false">−</math:mo>
      <math:mfrac>
        <math:mn>1</math:mn>
        <math:mn>9</math:mn>
      </math:mfrac>
    </math:mrow>
    <math:annotation math:encoding="StarMath 5.0">{40} over {72}-{1} over {9}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9</math:mn>
      </math:mfrac>
      <math:mo math:stretchy="false">−</math:mo>
      <math:mfrac>
        <math:mn>1</math:mn>
        <math:mn>9</math:mn>
      </math:mfrac>
    </math:mrow>
    <math:annotation math:encoding="StarMath 5.0">{5} over {9}-{1} over {9}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9</math:mn>
    </math:mfrac>
    <math:annotation math:encoding="StarMath 5.0">{4} over {9}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row>
      <math:mfrac>
        <math:mn>15</math:mn>
        <math:mn>35</math:mn>
      </math:mfrac>
      <math:mo math:stretchy="false"></math:mo>
      <math:mfrac>
        <math:mn>2</math:mn>
        <math:mn>7</math:mn>
      </math:mfrac>
    </math:mrow>
    <math:annotation math:encoding="StarMath 5.0">{15} over {35}+{2} over {7}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n>7</math:mn>
      </math:mfrac>
      <math:mo math:stretchy="false"></math:mo>
      <math:mfrac>
        <math:mn>2</math:mn>
        <math:mn>7</math:mn>
      </math:mfrac>
    </math:mrow>
    <math:annotation math:encoding="StarMath 5.0">{3} over {7}+{2} over {7}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7</math:mn>
    </math:mfrac>
    <math:annotation math:encoding="StarMath 5.0">{5} over {7}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3</math:mn>
      </math:mfrac>
      <math:mo math:stretchy="false">−</math:mo>
      <math:mfrac>
        <math:mn>52</math:mn>
        <math:mn>39</math:mn>
      </math:mfrac>
    </math:mrow>
    <math:annotation math:encoding="StarMath 5.0">{5}over {3}-{52} over {39}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3</math:mn>
      </math:mfrac>
      <math:mo math:stretchy="false">−</math:mo>
      <math:mfrac>
        <math:mn>4</math:mn>
        <math:mn>3</math:mn>
      </math:mfrac>
    </math:mrow>
    <math:annotation math:encoding="StarMath 5.0">{5}over {3}-{4} over {3}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frac>
        <math:mn>10</math:mn>
        <math:mn>2</math:mn>
      </math:mfrac>
      <math:mo math:stretchy="false"></math:mo>
      <math:mfrac>
        <math:mn>3</math:mn>
        <math:mn>2</math:mn>
      </math:mfrac>
    </math:mrow>
    <math:annotation math:encoding="StarMath 5.0">{10}over {2}+{3} over {2}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2</math:mn>
    </math:mfrac>
    <math:annotation math:encoding="StarMath 5.0">{13}over {2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</math:mn>
    </math:mfrac>
    <math:annotation math:encoding="StarMath 5.0">{3}over {4}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n>3</math:mn>
      <math:mo math:stretchy="false">−</math:mo>
      <math:mfrac>
        <math:mn>5</math:mn>
        <math:mn>7</math:mn>
      </math:mfrac>
    </math:mrow>
    <math:annotation math:encoding="StarMath 5.0">{3}-{5} over {7}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o math:stretchy="false">×</math:mo>
          <math:mn>7</math:mn>
        </math:mrow>
        <math:mrow>
          <math:mn>1</math:mn>
          <math:mo math:stretchy="false">×</math:mo>
          <math:mn>7</math:mn>
        </math:mrow>
      </math:mfrac>
      <math:mo math:stretchy="false">−</math:mo>
      <math:mfrac>
        <math:mn>5</math:mn>
        <math:mn>7</math:mn>
      </math:mfrac>
    </math:mrow>
    <math:annotation math:encoding="StarMath 5.0">{3} times{7} over {{1} times{7}}-{5}over {7}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row>
      <math:mfrac>
        <math:mn>21</math:mn>
        <math:mn>7</math:mn>
      </math:mfrac>
      <math:mo math:stretchy="false">−</math:mo>
      <math:mfrac>
        <math:mn>5</math:mn>
        <math:mn>7</math:mn>
      </math:mfrac>
    </math:mrow>
    <math:annotation math:encoding="StarMath 5.0">{21}over {7}-{5} over {7}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frac>
      <math:mn>16</math:mn>
      <math:mn>7</math:mn>
    </math:mfrac>
    <math:annotation math:encoding="StarMath 5.0">{16} over {7}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frac>
        <math:mn>7</math:mn>
        <math:mn>5</math:mn>
      </math:mfrac>
      <math:mo math:stretchy="false"></math:mo>
      <math:mn>1</math:mn>
    </math:mrow>
    <math:annotation math:encoding="StarMath 5.0">{7} over {5}+{1}</math:annotation>
  </math:semantics>
</math:math>
</file>

<file path=Object 175/content.xml><?xml version="1.0" encoding="utf-8"?>
<math xmlns="http://www.w3.org/1998/Math/MathML" display="block">
  <semantics>
    <mfrac>
      <mn>12</mn>
      <mn>12</mn>
    </mfrac>
    <annotation encoding="StarMath 5.0">{12} over {12}</annotation>
  </semantics>
</math>
</file>

<file path=Object 176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2</math:mn>
    </math:mfrac>
    <math:annotation math:encoding="StarMath 5.0">{12}over {12}</math:annotation>
  </math:semantics>
</math:math>
</file>

<file path=Object 177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178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9</math:mn>
    </math:mfrac>
    <math:annotation math:encoding="StarMath 5.0">{3}over {9}</math:annotation>
  </math:semantics>
</math:math>
</file>

<file path=Object 179/content.xml><?xml version="1.0" encoding="utf-8"?>
<math xmlns="http://www.w3.org/1998/Math/MathML" display="block">
  <semantics>
    <mfrac>
      <mn>43</mn>
      <mn>78</mn>
    </mfrac>
    <annotation encoding="StarMath 5.0">{43} over {78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row>
        <math:mn>47</math:mn>
        <math:mo math:stretchy="false">×</math:mo>
        <math:mn>2</math:mn>
      </math:mrow>
      <math:mrow>
        <math:mn>17</math:mn>
        <math:mo math:stretchy="false">×</math:mo>
        <math:mn>2</math:mn>
      </math:mrow>
    </math:mfrac>
    <math:annotation math:encoding="StarMath 5.0">{{47}times 2}over {{17}times 2}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78</math:mn>
    </math:mfrac>
    <math:annotation math:encoding="StarMath 5.0">{28}over {78}</math:annotation>
  </math:semantics>
</math:math>
</file>

<file path=Object 181/content.xml><?xml version="1.0" encoding="utf-8"?>
<math xmlns="http://www.w3.org/1998/Math/MathML" display="block">
  <semantics>
    <mfrac>
      <mn>13</mn>
      <mn>17</mn>
    </mfrac>
    <annotation encoding="StarMath 5.0">{13} over {17}</annotation>
  </semantics>
</math>
</file>

<file path=Object 182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7</math:mn>
    </math:mfrac>
    <math:annotation math:encoding="StarMath 5.0">{2}over {17}</math:annotation>
  </math:semantics>
</math:math>
</file>

<file path=Object 183/content.xml><?xml version="1.0" encoding="utf-8"?>
<math xmlns="http://www.w3.org/1998/Math/MathML" display="block">
  <semantics>
    <mfrac>
      <mn>91</mn>
      <mn>121</mn>
    </mfrac>
    <annotation encoding="StarMath 5.0">{91} over {121}</annotation>
  </semantics>
</math>
</file>

<file path=Object 184/content.xml><?xml version="1.0" encoding="utf-8"?>
<!DOCTYPE math  PUBLIC '-//OpenOffice.org//DTD Modified W3C MathML 1.01//EN'  'math.dtd'>
<math:math xmlns:math="http://www.w3.org/1998/Math/MathML">
  <math:semantics>
    <math:mfrac>
      <math:mn>90</math:mn>
      <math:mn>121</math:mn>
    </math:mfrac>
    <math:annotation math:encoding="StarMath 5.0">{90}over {121}</math:annotation>
  </math:semantics>
</math:math>
</file>

<file path=Object 185/content.xml><?xml version="1.0" encoding="utf-8"?>
<math xmlns="http://www.w3.org/1998/Math/MathML" display="block">
  <semantics>
    <mfrac>
      <mn>101</mn>
      <mn>4</mn>
    </mfrac>
    <annotation encoding="StarMath 5.0">{101} over {4}</annotation>
  </semantics>
</math>
</file>

<file path=Object 186/content.xml><?xml version="1.0" encoding="utf-8"?>
<!DOCTYPE math  PUBLIC '-//OpenOffice.org//DTD Modified W3C MathML 1.01//EN'  'math.dtd'>
<math:math xmlns:math="http://www.w3.org/1998/Math/MathML">
  <math:semantics>
    <math:mfrac>
      <math:mn>26</math:mn>
      <math:mn>4</math:mn>
    </math:mfrac>
    <math:annotation math:encoding="StarMath 5.0">{26}over {4}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frac>
        <math:mn>7</math:mn>
        <math:mn>5</math:mn>
      </math:mfrac>
      <math:mo math:stretchy="false"></math:mo>
      <math:mfrac>
        <math:mn>5</math:mn>
        <math:mn>5</math:mn>
      </math:mfrac>
    </math:mrow>
    <math:annotation math:encoding="StarMath 5.0">{7}over {5}+{5} over {5}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5</math:mn>
    </math:mfrac>
    <math:annotation math:encoding="StarMath 5.0">{12}over {5}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frac>
        <math:mn>13</math:mn>
        <math:mn>12</math:mn>
      </math:mfrac>
      <math:mo math:stretchy="false"></math:mo>
      <math:mfrac>
        <math:mn>19</math:mn>
        <math:mn>48</math:mn>
      </math:mfrac>
    </math:mrow>
    <math:annotation math:encoding="StarMath 5.0">{13}over {12}+{19}over {48}</math:annotation>
  </math:semantics>
</math:math>
</file>

<file path=Object 19/content.xml><?xml version="1.0" encoding="utf-8"?>
<math xmlns="http://www.w3.org/1998/Math/MathML" display="block">
  <semantics>
    <mrow>
      <mfrac>
        <mn>6</mn>
        <mn>17</mn>
      </mfrac>
      <mo stretchy="false">+</mo>
      <mfrac>
        <mstyle mathcolor="red">
          <mn>4</mn>
        </mstyle>
        <mn>17</mn>
      </mfrac>
    </mrow>
    <annotation encoding="StarMath 5.0">{6} over {17}+color red{4} over {17}</annotation>
  </semantics>
</math>
</file>

<file path=Object 19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3</math:mn>
          <math:mo math:stretchy="false">×</math:mo>
          <math:mn>4</math:mn>
        </math:mrow>
        <math:mrow>
          <math:mn>12</math:mn>
          <math:mo math:stretchy="false">×</math:mo>
          <math:mn>4</math:mn>
        </math:mrow>
      </math:mfrac>
      <math:mo math:stretchy="false"></math:mo>
      <math:mfrac>
        <math:mn>19</math:mn>
        <math:mn>48</math:mn>
      </math:mfrac>
    </math:mrow>
    <math:annotation math:encoding="StarMath 5.0">{{{13}} times{{4}}} over {{{12}} times{{4}}}+{19}over {48}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frac>
        <math:mn>52</math:mn>
        <math:mn>48</math:mn>
      </math:mfrac>
      <math:mo math:stretchy="false"></math:mo>
      <math:mfrac>
        <math:mn>19</math:mn>
        <math:mn>48</math:mn>
      </math:mfrac>
    </math:mrow>
    <math:annotation math:encoding="StarMath 5.0">{52}over {48}+{19} over {48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frac>
      <math:mn>71</math:mn>
      <math:mn>48</math:mn>
    </math:mfrac>
    <math:annotation math:encoding="StarMath 5.0">{71} over {48}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frac>
        <math:mn>17</math:mn>
        <math:mn>13</math:mn>
      </math:mfrac>
      <math:mo math:stretchy="false">−</math:mo>
      <math:mfrac>
        <math:mn>11</math:mn>
        <math:mn>65</math:mn>
      </math:mfrac>
    </math:mrow>
    <math:annotation math:encoding="StarMath 5.0">{17}over {13}-{11}over {65}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7</math:mn>
          <math:mo math:stretchy="false">×</math:mo>
          <math:mn>5</math:mn>
        </math:mrow>
        <math:mrow>
          <math:mn>13</math:mn>
          <math:mo math:stretchy="false">×</math:mo>
          <math:mn>5</math:mn>
        </math:mrow>
      </math:mfrac>
      <math:mo math:stretchy="false">−</math:mo>
      <math:mfrac>
        <math:mn>11</math:mn>
        <math:mn>65</math:mn>
      </math:mfrac>
    </math:mrow>
    <math:annotation math:encoding="StarMath 5.0">{{{17}} times{{5}}} over {{{13}} times{{5}}}-{11}over {65}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frac>
        <math:mn>85</math:mn>
        <math:mn>65</math:mn>
      </math:mfrac>
      <math:mo math:stretchy="false">−</math:mo>
      <math:mfrac>
        <math:mn>11</math:mn>
        <math:mn>65</math:mn>
      </math:mfrac>
    </math:mrow>
    <math:annotation math:encoding="StarMath 5.0">{85}over {65}-{11} over {65}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5</math:mn>
    </math:mfrac>
    <math:annotation math:encoding="StarMath 5.0">{3}over {5}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5</math:mn>
    </math:mfrac>
    <math:annotation math:encoding="StarMath 5.0">{4}over {15}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30</math:mn>
    </math:mfrac>
    <math:annotation math:encoding="StarMath 5.0">{7}over {30}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8</math:mn>
          <math:mn>30</math:mn>
        </math:mfrac>
        <math:mo math:stretchy="false"></math:mo>
        <math:mfrac>
          <math:mn>8</math:mn>
          <math:mn>30</math:mn>
        </math:mfrac>
      </math:mrow>
      <math:mo math:stretchy="false"></math:mo>
      <math:mfrac>
        <math:mn>7</math:mn>
        <math:mn>30</math:mn>
      </math:mfrac>
    </math:mrow>
    <math:annotation math:encoding="StarMath 5.0">{18}over {30}+{8} over {30}+{7} over {3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n>1</math:mn>
        <math:mi/>
        <math:mn>000</math:mn>
      </math:mrow>
    </math:mfrac>
    <math:annotation math:encoding="StarMath 5.0">{{1}} over {{1`000}}</math:annotation>
  </math:semantics>
</math:math>
</file>

<file path=Object 20/content.xml><?xml version="1.0" encoding="utf-8"?>
<math xmlns="http://www.w3.org/1998/Math/MathML" display="block">
  <semantics>
    <mfrac>
      <mstyle mathcolor="red">
        <mrow>
          <mn>6</mn>
          <mo stretchy="false">+</mo>
          <mn>4</mn>
        </mrow>
      </mstyle>
      <mn>17</mn>
    </mfrac>
    <annotation encoding="StarMath 5.0">color red{6+4} over {17}</annotation>
  </semantics>
</math>
</file>

<file path=Object 200/content.xml><?xml version="1.0" encoding="utf-8"?>
<!DOCTYPE math  PUBLIC '-//OpenOffice.org//DTD Modified W3C MathML 1.01//EN'  'math.dtd'>
<math:math xmlns:math="http://www.w3.org/1998/Math/MathML">
  <math:semantics>
    <math:mfrac>
      <math:mn>33</math:mn>
      <math:mn>30</math:mn>
    </math:mfrac>
    <math:annotation math:encoding="StarMath 5.0">{33}over {30}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frac>
      <math:mrow>
        <math:mn>3</math:mn>
        <math:mo math:stretchy="false">×</math:mo>
        <math:mn>11</math:mn>
      </math:mrow>
      <math:mrow>
        <math:mn>3</math:mn>
        <math:mo math:stretchy="false">×</math:mo>
        <math:mn>10</math:mn>
      </math:mrow>
    </math:mfrac>
    <math:annotation math:encoding="StarMath 5.0">{{3}times 11}over {{3}times 10}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10</math:mn>
    </math:mfrac>
    <math:annotation math:encoding="StarMath 5.0">{11}over {10}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9</math:mn>
    </math:mfrac>
    <math:annotation math:encoding="StarMath 5.0">{15}over {9}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8</math:mn>
    </math:mfrac>
    <math:annotation math:encoding="StarMath 5.0">{6}over {18}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5</math:mn>
          <math:mn>3</math:mn>
        </math:mfrac>
        <math:mo math:stretchy="false"></math:mo>
        <math:mfrac>
          <math:mn>2</math:mn>
          <math:mn>3</math:mn>
        </math:mfrac>
      </math:mrow>
      <math:mo math:stretchy="false">−</math:mo>
      <math:mfrac>
        <math:mn>1</math:mn>
        <math:mn>3</math:mn>
      </math:mfrac>
    </math:mrow>
    <math:annotation math:encoding="StarMath 5.0">{5}over {3}+{2} over {3}-{1} over {3}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3</math:mn>
    </math:mfrac>
    <math:annotation math:encoding="StarMath 5.0">{6}over {3}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34</math:mn>
    </math:mfrac>
    <math:annotation math:encoding="StarMath 5.0">{9}over {34}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2</math:mn>
    </math:mfrac>
    <math:annotation math:encoding="StarMath 5.0">{3}over {2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17</math:mn>
    </math:mfrac>
    <math:annotation math:encoding="StarMath 5.0">{10}over {17}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34</math:mn>
          <math:mn>34</math:mn>
        </math:mfrac>
        <math:mo math:stretchy="false"></math:mo>
        <math:mfrac>
          <math:mn>9</math:mn>
          <math:mn>34</math:mn>
        </math:mfrac>
      </math:mrow>
      <math:mo math:stretchy="false"></math:mo>
      <math:mfrac>
        <math:mn>51</math:mn>
        <math:mn>34</math:mn>
      </math:mfrac>
    </math:mrow>
    <math:annotation math:encoding="StarMath 5.0">{34}over {34}+{9} over {34}+{51} over {34}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frac>
      <math:mn>94</math:mn>
      <math:mn>34</math:mn>
    </math:mfrac>
    <math:annotation math:encoding="StarMath 5.0">{94}over {34}</math:annotation>
  </math:semantics>
</math:math>
</file>

<file path=Object 212/content.xml><?xml version="1.0" encoding="utf-8"?>
<math xmlns="http://www.w3.org/1998/Math/MathML" display="block">
  <semantics>
    <mfrac>
      <mn>3</mn>
      <mn>7</mn>
    </mfrac>
    <annotation encoding="StarMath 5.0">{3} over {7}</annotation>
  </semantics>
</math>
</file>

<file path=Object 213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4</math:mn>
    </math:mfrac>
    <math:annotation math:encoding="StarMath 5.0">  {6}over{14}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4</math:mn>
    </math:mfrac>
    <math:annotation math:encoding="StarMath 5.0">{3} over {14}</math:annotation>
  </math:semantics>
</math:math>
</file>

<file path=Object 215/content.xml><?xml version="1.0" encoding="utf-8"?>
<math xmlns="http://www.w3.org/1998/Math/MathML" display="block">
  <semantics>
    <mfrac>
      <mrow>
        <mn>14</mn>
        <mo stretchy="false">−</mo>
        <mn>6</mn>
        <mo stretchy="false">−</mo>
        <mn>3</mn>
      </mrow>
      <mn>14</mn>
    </mfrac>
    <annotation encoding="StarMath 5.0">{14  - 6 - 3 }over  14</annotation>
  </semantics>
</math>
</file>

<file path=Object 216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4</math:mn>
    </math:mfrac>
    <math:annotation math:encoding="StarMath 5.0">  { 5 } over{ 14}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row>
        <math:mn>9</math:mn>
        <math:mo math:stretchy="false">−</math:mo>
        <math:mfrac>
          <math:mn>15</math:mn>
          <math:mn>2</math:mn>
        </math:mfrac>
      </math:mrow>
      <math:mo math:stretchy="false">−</math:mo>
      <math:mfrac>
        <math:mn>3</math:mn>
        <math:mn>2</math:mn>
      </math:mfrac>
    </math:mrow>
    <math:annotation math:encoding="StarMath 5.0">{9}-{15}over {2}-{3}over {2}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8</math:mn>
          <math:mn>2</math:mn>
        </math:mfrac>
        <math:mo math:stretchy="false">−</math:mo>
        <math:mfrac>
          <math:mn>15</math:mn>
          <math:mn>2</math:mn>
        </math:mfrac>
      </math:mrow>
      <math:mo math:stretchy="false">−</math:mo>
      <math:mfrac>
        <math:mn>3</math:mn>
        <math:mn>2</math:mn>
      </math:mfrac>
    </math:mrow>
    <math:annotation math:encoding="StarMath 5.0">{18}over {2}-{15}over {2}-{3}over {2}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n>2</math:mn>
      </math:mfrac>
      <math:mo math:stretchy="false">−</math:mo>
      <math:mfrac>
        <math:mn>3</math:mn>
        <math:mn>2</math:mn>
      </math:mfrac>
    </math:mrow>
    <math:annotation math:encoding="StarMath 5.0">{3}over {2}-{3}over {2}</math:annotation>
  </math:semantics>
</math:math>
</file>

<file path=Object 22/content.xml><?xml version="1.0" encoding="utf-8"?>
<math xmlns="http://www.w3.org/1998/Math/MathML" display="block">
  <semantics>
    <mrow>
      <mfrac>
        <mn>5</mn>
        <mn>9</mn>
      </mfrac>
      <mo stretchy="false">+</mo>
      <mfrac>
        <mn>3</mn>
        <mn>9</mn>
      </mfrac>
    </mrow>
    <annotation encoding="StarMath 5.0">{5} over {9}+{3}over {9}</annotation>
  </semantics>
</math>
</file>

<file path=Object 220/content.xml><?xml version="1.0" encoding="utf-8"?>
<math xmlns="http://www.w3.org/1998/Math/MathML" display="block">
  <semantics>
    <mrow>
      <mn>1</mn>
      <mo stretchy="false">−</mo>
      <mfrac>
        <mn>5</mn>
        <mn>8</mn>
      </mfrac>
      <mo stretchy="false">+</mo>
      <mfrac>
        <mn>3</mn>
        <mn>8</mn>
      </mfrac>
    </mrow>
    <annotation encoding="StarMath 5.0">{1}-{5}over {8}+{3}over {8}</annotation>
  </semantics>
</math>
</file>

<file path=Object 221/content.xml><?xml version="1.0" encoding="utf-8"?>
<math xmlns="http://www.w3.org/1998/Math/MathML" display="block">
  <semantics>
    <mrow>
      <mfrac>
        <mn>8</mn>
        <mn>8</mn>
      </mfrac>
      <mo stretchy="false">−</mo>
      <mfrac>
        <mn>5</mn>
        <mn>8</mn>
      </mfrac>
      <mo stretchy="false">+</mo>
      <mfrac>
        <mn>3</mn>
        <mn>8</mn>
      </mfrac>
    </mrow>
    <annotation encoding="StarMath 5.0">{8}over {8}-{5}over {8}+{3}over {8}</annotation>
  </semantics>
</math>
</file>

<file path=Object 222/content.xml><?xml version="1.0" encoding="utf-8"?>
<math xmlns="http://www.w3.org/1998/Math/MathML" display="block">
  <semantics>
    <mfrac>
      <mn>6</mn>
      <mn>8</mn>
    </mfrac>
    <annotation encoding="StarMath 5.0">{6} over {8}</annotation>
  </semantics>
</math>
</file>

<file path=Object 223/content.xml><?xml version="1.0" encoding="utf-8"?>
<math xmlns="http://www.w3.org/1998/Math/MathML" display="block">
  <semantics>
    <mfrac>
      <mrow>
        <mn>3</mn>
        <mo stretchy="false">×</mo>
        <mn>2</mn>
      </mrow>
      <mrow>
        <mn>4</mn>
        <mo stretchy="false">×</mo>
        <mn>2</mn>
      </mrow>
    </mfrac>
    <annotation encoding="StarMath 5.0">{{3}times 2}over {{4}times 2}</annotation>
  </semantics>
</math>
</file>

<file path=Object 224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7</math:mn>
          <math:mn>18</math:mn>
        </math:mfrac>
        <math:mo math:stretchy="false">+</math:mo>
        <math:mfrac>
          <math:mn>2</math:mn>
          <math:mn>6</math:mn>
        </math:mfrac>
      </math:mrow>
      <math:mo math:stretchy="false">+</math:mo>
      <math:mfrac>
        <math:mn>5</math:mn>
        <math:mn>9</math:mn>
      </math:mfrac>
    </math:mrow>
    <math:annotation math:encoding="StarMath 5.0">{7} over {18}+{2} over {6}+{5} over {9}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7</math:mn>
          <math:mn>18</math:mn>
        </math:mfrac>
        <math:mo math:stretchy="false"></math:mo>
        <math:mfrac>
          <math:mn>6</math:mn>
          <math:mn>18</math:mn>
        </math:mfrac>
      </math:mrow>
      <math:mo math:stretchy="false"></math:mo>
      <math:mfrac>
        <math:mn>10</math:mn>
        <math:mn>18</math:mn>
      </math:mfrac>
    </math:mrow>
    <math:annotation math:encoding="StarMath 5.0">{7} over {18}+{6} over {18}+{10} over {18}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frac>
      <math:mn>23</math:mn>
      <math:mn>18</math:mn>
    </math:mfrac>
    <math:annotation math:encoding="StarMath 5.0">{23}over {18}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rac>
            <math:mn>1</math:mn>
            <math:mn>10</math:mn>
          </math:mfrac>
          <math:mo math:stretchy="false">+</math:mo>
          <math:mfrac>
            <math:mn>1</math:mn>
            <math:mn>30</math:mn>
          </math:mfrac>
        </math:mrow>
      </math:mfenced>
      <math:mo math:stretchy="false">−</math:mo>
      <math:mfenced math:open="" math:close="">
        <math:mrow>
          <math:mfrac>
            <math:mn>1</math:mn>
            <math:mn>5</math:mn>
          </math:mfrac>
          <math:mo math:stretchy="false">−</math:mo>
          <math:mfrac>
            <math:mn>1</math:mn>
            <math:mn>15</math:mn>
          </math:mfrac>
        </math:mrow>
      </math:mfenced>
    </math:mrow>
    <math:annotation math:encoding="StarMath 5.0">left({1}over {10} + {1}over {30}right)-left({1}over {5} - {1}over {15}right)</math:annotation>
  </math:semantics>
</math:math>
</file>

<file path=Object 229/content.xml><?xml version="1.0" encoding="utf-8"?>
<math xmlns="http://www.w3.org/1998/Math/MathML" display="block">
  <semantics>
    <mstyle mathsize="9pt">
      <mrow>
        <mrow>
          <mo fence="true" form="prefix" stretchy="true">(</mo>
          <mrow>
            <mrow>
              <mfrac>
                <mn>3</mn>
                <mn>30</mn>
              </mfrac>
              <mo stretchy="false">+</mo>
              <mfrac>
                <mn>1</mn>
                <mn>30</mn>
              </mfrac>
            </mrow>
          </mrow>
          <mo fence="true" form="postfix" stretchy="true">)</mo>
        </mrow>
        <mo stretchy="false">−</mo>
        <mrow>
          <mo fence="true" form="prefix" stretchy="true">(</mo>
          <mrow>
            <mrow>
              <mfrac>
                <mn>6</mn>
                <mn>30</mn>
              </mfrac>
              <mo stretchy="false">−</mo>
              <mfrac>
                <mn>2</mn>
                <mn>30</mn>
              </mfrac>
            </mrow>
          </mrow>
          <mo fence="true" form="postfix" stretchy="true">)</mo>
        </mrow>
      </mrow>
    </mstyle>
    <annotation encoding="StarMath 5.0">size 9{left({3}over {30} + {1}over {30}right)-left({6}over {30} - {2}over {30}right)}</annotation>
  </semantics>
</math>
</file>

<file path=Object 23/content.xml><?xml version="1.0" encoding="utf-8"?>
<math xmlns="http://www.w3.org/1998/Math/MathML" display="block">
  <semantics>
    <mfrac>
      <mstyle mathcolor="red">
        <mrow>
          <mn>5</mn>
          <mo stretchy="false">+</mo>
          <mn>3</mn>
        </mrow>
      </mstyle>
      <mn>9</mn>
    </mfrac>
    <annotation encoding="StarMath 5.0">{color red {5+3}} over {9}</annotation>
  </semantics>
</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frac>
        <math:mn>4</math:mn>
        <math:mn>30</math:mn>
      </math:mfrac>
      <math:mo math:stretchy="false">−</math:mo>
      <math:mfrac>
        <math:mn>4</math:mn>
        <math:mn>30</math:mn>
      </math:mfrac>
    </math:mrow>
    <math:annotation math:encoding="StarMath 5.0">{4}over {30}-{4}over {30}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frac>
        <math:mn>11</math:mn>
        <math:mn>7</math:mn>
      </math:mfrac>
      <math:mrow>
        <math:mi/>
        <math:mo math:stretchy="false">+</math:mo>
        <math:mi/>
      </math:mrow>
      <math:mfrac>
        <math:mn>7</math:mn>
        <math:mn>49</math:mn>
      </math:mfrac>
      <math:mrow>
        <math:mi/>
        <math:mo math:stretchy="false">+</math:mo>
        <math:mi/>
      </math:mrow>
      <math:mfrac>
        <math:mn>6</math:mn>
        <math:mn>21</math:mn>
      </math:mfrac>
    </math:mrow>
    <math:annotation math:encoding="StarMath 5.0">{11}over {7}`+`{7}over {49}`+`{6}over {21}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frac>
        <math:mn>11</math:mn>
        <math:mn>7</math:mn>
      </math:mfrac>
      <math:mrow>
        <math:mi/>
        <math:mo math:stretchy="false">+</math:mo>
        <math:mi/>
      </math:mrow>
      <math:mfrac>
        <math:mn>1</math:mn>
        <math:mn>7</math:mn>
      </math:mfrac>
      <math:mrow>
        <math:mi/>
        <math:mo math:stretchy="false">+</math:mo>
        <math:mi/>
      </math:mrow>
      <math:mfrac>
        <math:mn>2</math:mn>
        <math:mn>7</math:mn>
      </math:mfrac>
    </math:mrow>
    <math:annotation math:encoding="StarMath 5.0">{11}over {7}`+`{1}over {7}`+`{2}over {7}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frac>
      <math:mn>14</math:mn>
      <math:mn>7</math:mn>
    </math:mfrac>
    <math:annotation math:encoding="StarMath 5.0">{14}over {7}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5</math:mn>
      </math:mfrac>
      <math:mo math:stretchy="false">−</math:mo>
      <math:mfenced math:open="" math:close="">
        <math:mrow>
          <math:mfrac>
            <math:mn>1</math:mn>
            <math:mn>10</math:mn>
          </math:mfrac>
          <math:mo math:stretchy="false"></math:mo>
          <math:mfrac>
            <math:mn>2</math:mn>
            <math:mn>10</math:mn>
          </math:mfrac>
        </math:mrow>
      </math:mfenced>
    </math:mrow>
    <math:annotation math:encoding="StarMath 5.0">{8}over {5}-left({1}over {10}+{2}over {10}right)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5</math:mn>
      </math:mfrac>
      <math:mo math:stretchy="false">−</math:mo>
      <math:mfrac>
        <math:mn>3</math:mn>
        <math:mn>10</math:mn>
      </math:mfrac>
    </math:mrow>
    <math:annotation math:encoding="StarMath 5.0">{8}over {5}-{3}over {10}</math:annotation>
  </math:semantics>
</math:math>
</file>

<file path=Object 236/content.xml><?xml version="1.0" encoding="utf-8"?>
<math xmlns="http://www.w3.org/1998/Math/MathML" display="block">
  <semantics>
    <mrow>
      <mfrac>
        <mn>1</mn>
        <mn>4</mn>
      </mfrac>
      <mrow>
        <mspace width="0.5em"/>
        <mo stretchy="false">=</mo>
        <mspace width="0.5em"/>
      </mrow>
      <mfrac>
        <mn>9</mn>
        <mn>36</mn>
      </mfrac>
    </mrow>
    <annotation encoding="StarMath 5.0">  {1} over{4}`=`{9} over{36}</annotation>
  </semantics>
</math>
</file>

<file path=Object 237/content.xml><?xml version="1.0" encoding="utf-8"?>
<math xmlns="http://www.w3.org/1998/Math/MathML" display="block">
  <semantics>
    <mrow>
      <mfrac>
        <mn>1</mn>
        <mn>3</mn>
      </mfrac>
      <mrow>
        <mspace width="0.5em"/>
        <mo stretchy="false">=</mo>
        <mspace width="0.5em"/>
      </mrow>
      <mfrac>
        <mn>12</mn>
        <mn>36</mn>
      </mfrac>
    </mrow>
    <annotation encoding="StarMath 5.0">  {1} over{3}`=`{12} over{36}</annotation>
  </semantics>
</math>
</file>

<file path=Object 238/content.xml><?xml version="1.0" encoding="utf-8"?>
<math xmlns="http://www.w3.org/1998/Math/MathML" display="block">
  <semantics>
    <mrow>
      <mfrac>
        <mn>1</mn>
        <mn>12</mn>
      </mfrac>
      <mrow>
        <mspace width="0.5em"/>
        <mo stretchy="false">=</mo>
        <mspace width="0.5em"/>
      </mrow>
      <mfrac>
        <mn>3</mn>
        <mn>36</mn>
      </mfrac>
    </mrow>
    <annotation encoding="StarMath 5.0">  {1} over{12}`=`{3} over{36}</annotation>
  </semantics>
</math>
</file>

<file path=Object 239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row>
            <math:mn>9</math:mn>
            <math:mo math:stretchy="false">+</math:mo>
            <math:mn>12</math:mn>
          </math:mrow>
          <math:mo math:stretchy="false">+</math:mo>
          <math:mn>3</math:mn>
        </math:mrow>
        <math:mo math:stretchy="false">+</math:mo>
        <math:mn>5</math:mn>
      </math:mrow>
      <math:mn>36</math:mn>
    </math:mfrac>
    <math:annotation math:encoding="StarMath 5.0">{9 +  12 + 3 + 5} over { 36}</math:annotation>
  </math:semantics>
</math:math>
</file>

<file path=Object 24/content.xml><?xml version="1.0" encoding="utf-8"?>
<math xmlns="http://www.w3.org/1998/Math/MathML" display="block">
  <semantics>
    <mfrac>
      <mstyle mathcolor="red">
        <mn>8</mn>
      </mstyle>
      <mn>9</mn>
    </mfrac>
    <annotation encoding="StarMath 5.0">color red 8 over {9}</annotation>
  </semantics>
</math>
</file>

<file path=Object 240/content.xml><?xml version="1.0" encoding="utf-8"?>
<!DOCTYPE math  PUBLIC '-//OpenOffice.org//DTD Modified W3C MathML 1.01//EN'  'math.dtd'>
<math:math xmlns:math="http://www.w3.org/1998/Math/MathML">
  <math:semantics>
    <math:mfrac>
      <math:mn>36</math:mn>
      <math:mn>36</math:mn>
    </math:mfrac>
    <math:annotation math:encoding="StarMath 5.0">  {36} over{ 36}</math:annotation>
  </math:semantics>
</math:math>
</file>

<file path=Object 241/content.xml><?xml version="1.0" encoding="utf-8"?>
<math xmlns="http://www.w3.org/1998/Math/MathML" display="block">
  <semantics>
    <mfrac>
      <mn>29</mn>
      <mn>36</mn>
    </mfrac>
    <annotation encoding="StarMath 5.0">  {29} over{ 36}</annotation>
  </semantics>
</math>
</file>

<file path=Object 242/content.xml><?xml version="1.0" encoding="utf-8"?>
<math xmlns="http://www.w3.org/1998/Math/MathML" display="block">
  <semantics>
    <mfrac>
      <mn>7</mn>
      <mn>36</mn>
    </mfrac>
    <annotation encoding="StarMath 5.0">  { 7} over{ 36}</annotation>
  </semantics>
</math>
</file>

<file path=Object 243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36</math:mn>
    </math:mfrac>
    <math:annotation math:encoding="StarMath 5.0">  { 7} over{ 36}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2</math:mn>
    </math:mfrac>
    <math:annotation math:encoding="StarMath 5.0">  {15} over{32}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6</math:mn>
    </math:mfrac>
    <math:annotation math:encoding="StarMath 5.0">  {7} over{16}</math:annotation>
  </math:semantics>
</math:math>
</file>

<file path=Object 246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18</math:mn>
    </math:mfrac>
    <math:annotation math:encoding="StarMath 5.0">  { 11} over{18}</math:annotation>
  </math:semantics>
</math:math>
</file>

<file path=Object 247/content.xml><?xml version="1.0" encoding="utf-8"?>
<math xmlns="http://www.w3.org/1998/Math/MathML" display="block">
  <semantics>
    <mfrac>
      <mrow>
        <mn>1</mn>
        <mo stretchy="false">+</mo>
        <mn>4</mn>
        <mo stretchy="false">+</mo>
        <mn>7</mn>
      </mrow>
      <mn>27</mn>
    </mfrac>
    <annotation encoding="StarMath 5.0">{1+4+7}over {27}</annotation>
  </semantics>
</math>
</file>

<file path=Object 249/content.xml><?xml version="1.0" encoding="utf-8"?>
<math xmlns="http://www.w3.org/1998/Math/MathML" display="block">
  <semantics>
    <mfrac>
      <mrow>
        <mn>4</mn>
        <mo stretchy="false">×</mo>
        <mn>1</mn>
      </mrow>
      <mrow>
        <mn>4</mn>
        <mo stretchy="false">×</mo>
        <mn>7</mn>
      </mrow>
    </mfrac>
    <annotation encoding="StarMath 5.0">{{4}times 1}over {{4}times 7}</annotation>
  </semantics>
</math>
</file>

<file path=Object 25/content.xml><?xml version="1.0" encoding="utf-8"?>
<math xmlns="http://www.w3.org/1998/Math/MathML" display="block">
  <semantics>
    <mrow>
      <mfrac>
        <mn>3</mn>
        <mn>7</mn>
      </mfrac>
      <mo stretchy="false">−</mo>
      <mfrac>
        <mn>1</mn>
        <mn>7</mn>
      </mfrac>
    </mrow>
    <annotation encoding="StarMath 5.0">{3}over {7}-{1}over {7}</annotation>
  </semantics>
</math>
</file>

<file path=Object 26/content.xml><?xml version="1.0" encoding="utf-8"?>
<math xmlns="http://www.w3.org/1998/Math/MathML" display="block">
  <semantics>
    <mfrac>
      <mstyle mathcolor="red">
        <mrow>
          <mn>3</mn>
          <mo stretchy="false">−</mo>
          <mn>1</mn>
        </mrow>
      </mstyle>
      <mn>7</mn>
    </mfrac>
    <annotation encoding="StarMath 5.0">color red {3-1}over {7}</annotation>
  </semantics>
</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n>47</math:mn>
      <math:mn>17</math:mn>
    </math:mfrac>
    <math:annotation math:encoding="StarMath 5.0">{47} over {17}</math:annotation>
  </math:semantics>
</math:math>
</file>

<file path=Object 28/content.xml><?xml version="1.0" encoding="utf-8"?>
<math xmlns="http://www.w3.org/1998/Math/MathML" display="block">
  <semantics>
    <mrow>
      <mfrac>
        <mn>13</mn>
        <mn>8</mn>
      </mfrac>
      <mo stretchy="false">+</mo>
      <mfrac>
        <mn>20</mn>
        <mn>8</mn>
      </mfrac>
      <mo stretchy="false">+</mo>
      <mfrac>
        <mn>6</mn>
        <mn>8</mn>
      </mfrac>
    </mrow>
    <annotation encoding="StarMath 5.0">{13}over {8}+{20} over {8}+{6} over {8}</annotation>
  </semantics>
</math>
</file>

<file path=Object 29/content.xml><?xml version="1.0" encoding="utf-8"?>
<math xmlns="http://www.w3.org/1998/Math/MathML" display="block">
  <semantics>
    <mfrac>
      <mn>39</mn>
      <mn>8</mn>
    </mfrac>
    <annotation encoding="StarMath 5.0">{39}over {8}</annotation>
  </semantics>
</math>
</file>

<file path=Object 3/content.xml><?xml version="1.0" encoding="utf-8"?>
<math xmlns="http://www.w3.org/1998/Math/MathML" display="block">
  <semantics>
    <mfrac>
      <mn>3</mn>
      <mn>10</mn>
    </mfrac>
    <annotation encoding="StarMath 5.0">{3} over {10}</annotation>
  </semantics>
</math>
</file>

<file path=Object 30/content.xml><?xml version="1.0" encoding="utf-8"?>
<math xmlns="http://www.w3.org/1998/Math/MathML" display="block">
  <semantics>
    <mfrac>
      <mn>5</mn>
      <mn>12</mn>
    </mfrac>
    <annotation encoding="StarMath 5.0">{5}over {12}</annotation>
  </semantics>
</math>
</file>

<file path=Object 31/content.xml><?xml version="1.0" encoding="utf-8"?>
<math xmlns="http://www.w3.org/1998/Math/MathML" display="block">
  <semantics>
    <mfrac>
      <mn>11</mn>
      <mn>24</mn>
    </mfrac>
    <annotation encoding="StarMath 5.0">{11}over {24}</annotation>
  </semantics>
</math>
</file>

<file path=Object 32/content.xml><?xml version="1.0" encoding="utf-8"?>
<math xmlns="http://www.w3.org/1998/Math/MathML" display="block">
  <semantics>
    <mfrac>
      <mn>1</mn>
      <mn>6</mn>
    </mfrac>
    <annotation encoding="StarMath 5.0">{1}over {6}</annotation>
  </semantics>
</math>
</file>

<file path=Object 33/content.xml><?xml version="1.0" encoding="utf-8"?>
<math xmlns="http://www.w3.org/1998/Math/MathML" display="block">
  <semantics>
    <mfrac>
      <mn>3</mn>
      <mn>7</mn>
    </mfrac>
    <annotation encoding="StarMath 5.0">{3} over {7}</annotation>
  </semantics>
</math>
</file>

<file path=Object 34/content.xml><?xml version="1.0" encoding="utf-8"?>
<math xmlns="http://www.w3.org/1998/Math/MathML" display="block">
  <semantics>
    <mfrac>
      <mstyle mathcolor="red">
        <mn>2</mn>
      </mstyle>
      <mn>7</mn>
    </mfrac>
    <annotation encoding="StarMath 5.0">color red {2} over {7}</annotation>
  </semantics>
</math>
</file>

<file path=Object 35/content.xml><?xml version="1.0" encoding="utf-8"?>
<math xmlns="http://www.w3.org/1998/Math/MathML" display="block">
  <semantics>
    <mfrac>
      <mn>3</mn>
      <mn>14</mn>
    </mfrac>
    <annotation encoding="StarMath 5.0">{3}over {14}</annotation>
  </semantics>
</math>
</file>

<file path=Object 36/content.xml><?xml version="1.0" encoding="utf-8"?>
<math xmlns="http://www.w3.org/1998/Math/MathML" display="block">
  <semantics>
    <mrow>
      <mfrac>
        <mn>10</mn>
        <mn>24</mn>
      </mfrac>
      <mo stretchy="false">+</mo>
      <mfrac>
        <mn>11</mn>
        <mn>24</mn>
      </mfrac>
      <mo stretchy="false">+</mo>
      <mfrac>
        <mn>4</mn>
        <mn>24</mn>
      </mfrac>
    </mrow>
    <annotation encoding="StarMath 5.0">{10}over {24}+{11} over {24}+{4} over {24}</annotation>
  </semantics>
</math>
</file>

<file path=Object 37/content.xml><?xml version="1.0" encoding="utf-8"?>
<math xmlns="http://www.w3.org/1998/Math/MathML" display="block">
  <semantics>
    <mfrac>
      <mn>25</mn>
      <mn>24</mn>
    </mfrac>
    <annotation encoding="StarMath 5.0">{25}over {24}</annotation>
  </semantics>
</math>
</file>

<file path=Object 38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39/content.xml><?xml version="1.0" encoding="utf-8"?>
<math xmlns="http://www.w3.org/1998/Math/MathML" display="block">
  <semantics>
    <mfrac>
      <mn>11</mn>
      <mn>14</mn>
    </mfrac>
    <annotation encoding="StarMath 5.0">{11}over {14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0</math:mn>
    </math:mfrac>
    <math:annotation math:encoding="StarMath 5.0">{5}over {10}</math:annotation>
  </math:semantics>
</math:math>
</file>

<file path=Object 40/content.xml><?xml version="1.0" encoding="utf-8"?>
<math xmlns="http://www.w3.org/1998/Math/MathML" display="block">
  <semantics>
    <mfrac>
      <mn>3</mn>
      <mn>14</mn>
    </mfrac>
    <annotation encoding="StarMath 5.0">{3} over {14}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4</math:mn>
    </math:mfrac>
    <math:annotation math:encoding="StarMath 5.0">{1}over {14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4</math:mn>
    </math:mfrac>
    <math:annotation math:encoding="StarMath 5.0">{5}over {14}</math:annotation>
  </math:semantics>
</math:math>
</file>

<file path=Object 43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44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45/content.xml><?xml version="1.0" encoding="utf-8"?>
<math xmlns="http://www.w3.org/1998/Math/MathML" display="block">
  <semantics>
    <mrow>
      <mfrac>
        <mn>28</mn>
        <mn>14</mn>
      </mfrac>
      <mo stretchy="false">+</mo>
      <mfrac>
        <mn>6</mn>
        <mn>14</mn>
      </mfrac>
      <mo stretchy="false">+</mo>
      <mfrac>
        <mn>11</mn>
        <mn>14</mn>
      </mfrac>
    </mrow>
    <annotation encoding="StarMath 5.0">{28}over {14}+{6} over {14}+{11} over {14}</annotation>
  </semantics>
</math>
</file>

<file path=Object 46/content.xml><?xml version="1.0" encoding="utf-8"?>
<math xmlns="http://www.w3.org/1998/Math/MathML" display="block">
  <semantics>
    <mfrac>
      <mn>45</mn>
      <mn>14</mn>
    </mfrac>
    <annotation encoding="StarMath 5.0">{45}over {14}</annotation>
  </semantics>
</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1</math:mn>
    </math:mfrac>
    <math:annotation math:encoding="StarMath 5.0">{9}over {11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21</math:mn>
    </math:mfrac>
    <math:annotation math:encoding="StarMath 5.0">{4}over {121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rac>
        <math:mn>7</math:mn>
        <math:mn>6</math:mn>
      </math:mfrac>
      <math:mo math:stretchy="false"></math:mo>
      <math:mfrac>
        <math:mrow>
          <math:mn>2</math:mn>
          <math:mo math:stretchy="false">×</math:mo>
          <math:mn>2</math:mn>
        </math:mrow>
        <math:mrow>
          <math:mn>3</math:mn>
          <math:mo math:stretchy="false">×</math:mo>
          <math:mn>2</math:mn>
        </math:mrow>
      </math:mfrac>
    </math:mrow>
    <math:annotation math:encoding="StarMath 5.0">{7}over {6}+{2} times{2} over {{3} times{2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10</math:mn>
    </math:mfrac>
    <math:annotation math:encoding="StarMath 5.0">{8}over {10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74</math:mn>
      <math:mn>65</math:mn>
    </math:mfrac>
    <math:annotation math:encoding="StarMath 5.0">{74} over {65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rac>
        <math:mn>7</math:mn>
        <math:mn>6</math:mn>
      </math:mfrac>
      <math:mo math:stretchy="false"></math:mo>
      <math:mfrac>
        <math:mn>4</math:mn>
        <math:mn>6</math:mn>
      </math:mfrac>
    </math:mrow>
    <math:annotation math:encoding="StarMath 5.0">{7}over {6}+{4} over {6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6</math:mn>
    </math:mfrac>
    <math:annotation math:encoding="StarMath 5.0">{11} over {6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n>5</math:mn>
      </math:mfrac>
      <math:mo math:stretchy="false"></math:mo>
      <math:mfrac>
        <math:mn>11</math:mn>
        <math:mn>10</math:mn>
      </math:mfrac>
    </math:mrow>
    <math:annotation math:encoding="StarMath 5.0">{3} over {5}+{11}over {10}</math:annotation>
  </math:semantics>
</math:math>
</file>

<file path=Object 54/content.xml><?xml version="1.0" encoding="utf-8"?>
<math xmlns="http://www.w3.org/1998/Math/MathML" display="block">
  <semantics>
    <mfrac>
      <mrow>
        <mn>7</mn>
        <mo stretchy="false">−</mo>
        <mn>5</mn>
      </mrow>
      <mn>3</mn>
    </mfrac>
    <annotation encoding="StarMath 5.0">{ 7 - 5 } over {3}</annotation>
  </semantics>
</math>
</file>

<file path=Object 55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56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57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n>16</math:mn>
        <math:mn>10</math:mn>
      </math:mfrac>
      <math:mo math:stretchy="false">−</math:mo>
      <math:mfrac>
        <math:mn>3</math:mn>
        <math:mn>10</math:mn>
      </math:mfrac>
    </math:mrow>
    <math:annotation math:encoding="StarMath 5.0">{16}over {10}-{3}over {10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10</math:mn>
    </math:mfrac>
    <math:annotation math:encoding="StarMath 5.0">{13}over {10}</math:annotation>
  </math:semantics>
</math:math>
</file>

<file path=Object 6/content.xml><?xml version="1.0" encoding="utf-8"?>
<math xmlns="http://www.w3.org/1998/Math/MathML" display="block">
  <semantics>
    <mfrac>
      <mn>84</mn>
      <mn>10</mn>
    </mfrac>
    <annotation encoding="StarMath 5.0">{84} over {10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frac>
        <math:mn>99</math:mn>
        <math:mn>121</math:mn>
      </math:mfrac>
      <math:mo math:stretchy="false">−</math:mo>
      <math:mfrac>
        <math:mn>4</math:mn>
        <math:mn>121</math:mn>
      </math:mfrac>
    </math:mrow>
    <math:annotation math:encoding="StarMath 5.0">{99}over {121}-{4}over {121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frac>
      <math:mn>95</math:mn>
      <math:mn>121</math:mn>
    </math:mfrac>
    <math:annotation math:encoding="StarMath 5.0">{95}over {121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24</math:mn>
    </math:mfrac>
    <math:annotation math:encoding="StarMath 5.0">{10} over {24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3</math:mn>
          <math:mo math:stretchy="false">×</math:mo>
          <math:mn>2</math:mn>
        </math:mrow>
        <math:mrow>
          <math:mn>5</math:mn>
          <math:mo math:stretchy="false">×</math:mo>
          <math:mn>2</math:mn>
        </math:mrow>
      </math:mfrac>
      <math:mo math:stretchy="false"></math:mo>
      <math:mfrac>
        <math:mn>11</math:mn>
        <math:mn>10</math:mn>
      </math:mfrac>
    </math:mrow>
    <math:annotation math:encoding="StarMath 5.0">{{{3}} times{{2}}} over {{{5}} times{{2}}}+{11}over {10}</math:annotation>
  </math:semantics>
</math:math>
</file>

<file path=Object 64/content.xml><?xml version="1.0" encoding="utf-8"?>
<math xmlns="http://www.w3.org/1998/Math/MathML">
  <semantics>
    <mrow>
      <mrow>
        <mfrac>
          <mrow>
            <mn>7</mn>
          </mrow>
          <mrow>
            <mn>6</mn>
          </mrow>
        </mfrac>
        <mo stretchy="false">+</mo>
        <mfrac>
          <mrow>
            <mn>2</mn>
          </mrow>
          <mrow>
            <mn>3</mn>
          </mrow>
        </mfrac>
      </mrow>
    </mrow>
    <annotation encoding="StarMath 5.0">{7} over {6}+{2}over {3}</annotation>
  </semantics>
</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frac>
        <math:mn>6</math:mn>
        <math:mn>10</math:mn>
      </math:mfrac>
      <math:mo math:stretchy="false"></math:mo>
      <math:mfrac>
        <math:mn>11</math:mn>
        <math:mn>10</math:mn>
      </math:mfrac>
    </math:mrow>
    <math:annotation math:encoding="StarMath 5.0">{6} over {10}+{11}over {10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frac>
      <math:mn>17</math:mn>
      <math:mn>10</math:mn>
    </math:mfrac>
    <math:annotation math:encoding="StarMath 5.0">{17} over {10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9</math:mn>
      </math:mfrac>
      <math:mo math:stretchy="false">−</math:mo>
      <math:mfrac>
        <math:mn>1</math:mn>
        <math:mn>3</math:mn>
      </math:mfrac>
    </math:mrow>
    <math:annotation math:encoding="StarMath 5.0">{8} over {9}-{1}over {3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9</math:mn>
      </math:mfrac>
      <math:mo math:stretchy="false">−</math:mo>
      <math:mfrac>
        <math:mrow>
          <math:mn>1</math:mn>
          <math:mo math:stretchy="false">×</math:mo>
          <math:mn>3</math:mn>
        </math:mrow>
        <math:mrow>
          <math:mn>3</math:mn>
          <math:mo math:stretchy="false">×</math:mo>
          <math:mn>3</math:mn>
        </math:mrow>
      </math:mfrac>
    </math:mrow>
    <math:annotation math:encoding="StarMath 5.0">{8}over {9}-{{{1}} times{{3}}} over {{{3}} times{{3}}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9</math:mn>
      </math:mfrac>
      <math:mo math:stretchy="false">−</math:mo>
      <math:mfrac>
        <math:mn>3</math:mn>
        <math:mn>9</math:mn>
      </math:mfrac>
    </math:mrow>
    <math:annotation math:encoding="StarMath 5.0">{8} over {9}-{3}over {9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65</math:mn>
      <math:mn>10</math:mn>
    </math:mfrac>
    <math:annotation math:encoding="StarMath 5.0">{65}over {10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9</math:mn>
    </math:mfrac>
    <math:annotation math:encoding="StarMath 5.0">{5} over {9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</math:mo>
      <math:mfrac>
        <math:mn>3</math:mn>
        <math:mn>2</math:mn>
      </math:mfrac>
    </math:mrow>
    <math:annotation math:encoding="StarMath 5.0">{5}+{3}over {2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frac>
      <math:mn>21</math:mn>
      <math:mn>36</math:mn>
    </math:mfrac>
    <math:annotation math:encoding="StarMath 5.0">{21}over {36}</math:annotation>
  </math:semantics>
</math:math>
</file>

<file path=Object 73/content.xml><?xml version="1.0" encoding="utf-8"?>
<math xmlns="http://www.w3.org/1998/Math/MathML" display="block">
  <semantics>
    <mfrac>
      <mn>8</mn>
      <mn>12</mn>
    </mfrac>
    <annotation encoding="StarMath 5.0">{8} over {12}</annotation>
  </semantics>
</math>
</file>

<file path=Object 74/content.xml><?xml version="1.0" encoding="utf-8"?>
<math xmlns="http://www.w3.org/1998/Math/MathML" display="block">
  <semantics>
    <mfrac>
      <mrow>
        <mn>4</mn>
        <mo stretchy="false">×</mo>
        <mn>2</mn>
      </mrow>
      <mrow>
        <mn>4</mn>
        <mo stretchy="false">×</mo>
        <mn>3</mn>
      </mrow>
    </mfrac>
    <annotation encoding="StarMath 5.0">{{4}times 2}over {{4}times 3}</annotation>
  </semantics>
</math>
</file>

<file path=Object 75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76/content.xml><?xml version="1.0" encoding="utf-8"?>
<!DOCTYPE math  PUBLIC '-//OpenOffice.org//DTD Modified W3C MathML 1.01//EN'  'math.dtd'>
<math:math xmlns:math="http://www.w3.org/1998/Math/MathML">
  <math:semantics>
    <math:mfrac>
      <math:mn>52</math:mn>
      <math:mn>39</math:mn>
    </math:mfrac>
    <math:annotation math:encoding="StarMath 5.0">{52} over {39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12</math:mn>
      </math:mfrac>
      <math:mo math:stretchy="false"></math:mo>
      <math:mfrac>
        <math:mn>5</math:mn>
        <math:mn>3</math:mn>
      </math:mfrac>
    </math:mrow>
    <math:annotation math:encoding="StarMath 5.0">{8} over {12}+{5} over {3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5</math:mn>
          <math:mo math:stretchy="false">×</math:mo>
          <math:mn>2</math:mn>
        </math:mrow>
        <math:mrow>
          <math:mn>1</math:mn>
          <math:mo math:stretchy="false">×</math:mo>
          <math:mn>2</math:mn>
        </math:mrow>
      </math:mfrac>
      <math:mo math:stretchy="false"></math:mo>
      <math:mfrac>
        <math:mn>3</math:mn>
        <math:mn>2</math:mn>
      </math:mfrac>
    </math:mrow>
    <math:annotation math:encoding="StarMath 5.0">{5} times{2} over {{1} times{2}}+{3}over {2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1}over {3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9</math:mn>
      <math:mn>10</math:mn>
    </math:mfrac>
    <math:annotation math:encoding="StarMath 5.0">{19} over {10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frac>
        <math:mn>2</math:mn>
        <math:mn>3</math:mn>
      </math:mfrac>
      <math:mo math:stretchy="false"></math:mo>
      <math:mfrac>
        <math:mn>5</math:mn>
        <math:mn>3</math:mn>
      </math:mfrac>
    </math:mrow>
    <math:annotation math:encoding="StarMath 5.0">{2} over {3}+{5} over {3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12</math:mn>
      </math:mfrac>
      <math:mo math:stretchy="false">+</math:mo>
      <math:mfrac>
        <math:mn>7</math:mn>
        <math:mn>12</math:mn>
      </math:mfrac>
    </math:mrow>
    <math:annotation math:encoding="StarMath 5.0">{5}over {12}+{7}over {12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2</math:mn>
    </math:mfrac>
    <math:annotation math:encoding="StarMath 5.0">{12}over {12}</math:annotation>
  </math:semantics>
</math:math>
</file>

<file path=Object 83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84/content.xml><?xml version="1.0" encoding="utf-8"?>
<!DOCTYPE math  PUBLIC '-//OpenOffice.org//DTD Modified W3C MathML 1.01//EN'  'math.dtd'>
<math:math xmlns:math="http://www.w3.org/1998/Math/MathML">
  <math:semantics>
    <math:mfrac>
      <math:mn>777</math:mn>
      <math:mn>100</math:mn>
    </math:mfrac>
    <math:annotation math:encoding="StarMath 5.0">{777} over {100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4</math:mn>
    </math:mfrac>
    <math:annotation math:encoding="StarMath 5.0">{1} over {4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frac>
      <math:mn>352</math:mn>
      <math:mn>100</math:mn>
    </math:mfrac>
    <math:annotation math:encoding="StarMath 5.0">{352} over 100</math:annotation>
  </math:semantics>
</math:math>
</file>

<file path=Object 87/content.xml><?xml version="1.0" encoding="utf-8"?>
<math xmlns="http://www.w3.org/1998/Math/MathML" display="block">
  <semantics>
    <mfrac>
      <mn>1</mn>
      <mn>12</mn>
    </mfrac>
    <annotation encoding="StarMath 5.0">{1} over {12}</annotation>
  </semantics>
</math>
</file>

<file path=Object 88/content.xml><?xml version="1.0" encoding="utf-8"?>
<math xmlns="http://www.w3.org/1998/Math/MathML" display="block">
  <semantics>
    <mfrac>
      <mn>5</mn>
      <mn>36</mn>
    </mfrac>
    <annotation encoding="StarMath 5.0">{5} over {36}</annotation>
  </semantics>
</math>
</file>

<file path=Object 89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9/content.xml><?xml version="1.0" encoding="utf-8"?>
<math xmlns="http://www.w3.org/1998/Math/MathML" display="block">
  <semantics>
    <mfrac>
      <mn>154</mn>
      <mn>100</mn>
    </mfrac>
    <annotation encoding="StarMath 5.0">{154} over {100}</annotation>
  </semantics>
</math>
</file>

<file path=Object 90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91/content.xml><?xml version="1.0" encoding="utf-8"?>
<math xmlns="http://www.w3.org/1998/Math/MathML" display="block">
  <semantics>
    <mfrac>
      <mn>14</mn>
      <mn>6</mn>
    </mfrac>
    <annotation encoding="StarMath 5.0">{14} over {6}</annotation>
  </semantics>
</math>
</file>

<file path=Object 92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93/content.xml><?xml version="1.0" encoding="utf-8"?>
<math xmlns="http://www.w3.org/1998/Math/MathML" display="block">
  <semantics>
    <mfrac>
      <mn>36</mn>
      <mn>6</mn>
    </mfrac>
    <annotation encoding="StarMath 5.0">{36} over {6}</annotation>
  </semantics>
</math>
</file>

<file path=Object 94/content.xml><?xml version="1.0" encoding="utf-8"?>
<math xmlns="http://www.w3.org/1998/Math/MathML" display="block">
  <semantics>
    <mfrac>
      <mrow>
        <mn>14</mn>
        <mspace width="0.5em"/>
        <mstyle mathvariant="normal">
          <mi mathvariant="normal"></mi>
        </mstyle>
        <mspace width="0.5em"/>
        <mn>22</mn>
      </mrow>
      <mn>6</mn>
    </mfrac>
    <annotation encoding="StarMath 5.0">{14`nitalic`22} over {6}</annotation>
  </semantics>
</math>
</file>

<file path=Object 95/content.xml><?xml version="1.0" encoding="utf-8"?>
<math xmlns="http://www.w3.org/1998/Math/MathML" display="block">
  <semantics>
    <mfrac>
      <mn>99</mn>
      <mrow>
        <mn>1</mn>
        <mspace width="0.5em"/>
        <mn>000</mn>
      </mrow>
    </mfrac>
    <annotation encoding="StarMath 5.0">{99} over {1`000}</annotation>
  </semantics>
</math>
</file>

<file path=Object 96/content.xml><?xml version="1.0" encoding="utf-8"?>
<math xmlns="http://www.w3.org/1998/Math/MathML" display="block">
  <semantics>
    <mfrac>
      <mstyle mathcolor="red">
        <mrow>
          <mn>3</mn>
          <mo stretchy="false">+</mo>
          <mn>1</mn>
          <mo stretchy="false">+</mo>
          <mn>5</mn>
        </mrow>
      </mstyle>
      <mn>14</mn>
    </mfrac>
    <annotation encoding="StarMath 5.0">color red {3+1+5}over {14}</annotation>
  </semantics>
</math>
</file>

<file path=Object 97/content.xml><?xml version="1.0" encoding="utf-8"?>
<math xmlns="http://www.w3.org/1998/Math/MathML" display="block">
  <semantics>
    <mfrac>
      <mstyle mathcolor="red">
        <mn>9</mn>
      </mstyle>
      <mn>14</mn>
    </mfrac>
    <annotation encoding="StarMath 5.0">color red {9} over {14}</annotation>
  </semantics>
</math>
</file>

<file path=Object 98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9</math:mn>
    </math:mfrac>
    <math:annotation math:encoding="StarMath 5.0">{7}over {9}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frac>
      <math:mn>71</math:mn>
      <math:mn>78</math:mn>
    </math:mfrac>
    <math:annotation math:encoding="StarMath 5.0">{71}over {78}</math:annotation>
  </math:semantics>
</math:math>
</file>